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4cm" svg:stroke-color="#ff950e" draw:marker-start-width="0.26cm" draw:marker-end="Circle" draw:marker-end-width="0.25cm" svg:stroke-linecap="round" draw:fill="none" draw:textarea-vertical-align="middle" fo:padding-top="0.145cm" fo:padding-bottom="0.145cm" fo:padding-left="0.27cm" fo:padding-right="0.27cm"/>
    </style:style>
    <style:style style:name="gr2" style:family="graphic" style:parent-style-name="standard">
      <style:graphic-properties draw:stroke="none" draw:fill="solid" draw:fill-color="#ff950e" draw:textarea-horizontal-align="justify" draw:textarea-vertical-align="middle" draw:auto-grow-height="false" fo:padding-top="0cm" fo:padding-bottom="0cm" fo:padding-left="0cm" fo:padding-right="0cm"/>
    </style:style>
    <style:style style:name="gr3" style:family="graphic" style:parent-style-name="standard">
      <style:graphic-properties draw:stroke="solid" svg:stroke-width="0.009cm" svg:stroke-color="#000000" draw:fill="none" fo:padding-top="0.004cm" fo:padding-bottom="0.004cm" fo:padding-left="0.004cm" fo:padding-right="0.004cm"/>
    </style:style>
    <style:style style:name="gr4" style:family="graphic" style:parent-style-name="standard">
      <style:graphic-properties draw:stroke="dash" svg:stroke-width="0.009cm" svg:stroke-color="#000000" draw:fill="none" fo:padding-top="0.004cm" fo:padding-bottom="0.004cm" fo:padding-left="0.004cm" fo:padding-right="0.004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25cm" svg:stroke-color="#000000" draw:fill="none" fo:padding-top="0.012cm" fo:padding-bottom="0.012cm" fo:padding-left="0.012cm" fo:padding-right="0.012cm"/>
    </style:style>
    <style:style style:name="P1" style:family="paragraph">
      <style:paragraph-properties fo:text-align="center"/>
    </style:style>
    <style:style style:name="P2" style:family="paragraph">
      <style:paragraph-properties fo:text-align="center"/>
      <style:text-properties fo:color="#ffffff"/>
    </style:style>
    <style:style style:name="T1"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4.6cm" svg:y1="2.1cm" svg:x2="15.4cm" svg:y2="4.5cm">
          <text:p/>
        </draw:line>
        <draw:custom-shape draw:style-name="gr2" draw:text-style-name="P2" draw:layer="layout" svg:width="1cm" svg:height="1cm" svg:x="24.1cm" svg:y="1.6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6.6cm" svg:x2="11.8cm" svg:y2="10.804cm">
          <text:p/>
        </draw:line>
        <draw:custom-shape draw:style-name="gr2" draw:text-style-name="P2" draw:layer="layout" svg:width="1cm" svg:height="1cm" svg:x="0.1cm" svg:y="6.1cm">
          <text:p text:style-name="P1"><text:span text:style-name="T1">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7cm" svg:y1="18.6cm" svg:x2="11.1cm" svg:y2="17.2cm">
          <text:p/>
        </draw:line>
        <draw:custom-shape draw:style-name="gr2" draw:text-style-name="P2" draw:layer="layout" svg:width="1cm" svg:height="1cm" svg:x="0.1cm" svg:y="18.1cm">
          <text:p text:style-name="P1"><text:span text:style-name="T1">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17.2cm" svg:x2="12.254cm" svg:y2="15.5cm">
          <text:p/>
        </draw:line>
        <draw:custom-shape draw:style-name="gr2" draw:text-style-name="P2" draw:layer="layout" svg:width="1cm" svg:height="1cm" svg:x="0.1cm" svg:y="16.6cm">
          <text:p text:style-name="P1"><text:span text:style-name="T1">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9.6cm" svg:x2="20.7cm" svg:y2="12.8cm">
          <text:p/>
        </draw:line>
        <draw:custom-shape draw:style-name="gr2" draw:text-style-name="P2" draw:layer="layout" svg:width="1cm" svg:height="1cm" svg:x="24.1cm" svg:y="9.1cm">
          <text:p text:style-name="P1"><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5.1cm" svg:x2="11.8cm" svg:y2="6.3cm">
          <text:p/>
        </draw:line>
        <draw:custom-shape draw:style-name="gr2" draw:text-style-name="P2" draw:layer="layout" svg:width="1cm" svg:height="1cm" svg:x="0.1cm" svg:y="4.6cm">
          <text:p text:style-name="P1"><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 draw:layer="layout" svg:x1="11.165cm" svg:y1="11.458cm" svg:x2="11.472cm" svg:y2="11.766cm">
            <text:p/>
          </draw:line>
          <draw:line draw:style-name="gr3" draw:layer="layout" svg:x1="11.471cm" svg:y1="12.135cm" svg:x2="10.795cm" svg:y2="11.458cm">
            <text:p/>
          </draw:line>
          <draw:line draw:style-name="gr3" draw:layer="layout" svg:x1="10.556cm" svg:y1="11.588cm" svg:x2="11.341cm" svg:y2="12.375cm">
            <text:p/>
          </draw:line>
          <draw:line draw:style-name="gr3" draw:layer="layout" svg:x1="10.971cm" svg:y1="12.375cm" svg:x2="10.556cm" svg:y2="11.96cm">
            <text:p/>
          </draw:line>
          <draw:line draw:style-name="gr3" draw:layer="layout" svg:x1="10.556cm" svg:y1="12.329cm" svg:x2="10.602cm" svg:y2="12.375cm">
            <text:p/>
          </draw:line>
          <draw:line draw:style-name="gr3" draw:layer="layout" svg:x1="13.754cm" svg:y1="11.458cm" svg:x2="13.954cm" svg:y2="11.658cm">
            <text:p/>
          </draw:line>
          <draw:line draw:style-name="gr3" draw:layer="layout" svg:x1="13.953cm" svg:y1="12.027cm" svg:x2="13.385cm" svg:y2="11.458cm">
            <text:p/>
          </draw:line>
          <draw:line draw:style-name="gr3" draw:layer="layout" svg:x1="13.037cm" svg:y1="11.48cm" svg:x2="13.929cm" svg:y2="12.375cm">
            <text:p/>
          </draw:line>
          <draw:line draw:style-name="gr3" draw:layer="layout" svg:x1="13.56cm" svg:y1="12.376cm" svg:x2="13.037cm" svg:y2="11.85cm">
            <text:p/>
          </draw:line>
          <draw:line draw:style-name="gr3" draw:layer="layout" svg:x1="13.037cm" svg:y1="12.221cm" svg:x2="13.191cm" svg:y2="12.375cm">
            <text:p/>
          </draw:line>
          <draw:line draw:style-name="gr3" draw:layer="layout" svg:x1="13.929cm" svg:y1="12.375cm" svg:x2="13.953cm" svg:y2="12.396cm">
            <text:p/>
          </draw:line>
          <draw:line draw:style-name="gr3" draw:layer="layout" svg:x1="13.953cm" svg:y1="12.768cm" svg:x2="13.56cm" svg:y2="12.375cm">
            <text:p/>
          </draw:line>
          <draw:line draw:style-name="gr3" draw:layer="layout" svg:x1="13.192cm" svg:y1="12.375cm" svg:x2="13.954cm" svg:y2="13.138cm">
            <text:p/>
          </draw:line>
          <draw:line draw:style-name="gr3" draw:layer="layout" svg:x1="13.735cm" svg:y1="13.289cm" svg:x2="13.037cm" svg:y2="12.591cm">
            <text:p/>
          </draw:line>
          <draw:line draw:style-name="gr3" draw:layer="layout" svg:x1="13.037cm" svg:y1="12.959cm" svg:x2="13.367cm" svg:y2="13.289cm">
            <text:p/>
          </draw:line>
          <draw:line draw:style-name="gr3" draw:layer="layout" svg:x1="11.472cm" svg:y1="12.504cm" svg:x2="11.34cm" svg:y2="12.375cm">
            <text:p/>
          </draw:line>
          <draw:line draw:style-name="gr3" draw:layer="layout" svg:x1="10.971cm" svg:y1="12.375cm" svg:x2="11.472cm" svg:y2="12.876cm">
            <text:p/>
          </draw:line>
          <draw:line draw:style-name="gr3" draw:layer="layout" svg:x1="11.472cm" svg:y1="13.245cm" svg:x2="10.602cm" svg:y2="12.375cm">
            <text:p/>
          </draw:line>
          <draw:line draw:style-name="gr3" draw:layer="layout" svg:x1="10.556cm" svg:y1="12.698cm" svg:x2="11.147cm" svg:y2="13.289cm">
            <text:p/>
          </draw:line>
          <draw:line draw:style-name="gr3" draw:layer="layout" svg:x1="10.777cm" svg:y1="13.288cm" svg:x2="10.556cm" svg:y2="13.067cm">
            <text:p/>
          </draw:line>
          <draw:line draw:style-name="gr3" draw:layer="layout" svg:x1="10.753cm" svg:y1="11.459cm" svg:x2="10.818cm" svg:y2="11.394cm">
            <text:p/>
          </draw:line>
          <draw:line draw:style-name="gr3" draw:layer="layout" svg:x1="10.405cm" svg:y1="11.065cm" svg:x2="10.209cm" svg:y2="11.262cm">
            <text:p/>
          </draw:line>
          <draw:line draw:style-name="gr3" draw:layer="layout" svg:x1="10.556cm" svg:y1="10.915cm" svg:x2="10.818cm" svg:y2="10.653cm">
            <text:p/>
          </draw:line>
          <draw:line draw:style-name="gr3" draw:layer="layout" svg:x1="11.451cm" svg:y1="10.019cm" svg:x2="11.713cm" svg:y2="9.758cm">
            <text:p/>
          </draw:line>
          <draw:line draw:style-name="gr3" draw:layer="layout" svg:x1="11.208cm" svg:y1="9.525cm" svg:x2="10.556cm" svg:y2="10.176cm">
            <text:p/>
          </draw:line>
          <draw:line draw:style-name="gr3" draw:layer="layout" svg:x1="10.556cm" svg:y1="9.435cm" svg:x2="11.208cm" svg:y2="8.783cm">
            <text:p/>
          </draw:line>
          <draw:line draw:style-name="gr3" draw:layer="layout" svg:x1="10.556cm" svg:y1="8.697cm" svg:x2="11.208cm" svg:y2="8.045cm">
            <text:p/>
          </draw:line>
          <draw:line draw:style-name="gr3" draw:layer="layout" svg:x1="10.556cm" svg:y1="7.956cm" svg:x2="11.208cm" svg:y2="7.304cm">
            <text:p/>
          </draw:line>
          <draw:line draw:style-name="gr3" draw:layer="layout" svg:x1="15.191cm" svg:y1="11.458cm" svg:x2="15.393cm" svg:y2="11.256cm">
            <text:p/>
          </draw:line>
          <draw:line draw:style-name="gr3" draw:layer="layout" svg:x1="14.843cm" svg:y1="11.065cm" svg:x2="14.452cm" svg:y2="11.458cm">
            <text:p/>
          </draw:line>
          <draw:line draw:style-name="gr3" draw:layer="layout" svg:x1="14.104cm" svg:y1="11.065cm" svg:x2="13.711cm" svg:y2="11.458cm">
            <text:p/>
          </draw:line>
          <draw:line draw:style-name="gr3" draw:layer="layout" svg:x1="13.693cm" svg:y1="10.74cm" svg:x2="13.954cm" svg:y2="10.478cm">
            <text:p/>
          </draw:line>
          <draw:line draw:style-name="gr3" draw:layer="layout" svg:x1="13.671cm" svg:y1="10.019cm" svg:x2="13.953cm" svg:y2="9.737cm">
            <text:p/>
          </draw:line>
          <draw:line draw:style-name="gr3" draw:layer="layout" svg:x1="13.192cm" svg:y1="9.758cm" svg:x2="12.93cm" svg:y2="10.019cm">
            <text:p/>
          </draw:line>
          <draw:line draw:style-name="gr3" draw:layer="layout" svg:x1="13.302cm" svg:y1="9.65cm" svg:x2="13.953cm" svg:y2="8.998cm">
            <text:p/>
          </draw:line>
          <draw:line draw:style-name="gr3" draw:layer="layout" svg:x1="13.302cm" svg:y1="8.909cm" svg:x2="13.953cm" svg:y2="8.257cm">
            <text:p/>
          </draw:line>
          <draw:line draw:style-name="gr3" draw:layer="layout" svg:x1="13.302cm" svg:y1="8.171cm" svg:x2="13.944cm" svg:y2="7.529cm">
            <text:p/>
          </draw:line>
          <draw:line draw:style-name="gr3" draw:layer="layout" svg:x1="13.458cm" svg:y1="7.273cm" svg:x2="13.302cm" svg:y2="7.43cm">
            <text:p/>
          </draw:line>
          <draw:line draw:style-name="gr3" draw:layer="layout" svg:x1="9.593cm" svg:y1="11.139cm" svg:x2="9.273cm" svg:y2="11.458cm">
            <text:p/>
          </draw:line>
          <draw:line draw:style-name="gr3" draw:layer="layout" svg:x1="11.494cm" svg:y1="12.157cm" svg:x2="11.87cm" svg:y2="12.533cm">
            <text:p/>
          </draw:line>
          <draw:line draw:style-name="gr3" draw:layer="layout" svg:x1="11.472cm" svg:y1="13.245cm" svg:x2="11.934cm" svg:y2="13.706cm">
            <text:p/>
          </draw:line>
          <draw:line draw:style-name="gr3" draw:layer="layout" svg:x1="11.211cm" svg:y1="14.094cm" svg:x2="11.992cm" svg:y2="14.875cm">
            <text:p/>
          </draw:line>
          <draw:line draw:style-name="gr3" draw:layer="layout" svg:x1="11.26cm" svg:y1="15.251cm" svg:x2="10.867cm" svg:y2="14.86cm">
            <text:p/>
          </draw:line>
          <draw:line draw:style-name="gr3" draw:layer="layout" svg:x1="10.15cm" svg:y1="15.251cm" svg:x2="9.756cm" svg:y2="14.86cm">
            <text:p/>
          </draw:line>
          <draw:line draw:style-name="gr3" draw:layer="layout" svg:x1="9.302cm" svg:y1="14.402cm" svg:x2="8.674cm" svg:y2="13.774cm">
            <text:p/>
          </draw:line>
          <draw:line draw:style-name="gr3" draw:layer="layout" svg:x1="8.674cm" svg:y1="14.884cm" svg:x2="9.04cm" svg:y2="15.25cm">
            <text:p/>
          </draw:line>
          <draw:line draw:style-name="gr3" draw:layer="layout" svg:x1="15.209cm" svg:y1="13.654cm" svg:x2="15.836cm" svg:y2="14.282cm">
            <text:p/>
          </draw:line>
          <draw:line draw:style-name="gr3" draw:layer="layout" svg:x1="15.209cm" svg:y1="14.761cm" svg:x2="15.698cm" svg:y2="15.25cm">
            <text:p/>
          </draw:line>
          <draw:line draw:style-name="gr3" draw:layer="layout" svg:x1="13.037cm" svg:y1="12.591cm" svg:x2="12.588cm" svg:y2="12.142cm">
            <text:p/>
          </draw:line>
          <draw:line draw:style-name="gr3" draw:layer="layout" svg:x1="14.197cm" svg:y1="14.86cm" svg:x2="14.588cm" svg:y2="15.251cm">
            <text:p/>
          </draw:line>
          <draw:line draw:style-name="gr3" draw:layer="layout" svg:x1="13.299cm" svg:y1="13.962cm" svg:x2="12.607cm" svg:y2="13.27cm">
            <text:p/>
          </draw:line>
          <draw:line draw:style-name="gr3" draw:layer="layout" svg:x1="12.518cm" svg:y1="14.288cm" svg:x2="13.478cm" svg:y2="15.25cm">
            <text:p/>
          </draw:line>
          <draw:line draw:style-name="gr3" draw:layer="layout" svg:x1="14.083cm" svg:y1="18.483cm" svg:x2="13.655cm" svg:y2="18.914cm">
            <text:p/>
          </draw:line>
          <draw:line draw:style-name="gr3" draw:layer="layout" svg:x1="11.604cm" svg:y1="19.113cm" svg:x2="14.083cm" svg:y2="16.635cm">
            <text:p/>
          </draw:line>
          <draw:line draw:style-name="gr3" draw:layer="layout" svg:x1="12.057cm" svg:y1="16.812cm" svg:x2="10.427cm" svg:y2="18.442cm">
            <text:p/>
          </draw:line>
          <draw:line draw:style-name="gr3" draw:layer="layout" svg:x1="12.453cm" svg:y1="16.413cm" svg:x2="13.618cm" svg:y2="15.25cm">
            <text:p/>
          </draw:line>
          <draw:line draw:style-name="gr3" draw:layer="layout" svg:x1="11.768cm" svg:y1="15.25cm" svg:x2="10.427cm" svg:y2="16.594cm">
            <text:p/>
          </draw:line>
          <draw:line draw:style-name="gr3" draw:layer="layout" svg:x1="12.435cm" svg:y1="13.289cm" svg:x2="12.641cm" svg:y2="13.082cm">
            <text:p/>
          </draw:line>
          <draw:line draw:style-name="gr3" draw:layer="layout" svg:x1="12.641cm" svg:y1="12.529cm" svg:x2="11.9cm" svg:y2="13.27cm">
            <text:p/>
          </draw:line>
          <draw:line draw:style-name="gr3" draw:layer="layout" svg:x1="11.869cm" svg:y1="12.748cm" svg:x2="12.536cm" svg:y2="12.08cm">
            <text:p/>
          </draw:line>
          <draw:line draw:style-name="gr3" draw:layer="layout" svg:x1="12.635cm" svg:y1="11.982cm" svg:x2="13.038cm" svg:y2="11.579cm">
            <text:p/>
          </draw:line>
          <draw:line draw:style-name="gr3" draw:layer="layout" svg:x1="13.158cm" svg:y1="11.458cm" svg:x2="13.17cm" svg:y2="11.446cm">
            <text:p/>
          </draw:line>
          <draw:line draw:style-name="gr3" draw:layer="layout" svg:x1="12.26cm" svg:y1="11.8cm" svg:x2="11.974cm" svg:y2="12.086cm">
            <text:p/>
          </draw:line>
          <draw:line draw:style-name="gr3" draw:layer="layout" svg:x1="12.441cm" svg:y1="11.619cm" svg:x2="13.105cm" svg:y2="10.957cm">
            <text:p/>
          </draw:line>
          <draw:line draw:style-name="gr3" draw:layer="layout" svg:x1="12.069cm" svg:y1="11.437cm" svg:x2="11.531cm" svg:y2="11.975cm">
            <text:p/>
          </draw:line>
          <draw:line draw:style-name="gr3" draw:layer="layout" svg:x1="12.45cm" svg:y1="11.056cm" svg:x2="12.549cm" svg:y2="10.957cm">
            <text:p/>
          </draw:line>
          <draw:line draw:style-name="gr3" draw:layer="layout" svg:x1="11.937cm" svg:y1="11.013cm" svg:x2="11.472cm" svg:y2="11.478cm">
            <text:p/>
          </draw:line>
          <draw:line draw:style-name="gr3" draw:layer="layout" svg:x1="11.34cm" svg:y1="11.056cm" svg:x2="11.383cm" svg:y2="11.013cm">
            <text:p/>
          </draw:line>
          <draw:line draw:style-name="gr3" draw:layer="layout" svg:x1="12.853cm" svg:y1="10.653cm" svg:x2="13.094cm" svg:y2="10.413cm">
            <text:p/>
          </draw:line>
          <draw:line draw:style-name="gr3" draw:layer="layout" svg:x1="12.54cm" svg:y1="10.413cm" svg:x2="12.45cm" svg:y2="10.499cm">
            <text:p/>
          </draw:line>
          <draw:line draw:style-name="gr3" draw:layer="layout" svg:x1="11.982cm" svg:y1="10.413cm" svg:x2="11.801cm" svg:y2="10.594cm">
            <text:p/>
          </draw:line>
          <draw:line draw:style-name="gr3" draw:layer="layout" svg:x1="11.429cm" svg:y1="10.413cm" svg:x2="11.34cm" svg:y2="10.502cm">
            <text:p/>
          </draw:line>
          <draw:line draw:style-name="gr3" draw:layer="layout" svg:x1="14.865cm" svg:y1="11.458cm" svg:x2="16.178cm" svg:y2="12.772cm">
            <text:p/>
          </draw:line>
          <draw:line draw:style-name="gr3" draw:layer="layout" svg:x1="15.133cm" svg:y1="13.205cm" svg:x2="13.954cm" svg:y2="12.027cm">
            <text:p/>
          </draw:line>
          <draw:line draw:style-name="gr3" draw:layer="layout" svg:x1="13.736cm" svg:y1="13.289cm" svg:x2="13.998cm" svg:y2="13.55cm">
            <text:p/>
          </draw:line>
          <draw:line draw:style-name="gr3" draw:layer="layout" svg:x1="11.039cm" svg:y1="13.55cm" svg:x2="10.91cm" svg:y2="13.421cm">
            <text:p/>
          </draw:line>
          <draw:line draw:style-name="gr3" draw:layer="layout" svg:x1="10.817cm" svg:y1="13.332cm" svg:x2="10.777cm" svg:y2="13.289cm">
            <text:p/>
          </draw:line>
          <draw:line draw:style-name="gr3" draw:layer="layout" svg:x1="10.556cm" svg:y1="13.068cm" svg:x2="10.101cm" svg:y2="12.612cm">
            <text:p/>
          </draw:line>
          <draw:line draw:style-name="gr3" draw:layer="layout" svg:x1="9.639cm" svg:y1="12.15cm" svg:x2="8.947cm" svg:y2="11.458cm">
            <text:p/>
          </draw:line>
          <draw:line draw:style-name="gr3" draw:layer="layout" svg:x1="9.378cm" svg:y1="13.372cm" svg:x2="9.559cm" svg:y2="13.55cm">
            <text:p/>
          </draw:line>
          <draw:line draw:style-name="gr3" draw:layer="layout" svg:x1="8.985cm" svg:y1="12.975cm" svg:x2="8.333cm" svg:y2="12.323cm">
            <text:p/>
          </draw:line>
          <draw:line draw:style-name="gr4" draw:layer="layout" svg:x1="5.697cm" svg:y1="12.774cm" svg:x2="5.697cm" svg:y2="12.2cm">
            <text:p/>
          </draw:line>
          <draw:line draw:style-name="gr4" draw:layer="layout" svg:x1="5.408cm" svg:y1="12.489cm" svg:x2="5.982cm" svg:y2="12.489cm">
            <text:p/>
          </draw:line>
          <draw:line draw:style-name="gr4" draw:layer="layout" svg:x1="5.199cm" svg:y1="12.012cm" svg:x2="3.154cm" svg:y2="10.057cm">
            <text:p/>
          </draw:line>
          <draw:line draw:style-name="gr4" draw:layer="layout" svg:x1="3.605cm" svg:y1="10.49cm" svg:x2="0.992cm" svg:y2="7.987cm">
            <text:p/>
          </draw:line>
          <draw:line draw:style-name="gr4" draw:layer="layout" svg:x1="10.489cm" svg:y1="10.804cm" svg:x2="12.844cm" svg:y2="10.804cm">
            <text:p/>
          </draw:line>
          <draw:line draw:style-name="gr4" draw:layer="layout" svg:x1="9.901cm" svg:y1="9.811cm" svg:x2="9.901cm" svg:y2="13.159cm">
            <text:p/>
          </draw:line>
          <draw:line draw:style-name="gr4" draw:layer="layout" svg:x1="12.254cm" svg:y1="19.9cm" svg:x2="12.254cm" svg:y2="0.914cm">
            <text:p/>
          </draw:line>
          <draw:line draw:style-name="gr4" draw:layer="layout" svg:x1="5.715cm" svg:y1="11.643cm" svg:x2="5.715cm" svg:y2="13.368cm">
            <text:p/>
          </draw:line>
          <draw:line draw:style-name="gr4" draw:layer="layout" svg:x1="4.855cm" svg:y1="12.504cm" svg:x2="6.58cm" svg:y2="12.504cm">
            <text:p/>
          </draw:line>
          <draw:line draw:style-name="gr4" draw:layer="layout" svg:x1="12.254cm" svg:y1="12.086cm" svg:x2="12.254cm" svg:y2="0.2cm">
            <text:p/>
          </draw:line>
          <draw:line draw:style-name="gr4" draw:layer="layout" svg:x1="17.004cm" svg:y1="1.172cm" svg:x2="13.243cm" svg:y2="8.378cm">
            <text:p/>
          </draw:line>
          <draw:line draw:style-name="gr4" draw:layer="layout" svg:x1="20.138cm" svg:y1="12.175cm" svg:x2="21.324cm" svg:y2="9.902cm">
            <text:p/>
          </draw:line>
          <draw:line draw:style-name="gr4" draw:layer="layout" svg:x1="21.039cm" svg:y1="10.447cm" svg:x2="22.9cm" svg:y2="6.889cm">
            <text:p/>
          </draw:line>
          <draw:polygon draw:style-name="gr5" draw:layer="layout" svg:width="0.132cm" svg:height="0.128cm" svg:x="5.65cm" svg:y="12.424cm" svg:viewBox="0 0 133 129" draw:points="133,65 124,31 99,6 65,0 34,6 10,31 0,65 10,99 34,120 65,129 99,120 124,99">
            <text:p/>
          </draw:polygon>
          <draw:polyline draw:style-name="gr6" draw:layer="layout" svg:width="0.132cm" svg:height="0.128cm" svg:x="5.65cm" svg:y="12.424cm" svg:viewBox="0 0 133 129" draw:points="133,65 124,31 99,6 65,0 34,6 10,31 0,65 10,99 34,120 65,129 99,120 124,99 133,65">
            <text:p/>
          </draw:polyline>
          <draw:line draw:style-name="gr3" draw:layer="layout" svg:x1="6.413cm" svg:y1="11.437cm" svg:x2="6.392cm" svg:y2="11.458cm">
            <text:p/>
          </draw:line>
          <draw:line draw:style-name="gr6" draw:layer="layout" svg:x1="6.451cm" svg:y1="11.4cm" svg:x2="6.512cm" svg:y2="11.458cm">
            <text:p/>
          </draw:line>
          <draw:polyline draw:style-name="gr6" draw:layer="layout" svg:width="0.073cm" svg:height="0.057cm" svg:x="6.377cm" svg:y="11.4cm" svg:viewBox="0 0 74 58" draw:points="74,0 0,0 58,58">
            <text:p/>
          </draw:polyline>
          <draw:line draw:style-name="gr6" draw:layer="layout" svg:x1="5.368cm" svg:y1="13.55cm" svg:x2="5.187cm" svg:y2="13.738cm">
            <text:p/>
          </draw:line>
          <draw:line draw:style-name="gr6" draw:layer="layout" svg:x1="5.113cm" svg:y1="13.741cm" svg:x2="4.916cm" svg:y2="13.55cm">
            <text:p/>
          </draw:line>
          <draw:line draw:style-name="gr3" draw:layer="layout" svg:x1="4.992cm" svg:y1="13.55cm" svg:x2="5.186cm" svg:y2="13.738cm">
            <text:p/>
          </draw:line>
          <draw:line draw:style-name="gr6" draw:layer="layout" svg:x1="4.47cm" svg:y1="13.052cm" svg:x2="4.67cm" svg:y2="12.843cm">
            <text:p/>
          </draw:line>
          <draw:line draw:style-name="gr3" draw:layer="layout" svg:x1="4.47cm" svg:y1="13.052cm" svg:x2="4.67cm" svg:y2="13.246cm">
            <text:p/>
          </draw:line>
          <draw:line draw:style-name="gr6" draw:layer="layout" svg:x1="4.67cm" svg:y1="13.316cm" svg:x2="4.47cm" svg:y2="13.126cm">
            <text:p/>
          </draw:line>
          <draw:line draw:style-name="gr6" draw:layer="layout" svg:x1="6.34cm" svg:y1="11.437cm" svg:x2="6.377cm" svg:y2="11.4cm">
            <text:p/>
          </draw:line>
          <draw:polyline draw:style-name="gr6" draw:layer="layout" svg:width="0.073cm" svg:height="0.015cm" svg:x="5.113cm" svg:y="13.74cm" svg:viewBox="0 0 74 16" draw:points="0,0 24,16 49,16 74,0">
            <text:p/>
          </draw:polyline>
          <draw:polyline draw:style-name="gr6" draw:layer="layout" svg:width="0.015cm" svg:height="0.073cm" svg:x="4.454cm" svg:y="13.052cm" svg:viewBox="0 0 16 74" draw:points="16,0 0,24 0,49 16,74">
            <text:p/>
          </draw:polyline>
          <draw:line draw:style-name="gr6" draw:layer="layout" svg:x1="4.587cm" svg:y1="12.514cm" svg:x2="4.67cm" svg:y2="12.424cm">
            <text:p/>
          </draw:line>
          <draw:line draw:style-name="gr6" draw:layer="layout" svg:x1="4.587cm" svg:y1="12.514cm" svg:x2="4.67cm" svg:y2="12.593cm">
            <text:p/>
          </draw:line>
          <draw:polyline draw:style-name="gr6" draw:layer="layout" svg:width="0.159cm" svg:height="0.078cm" svg:x="5.596cm" svg:y="11.379cm" svg:viewBox="0 0 160 79" draw:points="0,79 77,0 160,79">
            <text:p/>
          </draw:polyline>
          <draw:polyline draw:style-name="gr6" draw:layer="layout" svg:width="0.091cm" svg:height="0.049cm" svg:x="5.672cm" svg:y="13.55cm" svg:viewBox="0 0 92 50" draw:points="92,0 50,50 0,0">
            <text:p/>
          </draw:polyline>
          <draw:polyline draw:style-name="gr6" draw:layer="layout" svg:width="0.39cm" svg:height="0.387cm" svg:x="5.501cm" svg:y="12.295cm" svg:viewBox="0 0 391 388" draw:points="79,350 126,375 172,388 218,388 264,378 310,354 353,310 377,264 391,219 391,173 381,126 357,80 313,37 267,12 221,0 175,0 129,10 83,34 39,77 15,123 3,169 0,187 6,234 21,280 52,326 79,350">
            <text:p/>
          </draw:polyline>
          <draw:line draw:style-name="gr6" draw:layer="layout" svg:x1="5.435cm" svg:y1="12.47cm" svg:x2="5.435cm" svg:y2="12.48cm">
            <text:p/>
          </draw:line>
          <draw:polyline draw:style-name="gr6" draw:layer="layout" svg:width="0.414cm" svg:height="0.248cm" svg:x="5.543cm" svg:y="12.501cm" svg:viewBox="0 0 415 249" draw:points="0,200 55,231 111,247 166,249 221,241 276,219 332,179 378,124 403,68 415,13 415,0">
            <text:p/>
          </draw:polyline>
          <draw:polyline draw:style-name="gr3" draw:layer="layout" svg:width="0.417cm" svg:height="0.417cm" svg:x="5.487cm" svg:y="12.279cm" svg:viewBox="0 0 418 418" draw:points="228,0 179,3 130,16 80,44 37,92 13,142 0,191 3,241 16,289 44,338 92,382 142,406 191,418 241,416 289,404 338,376 382,326 406,277 418,228 418,191">
            <text:p/>
          </draw:polyline>
          <draw:polyline draw:style-name="gr6" draw:layer="layout" svg:width="0.107cm" svg:height="0.22cm" svg:x="5.435cm" svg:y="12.48cm" svg:viewBox="0 0 108 221" draw:points="0,0 3,55 22,111 52,166 105,218 108,221">
            <text:p/>
          </draw:polyline>
          <draw:polyline draw:style-name="gr6" draw:layer="layout" svg:width="0.436cm" svg:height="0.242cm" svg:x="5.435cm" svg:y="12.227cm" svg:viewBox="0 0 437 243" draw:points="437,68 382,28 326,10 271,0 215,3 160,22 105,52 52,105 22,160 3,215 0,243">
            <text:p/>
          </draw:polyline>
          <draw:polyline draw:style-name="gr6" draw:layer="layout" svg:width="0.085cm" svg:height="0.205cm" svg:x="5.872cm" svg:y="12.295cm" svg:viewBox="0 0 86 206" draw:points="86,206 84,151 68,95 37,40 0,0">
            <text:p/>
          </draw:polyline>
          <draw:line draw:style-name="gr6" draw:layer="layout" svg:x1="6.34cm" svg:y1="11.437cm" svg:x2="6.361cm" svg:y2="11.458cm">
            <text:p/>
          </draw:line>
          <draw:line draw:style-name="gr6" draw:layer="layout" svg:x1="6.152cm" svg:y1="11.259cm" svg:x2="5.958cm" svg:y2="11.459cm">
            <text:p/>
          </draw:line>
          <draw:line draw:style-name="gr6" draw:layer="layout" svg:x1="6.152cm" svg:y1="11.259cm" svg:x2="6.34cm" svg:y2="11.438cm">
            <text:p/>
          </draw:line>
          <draw:polyline draw:style-name="gr6" draw:layer="layout" svg:width="0.359cm" svg:height="0.377cm" svg:x="3.163cm" svg:y="10.047cm" svg:viewBox="0 0 360 378" draw:points="360,0 179,191 0,378">
            <text:p/>
          </draw:polyline>
          <draw:line draw:style-name="gr6" draw:layer="layout" svg:x1="3.342cm" svg:y1="10.237cm" svg:x2="3.04cm" svg:y2="9.948cm">
            <text:p/>
          </draw:line>
          <draw:line draw:style-name="gr6" draw:layer="layout" svg:x1="3.162cm" svg:y1="10.425cm" svg:x2="2.981cm" svg:y2="10.616cm">
            <text:p/>
          </draw:line>
          <draw:line draw:style-name="gr6" draw:layer="layout" svg:x1="3.523cm" svg:y1="10.047cm" svg:x2="3.704cm" svg:y2="9.86cm">
            <text:p/>
          </draw:line>
          <draw:polyline draw:style-name="gr6" draw:layer="layout" svg:width="1.026cm" svg:height="1.045cm" svg:x="2.677cm" svg:y="9.57cm" svg:viewBox="0 0 1027 1046" draw:points="304,1046 0,757 92,662 363,378 634,96 726,0 1027,289">
            <text:p/>
          </draw:polyline>
          <draw:line draw:style-name="gr6" draw:layer="layout" svg:x1="4.083cm" svg:y1="10.22cm" svg:x2="3.36cm" svg:y2="10.977cm">
            <text:p/>
          </draw:line>
          <draw:line draw:style-name="gr6" draw:layer="layout" svg:x1="3.341cm" svg:y1="10.238cm" svg:x2="3.522cm" svg:y2="10.047cm">
            <text:p/>
          </draw:line>
          <draw:polyline draw:style-name="gr6" draw:layer="layout" svg:width="0.359cm" svg:height="0.377cm" svg:x="2.981cm" svg:y="10.238cm" svg:viewBox="0 0 360 378" draw:points="360,0 181,187 0,378">
            <text:p/>
          </draw:polyline>
          <draw:polyline draw:style-name="gr6" draw:layer="layout" svg:width="0.559cm" svg:height="0.359cm" svg:x="3.523cm" svg:y="9.86cm" svg:viewBox="0 0 560 360" draw:points="0,187 181,0 560,360">
            <text:p/>
          </draw:polyline>
          <draw:line draw:style-name="gr6" draw:layer="layout" svg:x1="3.359cm" svg:y1="10.976cm" svg:x2="2.981cm" svg:y2="10.616cm">
            <text:p/>
          </draw:line>
          <draw:line draw:style-name="gr6" draw:layer="layout" svg:x1="4.412cm" svg:y1="11.804cm" svg:x2="4.67cm" svg:y2="11.536cm">
            <text:p/>
          </draw:line>
          <draw:polyline draw:style-name="gr6" draw:layer="layout" svg:width="0.313cm" svg:height="0.162cm" svg:x="4.27cm" svg:y="11.803cm" svg:viewBox="0 0 314 163" draw:points="142,0 314,163 0,46">
            <text:p/>
          </draw:polyline>
          <draw:line draw:style-name="gr6" draw:layer="layout" svg:x1="4.992cm" svg:y1="11.093cm" svg:x2="4.082cm" svg:y2="10.22cm">
            <text:p/>
          </draw:line>
          <draw:line draw:style-name="gr6" draw:layer="layout" svg:x1="3.36cm" svg:y1="10.976cm" svg:x2="4.27cm" svg:y2="11.849cm">
            <text:p/>
          </draw:line>
          <draw:line draw:style-name="gr6" draw:layer="layout" svg:x1="4.583cm" svg:y1="11.966cm" svg:x2="4.669cm" svg:y2="12.051cm">
            <text:p/>
          </draw:line>
          <draw:polyline draw:style-name="gr6" draw:layer="layout" svg:width="0.193cm" svg:height="0.364cm" svg:x="4.992cm" svg:y="11.093cm" svg:viewBox="0 0 194 365" draw:points="194,365 133,307 0,0">
            <text:p/>
          </draw:polyline>
          <draw:line draw:style-name="gr6" draw:layer="layout" svg:x1="4.956cm" svg:y1="11.237cm" svg:x2="5.125cm" svg:y2="11.4cm">
            <text:p/>
          </draw:line>
          <draw:line draw:style-name="gr6" draw:layer="layout" svg:x1="4.956cm" svg:y1="11.237cm" svg:x2="4.744cm" svg:y2="11.458cm">
            <text:p/>
          </draw:line>
          <draw:line draw:style-name="gr3" draw:layer="layout" svg:x1="1.693cm" svg:y1="8.657cm" svg:x2="1.61cm" svg:y2="8.937cm">
            <text:p/>
          </draw:line>
          <draw:line draw:style-name="gr3" draw:layer="layout" svg:x1="1.782cm" svg:y1="8.38cm" svg:x2="1.693cm" svg:y2="8.657cm">
            <text:p/>
          </draw:line>
          <draw:line draw:style-name="gr6" draw:layer="layout" svg:x1="1.57cm" svg:y1="9.082cm" svg:x2="2.769cm" svg:y2="10.232cm">
            <text:p/>
          </draw:line>
          <draw:line draw:style-name="gr6" draw:layer="layout" svg:x1="3.311cm" svg:y1="9.666cm" svg:x2="1.828cm" svg:y2="8.245cm">
            <text:p/>
          </draw:line>
          <draw:line draw:style-name="gr3" draw:layer="layout" svg:x1="1.61cm" svg:y1="8.937cm" svg:x2="1.57cm" svg:y2="9.082cm">
            <text:p/>
          </draw:line>
          <draw:line draw:style-name="gr3" draw:layer="layout" svg:x1="1.693cm" svg:y1="8.657cm" svg:x2="1.61cm" svg:y2="8.937cm">
            <text:p/>
          </draw:line>
          <draw:polyline draw:style-name="gr3" draw:layer="layout" svg:width="0.134cm" svg:height="0.411cm" svg:x="1.693cm" svg:y="8.245cm" svg:viewBox="0 0 135 412" draw:points="135,0 89,135 0,412">
            <text:p/>
          </draw:polyline>
          <draw:line draw:style-name="gr3" draw:layer="layout" svg:x1="12.872cm" svg:y1="10.204cm" svg:x2="12.647cm" svg:y2="10.204cm">
            <text:p/>
          </draw:line>
          <draw:line draw:style-name="gr6" draw:layer="layout" svg:x1="12.647cm" svg:y1="10.228cm" svg:x2="12.85cm" svg:y2="10.228cm">
            <text:p/>
          </draw:line>
          <draw:line draw:style-name="gr6" draw:layer="layout" svg:x1="12.93cm" svg:y1="10.019cm" svg:x2="12.936cm" svg:y2="10.019cm">
            <text:p/>
          </draw:line>
          <draw:line draw:style-name="gr6" draw:layer="layout" svg:x1="12.779cm" svg:y1="10.019cm" svg:x2="12.773cm" svg:y2="10.019cm">
            <text:p/>
          </draw:line>
          <draw:line draw:style-name="gr6" draw:layer="layout" svg:x1="12.911cm" svg:y1="10.152cm" svg:x2="12.911cm" svg:y2="10.204cm">
            <text:p/>
          </draw:line>
          <draw:polyline draw:style-name="gr6" draw:layer="layout" svg:width="0.038cm" svg:height="0.051cm" svg:x="12.872cm" svg:y="10.152cm" svg:viewBox="0 0 39 52" draw:points="0,52 0,0 39,0">
            <text:p/>
          </draw:polyline>
          <draw:line draw:style-name="gr6" draw:layer="layout" svg:x1="12.89cm" svg:y1="10.228cm" svg:x2="12.85cm" svg:y2="10.228cm">
            <text:p/>
          </draw:line>
          <draw:line draw:style-name="gr3" draw:layer="layout" svg:x1="12.911cm" svg:y1="10.204cm" svg:x2="12.936cm" svg:y2="10.204cm">
            <text:p/>
          </draw:line>
          <draw:line draw:style-name="gr6" draw:layer="layout" svg:x1="12.908cm" svg:y1="10.228cm" svg:x2="12.89cm" svg:y2="10.228cm">
            <text:p/>
          </draw:line>
          <draw:line draw:style-name="gr6" draw:layer="layout" svg:x1="12.791cm" svg:y1="10.019cm" svg:x2="12.779cm" svg:y2="10.019cm">
            <text:p/>
          </draw:line>
          <draw:line draw:style-name="gr6" draw:layer="layout" svg:x1="12.936cm" svg:y1="10.019cm" svg:x2="12.936cm" svg:y2="10.204cm">
            <text:p/>
          </draw:line>
          <draw:line draw:style-name="gr6" draw:layer="layout" svg:x1="12.93cm" svg:y1="10.019cm" svg:x2="12.908cm" svg:y2="10.019cm">
            <text:p/>
          </draw:line>
          <draw:line draw:style-name="gr6" draw:layer="layout" svg:x1="12.829cm" svg:y1="10.019cm" svg:x2="12.792cm" svg:y2="10.019cm">
            <text:p/>
          </draw:line>
          <draw:line draw:style-name="gr6" draw:layer="layout" svg:x1="12.828cm" svg:y1="10.019cm" svg:x2="12.908cm" svg:y2="10.019cm">
            <text:p/>
          </draw:line>
          <draw:polyline draw:style-name="gr6" draw:layer="layout" svg:width="0cm" svg:height="0cm" svg:x="12.773cm" svg:y="10.019cm" svg:viewBox="0 0 0 0" draw:points="0,0">
            <text:p/>
          </draw:polyline>
          <draw:line draw:style-name="gr6" draw:layer="layout" svg:x1="12.657cm" svg:y1="10.019cm" svg:x2="12.647cm" svg:y2="10.019cm">
            <text:p/>
          </draw:line>
          <draw:polyline draw:style-name="gr6" draw:layer="layout" svg:width="0.116cm" svg:height="0cm" svg:x="12.656cm" svg:y="10.019cm" svg:viewBox="0 0 117 0" draw:points="0,0 24,0 117,0">
            <text:p/>
          </draw:polyline>
          <draw:line draw:style-name="gr6" draw:layer="layout" svg:x1="12.542cm" svg:y1="10.019cm" svg:x2="12.484cm" svg:y2="10.019cm">
            <text:p/>
          </draw:line>
          <draw:line draw:style-name="gr6" draw:layer="layout" svg:x1="12.619cm" svg:y1="10.019cm" svg:x2="12.647cm" svg:y2="10.019cm">
            <text:p/>
          </draw:line>
          <draw:line draw:style-name="gr6" draw:layer="layout" svg:x1="12.619cm" svg:y1="10.019cm" svg:x2="12.542cm" svg:y2="10.019cm">
            <text:p/>
          </draw:line>
          <draw:line draw:style-name="gr6" draw:layer="layout" svg:x1="12.484cm" svg:y1="10.019cm" svg:x2="12.478cm" svg:y2="10.019cm">
            <text:p/>
          </draw:line>
          <draw:line draw:style-name="gr6" draw:layer="layout" svg:x1="12.404cm" svg:y1="10.228cm" svg:x2="12.361cm" svg:y2="10.228cm">
            <text:p/>
          </draw:line>
          <draw:line draw:style-name="gr6" draw:layer="layout" svg:x1="12.333cm" svg:y1="10.019cm" svg:x2="12.478cm" svg:y2="10.019cm">
            <text:p/>
          </draw:line>
          <draw:line draw:style-name="gr6" draw:layer="layout" svg:x1="12.42cm" svg:y1="10.228cm" svg:x2="12.404cm" svg:y2="10.228cm">
            <text:p/>
          </draw:line>
          <draw:line draw:style-name="gr6" draw:layer="layout" svg:x1="12.57cm" svg:y1="10.228cm" svg:x2="12.647cm" svg:y2="10.228cm">
            <text:p/>
          </draw:line>
          <draw:line draw:style-name="gr6" draw:layer="layout" svg:x1="12.494cm" svg:y1="10.228cm" svg:x2="12.45cm" svg:y2="10.228cm">
            <text:p/>
          </draw:line>
          <draw:line draw:style-name="gr6" draw:layer="layout" svg:x1="12.493cm" svg:y1="10.228cm" svg:x2="12.57cm" svg:y2="10.228cm">
            <text:p/>
          </draw:line>
          <draw:line draw:style-name="gr6" draw:layer="layout" svg:x1="12.45cm" svg:y1="10.228cm" svg:x2="12.419cm" svg:y2="10.228cm">
            <text:p/>
          </draw:line>
          <draw:polyline draw:style-name="gr6" draw:layer="layout" svg:width="0.027cm" svg:height="0.027cm" svg:x="12.908cm" svg:y="10.204cm" svg:viewBox="0 0 28 28" draw:points="0,28 16,22 24,6 28,0">
            <text:p/>
          </draw:polyline>
          <draw:polyline draw:style-name="gr6" draw:layer="layout" svg:width="0.021cm" svg:height="0.023cm" svg:x="12.85cm" svg:y="10.204cm" svg:viewBox="0 0 22 24" draw:points="0,24 10,24 16,18 22,10 22,0">
            <text:p/>
          </draw:polyline>
          <draw:polyline draw:style-name="gr6" draw:layer="layout" svg:width="0.02cm" svg:height="0.023cm" svg:x="12.89cm" svg:y="10.204cm" svg:viewBox="0 0 21 24" draw:points="21,0 21,10 15,18 9,24 0,24">
            <text:p/>
          </draw:polyline>
          <draw:line draw:style-name="gr3" draw:layer="layout" svg:x1="12.007cm" svg:y1="10.964cm" svg:x2="11.34cm" svg:y2="10.964cm">
            <text:p/>
          </draw:line>
          <draw:line draw:style-name="gr6" draw:layer="layout" svg:x1="11.328cm" svg:y1="10.964cm" svg:x2="11.328cm" svg:y2="11.013cm">
            <text:p/>
          </draw:line>
          <draw:line draw:style-name="gr3" draw:layer="layout" svg:x1="11.328cm" svg:y1="10.964cm" svg:x2="11.34cm" svg:y2="10.964cm">
            <text:p/>
          </draw:line>
          <draw:line draw:style-name="gr3" draw:layer="layout" svg:x1="11.34cm" svg:y1="10.647cm" svg:x2="12.007cm" svg:y2="10.647cm">
            <text:p/>
          </draw:line>
          <draw:line draw:style-name="gr6" draw:layer="layout" svg:x1="11.328cm" svg:y1="10.646cm" svg:x2="11.328cm" svg:y2="10.594cm">
            <text:p/>
          </draw:line>
          <draw:line draw:style-name="gr3" draw:layer="layout" svg:x1="11.328cm" svg:y1="10.647cm" svg:x2="11.34cm" svg:y2="10.647cm">
            <text:p/>
          </draw:line>
          <draw:line draw:style-name="gr6" draw:layer="layout" svg:x1="11.328cm" svg:y1="10.594cm" svg:x2="11.328cm" svg:y2="11.012cm">
            <text:p/>
          </draw:line>
          <draw:line draw:style-name="gr6" draw:layer="layout" svg:x1="12.007cm" svg:y1="10.832cm" svg:x2="12.007cm" svg:y2="10.607cm">
            <text:p/>
          </draw:line>
          <draw:line draw:style-name="gr6" draw:layer="layout" svg:x1="12.059cm" svg:y1="10.733cm" svg:x2="12.059cm" svg:y2="10.878cm">
            <text:p/>
          </draw:line>
          <draw:line draw:style-name="gr6" draw:layer="layout" svg:x1="11.276cm" svg:y1="10.961cm" svg:x2="11.276cm" svg:y2="10.647cm">
            <text:p/>
          </draw:line>
          <draw:polyline draw:style-name="gr6" draw:layer="layout" svg:width="0.666cm" svg:height="0.009cm" svg:x="11.34cm" svg:y="11.003cm" svg:viewBox="0 0 667 10" draw:points="0,10 667,10 667,0">
            <text:p/>
          </draw:polyline>
          <draw:polyline draw:style-name="gr6" draw:layer="layout" svg:width="0cm" svg:height="0.017cm" svg:x="12.059cm" svg:y="10.942cm" svg:viewBox="0 0 0 18" draw:points="0,18 0,9 0,0">
            <text:p/>
          </draw:polyline>
          <draw:polyline draw:style-name="gr6" draw:layer="layout" svg:width="0cm" svg:height="0.078cm" svg:x="12.007cm" svg:y="10.924cm" svg:viewBox="0 0 0 79" draw:points="0,0 0,52 0,79">
            <text:p/>
          </draw:polyline>
          <draw:line draw:style-name="gr6" draw:layer="layout" svg:x1="12.007cm" svg:y1="10.923cm" svg:x2="12.007cm" svg:y2="10.831cm">
            <text:p/>
          </draw:line>
          <draw:line draw:style-name="gr6" draw:layer="layout" svg:x1="12.059cm" svg:y1="10.733cm" svg:x2="12.059cm" svg:y2="10.659cm">
            <text:p/>
          </draw:line>
          <draw:line draw:style-name="gr6" draw:layer="layout" svg:x1="12.059cm" svg:y1="10.961cm" svg:x2="12.007cm" svg:y2="11.013cm">
            <text:p/>
          </draw:line>
          <draw:line draw:style-name="gr6" draw:layer="layout" svg:x1="11.328cm" svg:y1="11.013cm" svg:x2="11.276cm" svg:y2="10.961cm">
            <text:p/>
          </draw:line>
          <draw:line draw:style-name="gr6" draw:layer="layout" svg:x1="11.328cm" svg:y1="11.013cm" svg:x2="11.34cm" svg:y2="11.013cm">
            <text:p/>
          </draw:line>
          <draw:line draw:style-name="gr6" draw:layer="layout" svg:x1="12.059cm" svg:y1="10.943cm" svg:x2="12.059cm" svg:y2="10.878cm">
            <text:p/>
          </draw:line>
          <draw:line draw:style-name="gr6" draw:layer="layout" svg:x1="12.007cm" svg:y1="10.594cm" svg:x2="11.34cm" svg:y2="10.594cm">
            <text:p/>
          </draw:line>
          <draw:line draw:style-name="gr6" draw:layer="layout" svg:x1="12.059cm" svg:y1="10.647cm" svg:x2="12.059cm" svg:y2="10.659cm">
            <text:p/>
          </draw:line>
          <draw:polyline draw:style-name="gr6" draw:layer="layout" svg:width="0.064cm" svg:height="0.051cm" svg:x="11.276cm" svg:y="10.594cm" svg:viewBox="0 0 65 52" draw:points="65,0 52,0 0,52">
            <text:p/>
          </draw:polyline>
          <draw:polyline draw:style-name="gr6" draw:layer="layout" svg:width="0.051cm" svg:height="0.051cm" svg:x="12.007cm" svg:y="10.594cm" svg:viewBox="0 0 52 52" draw:points="0,12 0,0 52,52">
            <text:p/>
          </draw:polyline>
          <draw:line draw:style-name="gr6" draw:layer="layout" svg:x1="9.406cm" svg:y1="10.594cm" svg:x2="9.406cm" svg:y2="11.065cm">
            <text:p/>
          </draw:line>
          <draw:line draw:style-name="gr6" draw:layer="layout" svg:x1="9.458cm" svg:y1="10.542cm" svg:x2="10.346cm" svg:y2="10.542cm">
            <text:p/>
          </draw:line>
          <draw:line draw:style-name="gr3" draw:layer="layout" svg:x1="10.399cm" svg:y1="10.594cm" svg:x2="9.406cm" svg:y2="10.594cm">
            <text:p/>
          </draw:line>
          <draw:polyline draw:style-name="gr6" draw:layer="layout" svg:width="0.189cm" svg:height="0.47cm" svg:x="10.209cm" svg:y="10.594cm" svg:viewBox="0 0 190 471" draw:points="190,0 190,471 0,471">
            <text:p/>
          </draw:polyline>
          <draw:line draw:style-name="gr6" draw:layer="layout" svg:x1="9.593cm" svg:y1="11.065cm" svg:x2="9.406cm" svg:y2="11.065cm">
            <text:p/>
          </draw:line>
          <draw:line draw:style-name="gr6" draw:layer="layout" svg:x1="9.639cm" svg:y1="12.323cm" svg:x2="10.162cm" svg:y2="12.323cm">
            <text:p/>
          </draw:line>
          <draw:line draw:style-name="gr6" draw:layer="layout" svg:x1="10.111cm" svg:y1="12.375cm" svg:x2="10.101cm" svg:y2="12.375cm">
            <text:p/>
          </draw:line>
          <draw:line draw:style-name="gr6" draw:layer="layout" svg:x1="10.11cm" svg:y1="12.375cm" svg:x2="10.162cm" svg:y2="12.323cm">
            <text:p/>
          </draw:line>
          <draw:line draw:style-name="gr6" draw:layer="layout" svg:x1="9.691cm" svg:y1="12.375cm" svg:x2="9.639cm" svg:y2="12.323cm">
            <text:p/>
          </draw:line>
          <draw:line draw:style-name="gr6" draw:layer="layout" svg:x1="9.639cm" svg:y1="11.458cm" svg:x2="9.639cm" svg:y2="11.065cm">
            <text:p/>
          </draw:line>
          <draw:line draw:style-name="gr6" draw:layer="layout" svg:x1="9.639cm" svg:y1="11.458cm" svg:x2="9.639cm" svg:y2="12.323cm">
            <text:p/>
          </draw:line>
          <draw:line draw:style-name="gr6" draw:layer="layout" svg:x1="9.639cm" svg:y1="11.065cm" svg:x2="9.593cm" svg:y2="11.065cm">
            <text:p/>
          </draw:line>
          <draw:line draw:style-name="gr6" draw:layer="layout" svg:x1="10.162cm" svg:y1="11.065cm" svg:x2="10.208cm" svg:y2="11.065cm">
            <text:p/>
          </draw:line>
          <draw:line draw:style-name="gr6" draw:layer="layout" svg:x1="10.162cm" svg:y1="11.065cm" svg:x2="9.639cm" svg:y2="11.065cm">
            <text:p/>
          </draw:line>
          <draw:line draw:style-name="gr6" draw:layer="layout" svg:x1="10.162cm" svg:y1="11.458cm" svg:x2="10.162cm" svg:y2="12.323cm">
            <text:p/>
          </draw:line>
          <draw:line draw:style-name="gr6" draw:layer="layout" svg:x1="10.162cm" svg:y1="11.458cm" svg:x2="10.162cm" svg:y2="11.065cm">
            <text:p/>
          </draw:line>
          <draw:polyline draw:style-name="gr6" draw:layer="layout" svg:width="0.408cm" svg:height="0cm" svg:x="9.692cm" svg:y="12.375cm" svg:viewBox="0 0 409 0" draw:points="409,0 9,0 0,0">
            <text:p/>
          </draw:polyline>
          <draw:polyline draw:style-name="gr6" draw:layer="layout" svg:width="0.051cm" svg:height="0.051cm" svg:x="9.406cm" svg:y="10.542cm" svg:viewBox="0 0 52 52" draw:points="52,0 28,6 6,28 0,52">
            <text:p/>
          </draw:polyline>
          <draw:polyline draw:style-name="gr6" draw:layer="layout" svg:width="0.051cm" svg:height="0.051cm" svg:x="10.346cm" svg:y="10.542cm" svg:viewBox="0 0 52 52" draw:points="52,52 46,28 25,6 0,0">
            <text:p/>
          </draw:polyline>
          <draw:line draw:style-name="gr6" draw:layer="layout" svg:x1="13.446cm" svg:y1="12.375cm" svg:x2="13.222cm" svg:y2="12.375cm">
            <text:p/>
          </draw:line>
          <draw:polyline draw:style-name="gr6" draw:layer="layout" svg:width="0.193cm" svg:height="0cm" svg:x="13.446cm" svg:y="12.375cm" svg:viewBox="0 0 194 0" draw:points="0,0 3,0 194,0">
            <text:p/>
          </draw:polyline>
          <draw:polyline draw:style-name="gr6" draw:layer="layout" svg:width="0cm" svg:height="0.392cm" svg:x="13.17cm" svg:y="11.065cm" svg:viewBox="0 0 0 393" draw:points="0,393 0,314 0,0">
            <text:p/>
          </draw:polyline>
          <draw:polyline draw:style-name="gr6" draw:layer="layout" svg:width="0.315cm" svg:height="0cm" svg:x="12.097cm" svg:y="13.289cm" svg:viewBox="0 0 316 0" draw:points="316,0 157,0 0,0">
            <text:p/>
          </draw:polyline>
          <draw:line draw:style-name="gr6" draw:layer="layout" svg:x1="10.82cm" svg:y1="11.458cm" svg:x2="10.817cm" svg:y2="11.458cm">
            <text:p/>
          </draw:line>
          <draw:line draw:style-name="gr6" draw:layer="layout" svg:x1="11.331cm" svg:y1="12.375cm" svg:x2="11.472cm" svg:y2="12.375cm">
            <text:p/>
          </draw:line>
          <draw:line draw:style-name="gr6" draw:layer="layout" svg:x1="10.578cm" svg:y1="12.375cm" svg:x2="10.556cm" svg:y2="12.375cm">
            <text:p/>
          </draw:line>
          <draw:line draw:style-name="gr6" draw:layer="layout" svg:x1="10.749cm" svg:y1="12.375cm" svg:x2="10.977cm" svg:y2="12.375cm">
            <text:p/>
          </draw:line>
          <draw:polyline draw:style-name="gr6" draw:layer="layout" svg:width="0.229cm" svg:height="0cm" svg:x="13.723cm" svg:y="12.375cm" svg:viewBox="0 0 230 0" draw:points="0,0 181,0 230,0">
            <text:p/>
          </draw:polyline>
          <draw:line draw:style-name="gr6" draw:layer="layout" svg:x1="13.077cm" svg:y1="12.375cm" svg:x2="13.037cm" svg:y2="12.375cm">
            <text:p/>
          </draw:line>
          <draw:line draw:style-name="gr6" draw:layer="layout" svg:x1="13.222cm" svg:y1="12.375cm" svg:x2="13.446cm" svg:y2="12.375cm">
            <text:p/>
          </draw:line>
          <draw:line draw:style-name="gr6" draw:layer="layout" svg:x1="11.472cm" svg:y1="11.917cm" svg:x2="11.472cm" svg:y2="11.591cm">
            <text:p/>
          </draw:line>
          <draw:line draw:style-name="gr6" draw:layer="layout" svg:x1="13.037cm" svg:y1="11.591cm" svg:x2="13.037cm" svg:y2="11.917cm">
            <text:p/>
          </draw:line>
          <draw:line draw:style-name="gr6" draw:layer="layout" svg:x1="11.472cm" svg:y1="11.917cm" svg:x2="11.472cm" svg:y2="12.179cm">
            <text:p/>
          </draw:line>
          <draw:line draw:style-name="gr6" draw:layer="layout" svg:x1="13.037cm" svg:y1="12.179cm" svg:x2="13.037cm" svg:y2="11.917cm">
            <text:p/>
          </draw:line>
          <draw:line draw:style-name="gr6" draw:layer="layout" svg:x1="11.472cm" svg:y1="12.178cm" svg:x2="11.472cm" svg:y2="12.323cm">
            <text:p/>
          </draw:line>
          <draw:line draw:style-name="gr6" draw:layer="layout" svg:x1="13.037cm" svg:y1="12.227cm" svg:x2="13.037cm" svg:y2="12.178cm">
            <text:p/>
          </draw:line>
          <draw:line draw:style-name="gr6" draw:layer="layout" svg:x1="11.017cm" svg:y1="12.375cm" svg:x2="10.978cm" svg:y2="12.375cm">
            <text:p/>
          </draw:line>
          <draw:line draw:style-name="gr6" draw:layer="layout" svg:x1="13.078cm" svg:y1="12.375cm" svg:x2="13.223cm" svg:y2="12.375cm">
            <text:p/>
          </draw:line>
          <draw:line draw:style-name="gr6" draw:layer="layout" svg:x1="13.037cm" svg:y1="12.323cm" svg:x2="13.037cm" svg:y2="12.227cm">
            <text:p/>
          </draw:line>
          <draw:line draw:style-name="gr6" draw:layer="layout" svg:x1="13.037cm" svg:y1="12.323cm" svg:x2="13.037cm" svg:y2="12.375cm">
            <text:p/>
          </draw:line>
          <draw:polyline draw:style-name="gr6" draw:layer="layout" svg:width="0.313cm" svg:height="0cm" svg:x="11.017cm" svg:y="12.375cm" svg:viewBox="0 0 314 0" draw:points="314,0 293,0 0,0">
            <text:p/>
          </draw:polyline>
          <draw:line draw:style-name="gr6" draw:layer="layout" svg:x1="11.472cm" svg:y1="12.375cm" svg:x2="11.472cm" svg:y2="12.323cm">
            <text:p/>
          </draw:line>
          <draw:line draw:style-name="gr6" draw:layer="layout" svg:x1="13.954cm" svg:y1="11.668cm" svg:x2="13.954cm" svg:y2="11.591cm">
            <text:p/>
          </draw:line>
          <draw:line draw:style-name="gr6" draw:layer="layout" svg:x1="13.954cm" svg:y1="12.064cm" svg:x2="13.954cm" svg:y2="12.122cm">
            <text:p/>
          </draw:line>
          <draw:line draw:style-name="gr6" draw:layer="layout" svg:x1="13.954cm" svg:y1="12.064cm" svg:x2="13.954cm" svg:y2="11.667cm">
            <text:p/>
          </draw:line>
          <draw:line draw:style-name="gr6" draw:layer="layout" svg:x1="10.586cm" svg:y1="12.375cm" svg:x2="10.577cm" svg:y2="12.375cm">
            <text:p/>
          </draw:line>
          <draw:polyline draw:style-name="gr6" draw:layer="layout" svg:width="0.162cm" svg:height="0cm" svg:x="10.586cm" svg:y="12.375cm" svg:viewBox="0 0 163 0" draw:points="0,0 37,0 163,0">
            <text:p/>
          </draw:polyline>
          <draw:line draw:style-name="gr6" draw:layer="layout" svg:x1="10.818cm" svg:y1="11.458cm" svg:x2="10.556cm" svg:y2="11.458cm">
            <text:p/>
          </draw:line>
          <draw:line draw:style-name="gr6" draw:layer="layout" svg:x1="10.556cm" svg:y1="12.357cm" svg:x2="10.556cm" svg:y2="12.375cm">
            <text:p/>
          </draw:line>
          <draw:line draw:style-name="gr6" draw:layer="layout" svg:x1="10.556cm" svg:y1="12.357cm" svg:x2="10.556cm" svg:y2="12.299cm">
            <text:p/>
          </draw:line>
          <draw:line draw:style-name="gr6" draw:layer="layout" svg:x1="10.556cm" svg:y1="11.763cm" svg:x2="10.556cm" svg:y2="11.689cm">
            <text:p/>
          </draw:line>
          <draw:line draw:style-name="gr6" draw:layer="layout" svg:x1="10.556cm" svg:y1="11.763cm" svg:x2="10.556cm" svg:y2="11.969cm">
            <text:p/>
          </draw:line>
          <draw:line draw:style-name="gr6" draw:layer="layout" svg:x1="10.556cm" svg:y1="12.077cm" svg:x2="10.556cm" svg:y2="12.083cm">
            <text:p/>
          </draw:line>
          <draw:line draw:style-name="gr6" draw:layer="layout" svg:x1="10.556cm" svg:y1="12.077cm" svg:x2="10.556cm" svg:y2="11.969cm">
            <text:p/>
          </draw:line>
          <draw:line draw:style-name="gr6" draw:layer="layout" svg:x1="10.556cm" svg:y1="11.653cm" svg:x2="10.556cm" svg:y2="11.591cm">
            <text:p/>
          </draw:line>
          <draw:line draw:style-name="gr6" draw:layer="layout" svg:x1="10.556cm" svg:y1="12.083cm" svg:x2="10.556cm" svg:y2="12.098cm">
            <text:p/>
          </draw:line>
          <draw:line draw:style-name="gr6" draw:layer="layout" svg:x1="10.556cm" svg:y1="11.591cm" svg:x2="10.556cm" svg:y2="11.458cm">
            <text:p/>
          </draw:line>
          <draw:line draw:style-name="gr6" draw:layer="layout" svg:x1="10.556cm" svg:y1="12.098cm" svg:x2="10.556cm" svg:y2="12.298cm">
            <text:p/>
          </draw:line>
          <draw:line draw:style-name="gr6" draw:layer="layout" svg:x1="10.556cm" svg:y1="11.69cm" svg:x2="10.556cm" svg:y2="11.653cm">
            <text:p/>
          </draw:line>
          <draw:polyline draw:style-name="gr6" draw:layer="layout" svg:width="0cm" svg:height="0.252cm" svg:x="13.954cm" svg:y="12.123cm" svg:viewBox="0 0 0 253" draw:points="0,0 0,105 0,253">
            <text:p/>
          </draw:polyline>
          <draw:line draw:style-name="gr6" draw:layer="layout" svg:x1="13.449cm" svg:y1="12.375cm" svg:x2="13.446cm" svg:y2="12.375cm">
            <text:p/>
          </draw:line>
          <draw:line draw:style-name="gr6" draw:layer="layout" svg:x1="13.683cm" svg:y1="12.375cm" svg:x2="13.723cm" svg:y2="12.375cm">
            <text:p/>
          </draw:line>
          <draw:polyline draw:style-name="gr6" draw:layer="layout" svg:width="0.233cm" svg:height="0cm" svg:x="13.45cm" svg:y="12.375cm" svg:viewBox="0 0 234 0" draw:points="234,0 191,0 0,0">
            <text:p/>
          </draw:polyline>
          <draw:line draw:style-name="gr6" draw:layer="layout" svg:x1="11.469cm" svg:y1="11.458cm" svg:x2="11.34cm" svg:y2="11.458cm">
            <text:p/>
          </draw:line>
          <draw:line draw:style-name="gr6" draw:layer="layout" svg:x1="10.833cm" svg:y1="11.458cm" svg:x2="10.821cm" svg:y2="11.458cm">
            <text:p/>
          </draw:line>
          <draw:line draw:style-name="gr6" draw:layer="layout" svg:x1="13.693cm" svg:y1="11.458cm" svg:x2="13.954cm" svg:y2="11.458cm">
            <text:p/>
          </draw:line>
          <draw:polyline draw:style-name="gr6" draw:layer="layout" svg:width="0cm" svg:height="0.132cm" svg:x="11.472cm" svg:y="11.458cm" svg:viewBox="0 0 0 133" draw:points="0,0 0,7 0,133">
            <text:p/>
          </draw:polyline>
          <draw:line draw:style-name="gr6" draw:layer="layout" svg:x1="13.954cm" svg:y1="11.591cm" svg:x2="13.954cm" svg:y2="11.458cm">
            <text:p/>
          </draw:line>
          <draw:line draw:style-name="gr6" draw:layer="layout" svg:x1="13.037cm" svg:y1="11.458cm" svg:x2="13.037cm" svg:y2="11.591cm">
            <text:p/>
          </draw:line>
          <draw:polyline draw:style-name="gr6" draw:layer="layout" svg:width="0.291cm" svg:height="0cm" svg:x="10.833cm" svg:y="11.458cm" svg:viewBox="0 0 292 0" draw:points="292,0 274,0 58,0 0,0">
            <text:p/>
          </draw:polyline>
          <draw:line draw:style-name="gr6" draw:layer="layout" svg:x1="11.469cm" svg:y1="11.458cm" svg:x2="11.472cm" svg:y2="11.458cm">
            <text:p/>
          </draw:line>
          <draw:line draw:style-name="gr6" draw:layer="layout" svg:x1="11.34cm" svg:y1="11.458cm" svg:x2="11.125cm" svg:y2="11.458cm">
            <text:p/>
          </draw:line>
          <draw:line draw:style-name="gr6" draw:layer="layout" svg:x1="13.17cm" svg:y1="11.458cm" svg:x2="13.536cm" svg:y2="11.458cm">
            <text:p/>
          </draw:line>
          <draw:line draw:style-name="gr6" draw:layer="layout" svg:x1="13.17cm" svg:y1="11.458cm" svg:x2="13.037cm" svg:y2="11.458cm">
            <text:p/>
          </draw:line>
          <draw:line draw:style-name="gr6" draw:layer="layout" svg:x1="13.536cm" svg:y1="11.458cm" svg:x2="13.557cm" svg:y2="11.458cm">
            <text:p/>
          </draw:line>
          <draw:line draw:style-name="gr6" draw:layer="layout" svg:x1="13.637cm" svg:y1="11.458cm" svg:x2="13.693cm" svg:y2="11.458cm">
            <text:p/>
          </draw:line>
          <draw:line draw:style-name="gr6" draw:layer="layout" svg:x1="13.637cm" svg:y1="11.458cm" svg:x2="13.557cm" svg:y2="11.458cm">
            <text:p/>
          </draw:line>
          <draw:line draw:style-name="gr6" draw:layer="layout" svg:x1="13.425cm" svg:y1="13.289cm" svg:x2="13.299cm" svg:y2="13.289cm">
            <text:p/>
          </draw:line>
          <draw:line draw:style-name="gr6" draw:layer="layout" svg:x1="11.472cm" svg:y1="12.375cm" svg:x2="11.331cm" svg:y2="12.375cm">
            <text:p/>
          </draw:line>
          <draw:line draw:style-name="gr6" draw:layer="layout" svg:x1="11.472cm" svg:y1="12.673cm" svg:x2="11.472cm" svg:y2="12.683cm">
            <text:p/>
          </draw:line>
          <draw:line draw:style-name="gr6" draw:layer="layout" svg:x1="11.472cm" svg:y1="12.399cm" svg:x2="11.472cm" svg:y2="12.375cm">
            <text:p/>
          </draw:line>
          <draw:line draw:style-name="gr6" draw:layer="layout" svg:x1="11.472cm" svg:y1="13.175cm" svg:x2="11.472cm" svg:y2="13.289cm">
            <text:p/>
          </draw:line>
          <draw:line draw:style-name="gr6" draw:layer="layout" svg:x1="11.472cm" svg:y1="12.722cm" svg:x2="11.472cm" svg:y2="12.716cm">
            <text:p/>
          </draw:line>
          <draw:line draw:style-name="gr6" draw:layer="layout" svg:x1="12.413cm" svg:y1="13.289cm" svg:x2="12.456cm" svg:y2="13.289cm">
            <text:p/>
          </draw:line>
          <draw:line draw:style-name="gr6" draw:layer="layout" svg:x1="12.414cm" svg:y1="13.289cm" svg:x2="12.254cm" svg:y2="13.289cm">
            <text:p/>
          </draw:line>
          <draw:line draw:style-name="gr6" draw:layer="layout" svg:x1="11.995cm" svg:y1="13.289cm" svg:x2="11.934cm" svg:y2="13.289cm">
            <text:p/>
          </draw:line>
          <draw:line draw:style-name="gr6" draw:layer="layout" svg:x1="12.097cm" svg:y1="13.289cm" svg:x2="12.254cm" svg:y2="13.289cm">
            <text:p/>
          </draw:line>
          <draw:line draw:style-name="gr6" draw:layer="layout" svg:x1="12.456cm" svg:y1="13.289cm" svg:x2="12.521cm" svg:y2="13.289cm">
            <text:p/>
          </draw:line>
          <draw:line draw:style-name="gr6" draw:layer="layout" svg:x1="10.578cm" svg:y1="12.375cm" svg:x2="10.556cm" svg:y2="12.375cm">
            <text:p/>
          </draw:line>
          <draw:line draw:style-name="gr6" draw:layer="layout" svg:x1="10.749cm" svg:y1="12.375cm" svg:x2="10.977cm" svg:y2="12.375cm">
            <text:p/>
          </draw:line>
          <draw:polyline draw:style-name="gr6" draw:layer="layout" svg:width="0.229cm" svg:height="0cm" svg:x="13.723cm" svg:y="12.375cm" svg:viewBox="0 0 230 0" draw:points="0,0 181,0 230,0">
            <text:p/>
          </draw:polyline>
          <draw:line draw:style-name="gr6" draw:layer="layout" svg:x1="13.077cm" svg:y1="12.375cm" svg:x2="13.037cm" svg:y2="12.375cm">
            <text:p/>
          </draw:line>
          <draw:line draw:style-name="gr6" draw:layer="layout" svg:x1="13.222cm" svg:y1="12.375cm" svg:x2="13.446cm" svg:y2="12.375cm">
            <text:p/>
          </draw:line>
          <draw:line draw:style-name="gr6" draw:layer="layout" svg:x1="13.693cm" svg:y1="13.289cm" svg:x2="13.736cm" svg:y2="13.289cm">
            <text:p/>
          </draw:line>
          <draw:line draw:style-name="gr6" draw:layer="layout" svg:x1="10.928cm" svg:y1="13.289cm" svg:x2="10.817cm" svg:y2="13.289cm">
            <text:p/>
          </draw:line>
          <draw:line draw:style-name="gr6" draw:layer="layout" svg:x1="10.928cm" svg:y1="13.289cm" svg:x2="11.211cm" svg:y2="13.289cm">
            <text:p/>
          </draw:line>
          <draw:line draw:style-name="gr6" draw:layer="layout" svg:x1="13.037cm" svg:y1="12.454cm" svg:x2="13.037cm" svg:y2="12.375cm">
            <text:p/>
          </draw:line>
          <draw:line draw:style-name="gr6" draw:layer="layout" svg:x1="10.556cm" svg:y1="12.652cm" svg:x2="10.556cm" svg:y2="12.886cm">
            <text:p/>
          </draw:line>
          <draw:line draw:style-name="gr6" draw:layer="layout" svg:x1="10.556cm" svg:y1="12.556cm" svg:x2="10.556cm" svg:y2="12.464cm">
            <text:p/>
          </draw:line>
          <draw:line draw:style-name="gr6" draw:layer="layout" svg:x1="10.556cm" svg:y1="12.412cm" svg:x2="10.556cm" svg:y2="12.375cm">
            <text:p/>
          </draw:line>
          <draw:line draw:style-name="gr6" draw:layer="layout" svg:x1="10.556cm" svg:y1="12.944cm" svg:x2="10.556cm" svg:y2="12.981cm">
            <text:p/>
          </draw:line>
          <draw:line draw:style-name="gr6" draw:layer="layout" svg:x1="10.556cm" svg:y1="13.289cm" svg:x2="10.818cm" svg:y2="13.289cm">
            <text:p/>
          </draw:line>
          <draw:line draw:style-name="gr6" draw:layer="layout" svg:x1="10.556cm" svg:y1="13.289cm" svg:x2="10.556cm" svg:y2="12.981cm">
            <text:p/>
          </draw:line>
          <draw:polyline draw:style-name="gr6" draw:layer="layout" svg:width="0cm" svg:height="0cm" svg:x="10.928cm" svg:y="13.289cm" svg:viewBox="0 0 0 0" draw:points="0,0">
            <text:p/>
          </draw:polyline>
          <draw:line draw:style-name="gr6" draw:layer="layout" svg:x1="10.977cm" svg:y1="12.375cm" svg:x2="10.749cm" svg:y2="12.375cm">
            <text:p/>
          </draw:line>
          <draw:line draw:style-name="gr6" draw:layer="layout" svg:x1="10.978cm" svg:y1="12.375cm" svg:x2="11.017cm" svg:y2="12.375cm">
            <text:p/>
          </draw:line>
          <draw:line draw:style-name="gr6" draw:layer="layout" svg:x1="11.017cm" svg:y1="12.375cm" svg:x2="11.31cm" svg:y2="12.375cm">
            <text:p/>
          </draw:line>
          <draw:line draw:style-name="gr6" draw:layer="layout" svg:x1="13.078cm" svg:y1="12.375cm" svg:x2="13.223cm" svg:y2="12.375cm">
            <text:p/>
          </draw:line>
          <draw:polyline draw:style-name="gr6" draw:layer="layout" svg:width="0cm" svg:height="0.295cm" svg:x="13.037cm" svg:y="12.455cm" svg:viewBox="0 0 0 296" draw:points="0,0 0,22 0,296">
            <text:p/>
          </draw:polyline>
          <draw:polyline draw:style-name="gr6" draw:layer="layout" svg:width="0.039cm" svg:height="0.1cm" svg:x="13.037cm" svg:y="12.375cm" svg:viewBox="0 0 40 101" draw:points="0,101 0,79 0,0 40,0">
            <text:p/>
          </draw:polyline>
          <draw:polyline draw:style-name="gr6" draw:layer="layout" svg:width="0.313cm" svg:height="0cm" svg:x="11.017cm" svg:y="12.375cm" svg:viewBox="0 0 314 0" draw:points="314,0 293,0 0,0">
            <text:p/>
          </draw:polyline>
          <draw:line draw:style-name="gr6" draw:layer="layout" svg:x1="11.472cm" svg:y1="12.71cm" svg:x2="11.472cm" svg:y2="12.716cm">
            <text:p/>
          </draw:line>
          <draw:line draw:style-name="gr6" draw:layer="layout" svg:x1="11.472cm" svg:y1="12.71cm" svg:x2="11.472cm" svg:y2="12.683cm">
            <text:p/>
          </draw:line>
          <draw:line draw:style-name="gr6" draw:layer="layout" svg:x1="11.472cm" svg:y1="12.722cm" svg:x2="11.472cm" svg:y2="12.738cm">
            <text:p/>
          </draw:line>
          <draw:line draw:style-name="gr6" draw:layer="layout" svg:x1="11.472cm" svg:y1="12.873cm" svg:x2="11.472cm" svg:y2="12.91cm">
            <text:p/>
          </draw:line>
          <draw:line draw:style-name="gr6" draw:layer="layout" svg:x1="11.472cm" svg:y1="13.06cm" svg:x2="11.472cm" svg:y2="13.174cm">
            <text:p/>
          </draw:line>
          <draw:line draw:style-name="gr6" draw:layer="layout" svg:x1="12.52cm" svg:y1="13.289cm" svg:x2="12.576cm" svg:y2="13.289cm">
            <text:p/>
          </draw:line>
          <draw:polyline draw:style-name="gr6" draw:layer="layout" svg:width="0cm" svg:height="0.811cm" svg:x="13.037cm" svg:y="12.476cm" svg:viewBox="0 0 0 812" draw:points="0,812 0,274 0,0">
            <text:p/>
          </draw:polyline>
          <draw:line draw:style-name="gr6" draw:layer="layout" svg:x1="11.998cm" svg:y1="13.289cm" svg:x2="11.995cm" svg:y2="13.289cm">
            <text:p/>
          </draw:line>
          <draw:line draw:style-name="gr6" draw:layer="layout" svg:x1="11.998cm" svg:y1="13.289cm" svg:x2="12.097cm" svg:y2="13.289cm">
            <text:p/>
          </draw:line>
          <draw:line draw:style-name="gr6" draw:layer="layout" svg:x1="13.037cm" svg:y1="13.289cm" svg:x2="13.037cm" svg:y2="12.75cm">
            <text:p/>
          </draw:line>
          <draw:line draw:style-name="gr6" draw:layer="layout" svg:x1="11.472cm" svg:y1="12.399cm" svg:x2="11.472cm" svg:y2="12.375cm">
            <text:p/>
          </draw:line>
          <draw:line draw:style-name="gr6" draw:layer="layout" svg:x1="11.331cm" svg:y1="12.375cm" svg:x2="11.31cm" svg:y2="12.375cm">
            <text:p/>
          </draw:line>
          <draw:line draw:style-name="gr6" draw:layer="layout" svg:x1="11.472cm" svg:y1="12.4cm" svg:x2="11.472cm" svg:y2="12.465cm">
            <text:p/>
          </draw:line>
          <draw:line draw:style-name="gr6" draw:layer="layout" svg:x1="11.472cm" svg:y1="13.175cm" svg:x2="11.472cm" svg:y2="13.289cm">
            <text:p/>
          </draw:line>
          <draw:line draw:style-name="gr6" draw:layer="layout" svg:x1="11.472cm" svg:y1="12.91cm" svg:x2="11.472cm" svg:y2="12.873cm">
            <text:p/>
          </draw:line>
          <draw:polyline draw:style-name="gr6" draw:layer="layout" svg:width="0cm" svg:height="0.149cm" svg:x="11.472cm" svg:y="12.911cm" svg:viewBox="0 0 0 150" draw:points="0,113 0,150 0,113 0,0 0,113">
            <text:p/>
          </draw:polyline>
          <draw:line draw:style-name="gr6" draw:layer="layout" svg:x1="11.472cm" svg:y1="13.06cm" svg:x2="11.472cm" svg:y2="13.174cm">
            <text:p/>
          </draw:line>
          <draw:line draw:style-name="gr6" draw:layer="layout" svg:x1="11.472cm" svg:y1="12.683cm" svg:x2="11.472cm" svg:y2="12.673cm">
            <text:p/>
          </draw:line>
          <draw:line draw:style-name="gr6" draw:layer="layout" svg:x1="11.472cm" svg:y1="12.716cm" svg:x2="11.472cm" svg:y2="12.722cm">
            <text:p/>
          </draw:line>
          <draw:polyline draw:style-name="gr6" draw:layer="layout" svg:width="0cm" svg:height="0.032cm" svg:x="11.472cm" svg:y="12.683cm" svg:viewBox="0 0 0 33" draw:points="0,33 0,27 0,0">
            <text:p/>
          </draw:polyline>
          <draw:line draw:style-name="gr6" draw:layer="layout" svg:x1="11.472cm" svg:y1="12.722cm" svg:x2="11.472cm" svg:y2="12.738cm">
            <text:p/>
          </draw:line>
          <draw:line draw:style-name="gr6" draw:layer="layout" svg:x1="11.472cm" svg:y1="12.674cm" svg:x2="11.472cm" svg:y2="12.652cm">
            <text:p/>
          </draw:line>
          <draw:line draw:style-name="gr6" draw:layer="layout" svg:x1="11.472cm" svg:y1="12.651cm" svg:x2="11.472cm" svg:y2="12.464cm">
            <text:p/>
          </draw:line>
          <draw:line draw:style-name="gr6" draw:layer="layout" svg:x1="11.472cm" svg:y1="12.738cm" svg:x2="11.472cm" svg:y2="12.873cm">
            <text:p/>
          </draw:line>
          <draw:line draw:style-name="gr6" draw:layer="layout" svg:x1="11.472cm" svg:y1="12.375cm" svg:x2="11.331cm" svg:y2="12.375cm">
            <text:p/>
          </draw:line>
          <draw:line draw:style-name="gr6" draw:layer="layout" svg:x1="11.472cm" svg:y1="12.464cm" svg:x2="11.472cm" svg:y2="12.651cm">
            <text:p/>
          </draw:line>
          <draw:polyline draw:style-name="gr6" draw:layer="layout" svg:width="0.26cm" svg:height="0cm" svg:x="11.211cm" svg:y="13.289cm" svg:viewBox="0 0 261 0" draw:points="261,0 175,0 0,0">
            <text:p/>
          </draw:polyline>
          <draw:line draw:style-name="gr6" draw:layer="layout" svg:x1="13.037cm" svg:y1="13.289cm" svg:x2="13.299cm" svg:y2="13.289cm">
            <text:p/>
          </draw:line>
          <draw:line draw:style-name="gr6" draw:layer="layout" svg:x1="13.954cm" svg:y1="13.289cm" svg:x2="13.954cm" svg:y2="12.947cm">
            <text:p/>
          </draw:line>
          <draw:line draw:style-name="gr6" draw:layer="layout" svg:x1="10.556cm" svg:y1="12.916cm" svg:x2="10.556cm" svg:y2="12.885cm">
            <text:p/>
          </draw:line>
          <draw:line draw:style-name="gr6" draw:layer="layout" svg:x1="10.556cm" svg:y1="12.917cm" svg:x2="10.556cm" svg:y2="12.944cm">
            <text:p/>
          </draw:line>
          <draw:line draw:style-name="gr6" draw:layer="layout" svg:x1="10.556cm" svg:y1="12.652cm" svg:x2="10.556cm" svg:y2="12.557cm">
            <text:p/>
          </draw:line>
          <draw:polyline draw:style-name="gr6" draw:layer="layout" svg:width="0.171cm" svg:height="0cm" svg:x="10.577cm" svg:y="12.375cm" svg:viewBox="0 0 172 0" draw:points="0,0 9,0 46,0 172,0 46,0 9,0">
            <text:p/>
          </draw:polyline>
          <draw:line draw:style-name="gr6" draw:layer="layout" svg:x1="10.578cm" svg:y1="12.375cm" svg:x2="10.556cm" svg:y2="12.375cm">
            <text:p/>
          </draw:line>
          <draw:line draw:style-name="gr6" draw:layer="layout" svg:x1="10.577cm" svg:y1="12.375cm" svg:x2="10.586cm" svg:y2="12.375cm">
            <text:p/>
          </draw:line>
          <draw:polyline draw:style-name="gr6" draw:layer="layout" svg:width="0cm" svg:height="0.051cm" svg:x="10.556cm" svg:y="12.412cm" svg:viewBox="0 0 0 52" draw:points="0,0 0,18 0,52">
            <text:p/>
          </draw:polyline>
          <draw:line draw:style-name="gr6" draw:layer="layout" svg:x1="13.425cm" svg:y1="13.289cm" svg:x2="13.693cm" svg:y2="13.289cm">
            <text:p/>
          </draw:line>
          <draw:line draw:style-name="gr6" draw:layer="layout" svg:x1="13.917cm" svg:y1="13.289cm" svg:x2="13.954cm" svg:y2="13.289cm">
            <text:p/>
          </draw:line>
          <draw:line draw:style-name="gr6" draw:layer="layout" svg:x1="13.954cm" svg:y1="12.87cm" svg:x2="13.954cm" svg:y2="12.75cm">
            <text:p/>
          </draw:line>
          <draw:line draw:style-name="gr6" draw:layer="layout" svg:x1="13.954cm" svg:y1="12.87cm" svg:x2="13.954cm" svg:y2="12.947cm">
            <text:p/>
          </draw:line>
          <draw:line draw:style-name="gr6" draw:layer="layout" svg:x1="13.954cm" svg:y1="12.75cm" svg:x2="13.954cm" svg:y2="12.375cm">
            <text:p/>
          </draw:line>
          <draw:line draw:style-name="gr6" draw:layer="layout" svg:x1="13.449cm" svg:y1="12.375cm" svg:x2="13.446cm" svg:y2="12.375cm">
            <text:p/>
          </draw:line>
          <draw:line draw:style-name="gr6" draw:layer="layout" svg:x1="13.683cm" svg:y1="12.375cm" svg:x2="13.723cm" svg:y2="12.375cm">
            <text:p/>
          </draw:line>
          <draw:line draw:style-name="gr6" draw:layer="layout" svg:x1="13.684cm" svg:y1="12.375cm" svg:x2="13.641cm" svg:y2="12.375cm">
            <text:p/>
          </draw:line>
          <draw:line draw:style-name="gr6" draw:layer="layout" svg:x1="13.641cm" svg:y1="12.375cm" svg:x2="13.45cm" svg:y2="12.375cm">
            <text:p/>
          </draw:line>
          <draw:line draw:style-name="gr6" draw:layer="layout" svg:x1="13.683cm" svg:y1="12.375cm" svg:x2="13.723cm" svg:y2="12.375cm">
            <text:p/>
          </draw:line>
          <draw:line draw:style-name="gr6" draw:layer="layout" svg:x1="13.641cm" svg:y1="12.375cm" svg:x2="13.45cm" svg:y2="12.375cm">
            <text:p/>
          </draw:line>
          <draw:line draw:style-name="gr6" draw:layer="layout" svg:x1="13.905cm" svg:y1="12.375cm" svg:x2="13.954cm" svg:y2="12.375cm">
            <text:p/>
          </draw:line>
          <draw:line draw:style-name="gr6" draw:layer="layout" svg:x1="13.449cm" svg:y1="12.375cm" svg:x2="13.446cm" svg:y2="12.375cm">
            <text:p/>
          </draw:line>
          <draw:line draw:style-name="gr6" draw:layer="layout" svg:x1="13.736cm" svg:y1="13.289cm" svg:x2="13.917cm" svg:y2="13.289cm">
            <text:p/>
          </draw:line>
          <draw:line draw:style-name="gr6" draw:layer="layout" svg:x1="13.904cm" svg:y1="12.375cm" svg:x2="13.723cm" svg:y2="12.375cm">
            <text:p/>
          </draw:line>
          <draw:line draw:style-name="gr6" draw:layer="layout" svg:x1="13.446cm" svg:y1="12.375cm" svg:x2="13.222cm" svg:y2="12.375cm">
            <text:p/>
          </draw:line>
          <draw:line draw:style-name="gr6" draw:layer="layout" svg:x1="12.044cm" svg:y1="16.244cm" svg:x2="11.992cm" svg:y2="16.244cm">
            <text:p/>
          </draw:line>
          <draw:polyline draw:style-name="gr3" draw:layer="layout" svg:width="0cm" svg:height="1.986cm" svg:x="12.045cm" svg:y="14.257cm" svg:viewBox="0 0 0 1987" draw:points="0,1987 0,993 0,0">
            <text:p/>
          </draw:polyline>
          <draw:line draw:style-name="gr3" draw:layer="layout" svg:x1="12.466cm" svg:y1="14.257cm" svg:x2="12.466cm" svg:y2="15.25cm">
            <text:p/>
          </draw:line>
          <draw:line draw:style-name="gr6" draw:layer="layout" svg:x1="12.466cm" svg:y1="16.244cm" svg:x2="12.518cm" svg:y2="16.244cm">
            <text:p/>
          </draw:line>
          <draw:line draw:style-name="gr3" draw:layer="layout" svg:x1="12.466cm" svg:y1="16.244cm" svg:x2="12.466cm" svg:y2="15.25cm">
            <text:p/>
          </draw:line>
          <draw:line draw:style-name="gr6" draw:layer="layout" svg:x1="11.992cm" svg:y1="16.244cm" svg:x2="12.044cm" svg:y2="16.296cm">
            <text:p/>
          </draw:line>
          <draw:line draw:style-name="gr6" draw:layer="layout" svg:x1="11.992cm" svg:y1="16.244cm" svg:x2="11.992cm" svg:y2="15.25cm">
            <text:p/>
          </draw:line>
          <draw:line draw:style-name="gr6" draw:layer="layout" svg:x1="12.045cm" svg:y1="14.205cm" svg:x2="12.057cm" svg:y2="14.205cm">
            <text:p/>
          </draw:line>
          <draw:line draw:style-name="gr6" draw:layer="layout" svg:x1="12.044cm" svg:y1="14.205cm" svg:x2="11.992cm" svg:y2="14.257cm">
            <text:p/>
          </draw:line>
          <draw:line draw:style-name="gr6" draw:layer="layout" svg:x1="11.992cm" svg:y1="16.244cm" svg:x2="12.001cm" svg:y2="16.244cm">
            <text:p/>
          </draw:line>
          <draw:line draw:style-name="gr6" draw:layer="layout" svg:x1="11.992cm" svg:y1="15.25cm" svg:x2="11.992cm" svg:y2="14.257cm">
            <text:p/>
          </draw:line>
          <draw:polyline draw:style-name="gr6" draw:layer="layout" svg:width="0.009cm" svg:height="0.992cm" svg:x="12.508cm" svg:y="14.257cm" svg:viewBox="0 0 10 993" draw:points="0,0 10,0 10,993">
            <text:p/>
          </draw:polyline>
          <draw:polyline draw:style-name="gr6" draw:layer="layout" svg:width="0.408cm" svg:height="0cm" svg:x="12.057cm" svg:y="14.205cm" svg:viewBox="0 0 409 0" draw:points="409,0 397,0 0,0">
            <text:p/>
          </draw:polyline>
          <draw:line draw:style-name="gr6" draw:layer="layout" svg:x1="12.459cm" svg:y1="14.257cm" svg:x2="12.508cm" svg:y2="14.257cm">
            <text:p/>
          </draw:line>
          <draw:line draw:style-name="gr6" draw:layer="layout" svg:x1="12.518cm" svg:y1="14.257cm" svg:x2="12.466cm" svg:y2="14.205cm">
            <text:p/>
          </draw:line>
          <draw:line draw:style-name="gr6" draw:layer="layout" svg:x1="12.001cm" svg:y1="14.257cm" svg:x2="11.992cm" svg:y2="14.257cm">
            <text:p/>
          </draw:line>
          <draw:line draw:style-name="gr6" draw:layer="layout" svg:x1="12.001cm" svg:y1="14.257cm" svg:x2="12.46cm" svg:y2="14.257cm">
            <text:p/>
          </draw:line>
          <draw:polyline draw:style-name="gr6" draw:layer="layout" svg:width="0.009cm" svg:height="0.993cm" svg:x="12.508cm" svg:y="15.25cm" svg:viewBox="0 0 10 994" draw:points="10,0 10,994 0,994">
            <text:p/>
          </draw:polyline>
          <draw:line draw:style-name="gr6" draw:layer="layout" svg:x1="12.057cm" svg:y1="16.296cm" svg:x2="12.045cm" svg:y2="16.296cm">
            <text:p/>
          </draw:line>
          <draw:line draw:style-name="gr6" draw:layer="layout" svg:x1="12.453cm" svg:y1="16.296cm" svg:x2="12.465cm" svg:y2="16.296cm">
            <text:p/>
          </draw:line>
          <draw:line draw:style-name="gr6" draw:layer="layout" svg:x1="12.454cm" svg:y1="16.296cm" svg:x2="12.057cm" svg:y2="16.296cm">
            <text:p/>
          </draw:line>
          <draw:line draw:style-name="gr6" draw:layer="layout" svg:x1="12.001cm" svg:y1="16.244cm" svg:x2="12.508cm" svg:y2="16.244cm">
            <text:p/>
          </draw:line>
          <draw:line draw:style-name="gr6" draw:layer="layout" svg:x1="12.518cm" svg:y1="16.244cm" svg:x2="12.466cm" svg:y2="16.296cm">
            <text:p/>
          </draw:line>
          <draw:line draw:style-name="gr6" draw:layer="layout" svg:x1="11.208cm" svg:y1="9.758cm" svg:x2="11.208cm" svg:y2="7.273cm">
            <text:p/>
          </draw:line>
          <draw:line draw:style-name="gr6" draw:layer="layout" svg:x1="11.208cm" svg:y1="9.758cm" svg:x2="11.211cm" svg:y2="9.758cm">
            <text:p/>
          </draw:line>
          <draw:line draw:style-name="gr6" draw:layer="layout" svg:x1="12.779cm" svg:y1="9.758cm" svg:x2="12.779cm" svg:y2="10.019cm">
            <text:p/>
          </draw:line>
          <draw:line draw:style-name="gr6" draw:layer="layout" svg:x1="11.731cm" svg:y1="10.019cm" svg:x2="11.731cm" svg:y2="9.758cm">
            <text:p/>
          </draw:line>
          <draw:line draw:style-name="gr6" draw:layer="layout" svg:x1="10.209cm" svg:y1="11.065cm" svg:x2="10.209cm" svg:y2="11.458cm">
            <text:p/>
          </draw:line>
          <draw:line draw:style-name="gr6" draw:layer="layout" svg:x1="13.954cm" svg:y1="11.458cm" svg:x2="14.084cm" svg:y2="11.458cm">
            <text:p/>
          </draw:line>
          <draw:line draw:style-name="gr6" draw:layer="layout" svg:x1="15.39cm" svg:y1="11.458cm" svg:x2="15.393cm" svg:y2="11.458cm">
            <text:p/>
          </draw:line>
          <draw:line draw:style-name="gr6" draw:layer="layout" svg:x1="15.39cm" svg:y1="11.458cm" svg:x2="15.368cm" svg:y2="11.458cm">
            <text:p/>
          </draw:line>
          <draw:line draw:style-name="gr6" draw:layer="layout" svg:x1="10.208cm" svg:y1="11.458cm" svg:x2="10.162cm" svg:y2="11.458cm">
            <text:p/>
          </draw:line>
          <draw:polyline draw:style-name="gr6" draw:layer="layout" svg:width="0.303cm" svg:height="0cm" svg:x="10.209cm" svg:y="11.458cm" svg:viewBox="0 0 304 0" draw:points="0,0 218,0 304,0">
            <text:p/>
          </draw:polyline>
          <draw:line draw:style-name="gr6" draw:layer="layout" svg:x1="14.083cm" svg:y1="11.458cm" svg:x2="15.368cm" svg:y2="11.458cm">
            <text:p/>
          </draw:line>
          <draw:line draw:style-name="gr6" draw:layer="layout" svg:x1="15.393cm" svg:y1="11.065cm" svg:x2="13.954cm" svg:y2="11.065cm">
            <text:p/>
          </draw:line>
          <draw:line draw:style-name="gr6" draw:layer="layout" svg:x1="15.393cm" svg:y1="11.065cm" svg:x2="15.393cm" svg:y2="11.458cm">
            <text:p/>
          </draw:line>
          <draw:line draw:style-name="gr6" draw:layer="layout" svg:x1="10.541cm" svg:y1="11.458cm" svg:x2="10.513cm" svg:y2="11.458cm">
            <text:p/>
          </draw:line>
          <draw:line draw:style-name="gr6" draw:layer="layout" svg:x1="10.556cm" svg:y1="11.458cm" svg:x2="10.818cm" svg:y2="11.458cm">
            <text:p/>
          </draw:line>
          <draw:polyline draw:style-name="gr6" draw:layer="layout" svg:width="0.346cm" svg:height="0cm" svg:x="10.209cm" svg:y="11.065cm" svg:viewBox="0 0 347 0" draw:points="347,0 190,0 0,0">
            <text:p/>
          </draw:polyline>
          <draw:line draw:style-name="gr6" draw:layer="layout" svg:x1="10.556cm" svg:y1="11.065cm" svg:x2="10.556cm" svg:y2="7.535cm">
            <text:p/>
          </draw:line>
          <draw:line draw:style-name="gr6" draw:layer="layout" svg:x1="10.556cm" svg:y1="11.458cm" svg:x2="10.541cm" svg:y2="11.458cm">
            <text:p/>
          </draw:line>
          <draw:polyline draw:style-name="gr6" draw:layer="layout" svg:width="0.476cm" svg:height="0cm" svg:x="9.116cm" svg:y="11.065cm" svg:viewBox="0 0 477 0" draw:points="477,0 289,0 0,0">
            <text:p/>
          </draw:polyline>
          <draw:line draw:style-name="gr6" draw:layer="layout" svg:x1="9.116cm" svg:y1="11.458cm" svg:x2="9.593cm" svg:y2="11.458cm">
            <text:p/>
          </draw:line>
          <draw:line draw:style-name="gr6" draw:layer="layout" svg:x1="9.116cm" svg:y1="11.458cm" svg:x2="9.116cm" svg:y2="11.065cm">
            <text:p/>
          </draw:line>
          <draw:line draw:style-name="gr6" draw:layer="layout" svg:x1="9.593cm" svg:y1="11.065cm" svg:x2="9.639cm" svg:y2="11.065cm">
            <text:p/>
          </draw:line>
          <draw:line draw:style-name="gr6" draw:layer="layout" svg:x1="10.162cm" svg:y1="11.065cm" svg:x2="10.208cm" svg:y2="11.065cm">
            <text:p/>
          </draw:line>
          <draw:line draw:style-name="gr6" draw:layer="layout" svg:x1="10.162cm" svg:y1="11.065cm" svg:x2="9.639cm" svg:y2="11.065cm">
            <text:p/>
          </draw:line>
          <draw:polyline draw:style-name="gr6" draw:layer="layout" svg:width="0.045cm" svg:height="0.392cm" svg:x="9.593cm" svg:y="11.065cm" svg:viewBox="0 0 46 393" draw:points="46,393 0,393 0,0">
            <text:p/>
          </draw:polyline>
          <draw:line draw:style-name="gr6" draw:layer="layout" svg:x1="11.34cm" svg:y1="11.458cm" svg:x2="11.469cm" svg:y2="11.458cm">
            <text:p/>
          </draw:line>
          <draw:polyline draw:style-name="gr6" draw:layer="layout" svg:width="0.015cm" svg:height="1.438cm" svg:x="10.817cm" svg:y="10.019cm" svg:viewBox="0 0 16 1439" draw:points="16,1439 0,1439 0,0">
            <text:p/>
          </draw:polyline>
          <draw:line draw:style-name="gr6" draw:layer="layout" svg:x1="13.693cm" svg:y1="11.458cm" svg:x2="13.954cm" svg:y2="11.458cm">
            <text:p/>
          </draw:line>
          <draw:line draw:style-name="gr6" draw:layer="layout" svg:x1="13.954cm" svg:y1="7.865cm" svg:x2="13.954cm" svg:y2="7.535cm">
            <text:p/>
          </draw:line>
          <draw:line draw:style-name="gr6" draw:layer="layout" svg:x1="13.954cm" svg:y1="7.864cm" svg:x2="13.954cm" svg:y2="11.065cm">
            <text:p/>
          </draw:line>
          <draw:line draw:style-name="gr6" draw:layer="layout" svg:x1="13.954cm" svg:y1="11.458cm" svg:x2="13.693cm" svg:y2="11.458cm">
            <text:p/>
          </draw:line>
          <draw:line draw:style-name="gr6" draw:layer="layout" svg:x1="12.936cm" svg:y1="10.019cm" svg:x2="12.93cm" svg:y2="10.019cm">
            <text:p/>
          </draw:line>
          <draw:line draw:style-name="gr6" draw:layer="layout" svg:x1="12.779cm" svg:y1="10.019cm" svg:x2="12.773cm" svg:y2="10.019cm">
            <text:p/>
          </draw:line>
          <draw:line draw:style-name="gr6" draw:layer="layout" svg:x1="12.779cm" svg:y1="10.019cm" svg:x2="12.791cm" svg:y2="10.019cm">
            <text:p/>
          </draw:line>
          <draw:line draw:style-name="gr6" draw:layer="layout" svg:x1="13.693cm" svg:y1="10.019cm" svg:x2="13.693cm" svg:y2="11.458cm">
            <text:p/>
          </draw:line>
          <draw:polyline draw:style-name="gr6" draw:layer="layout" svg:width="0.291cm" svg:height="0cm" svg:x="10.833cm" svg:y="11.458cm" svg:viewBox="0 0 292 0" draw:points="292,0 274,0 58,0 0,0">
            <text:p/>
          </draw:polyline>
          <draw:line draw:style-name="gr6" draw:layer="layout" svg:x1="11.469cm" svg:y1="11.458cm" svg:x2="11.472cm" svg:y2="11.458cm">
            <text:p/>
          </draw:line>
          <draw:line draw:style-name="gr6" draw:layer="layout" svg:x1="11.34cm" svg:y1="11.458cm" svg:x2="11.125cm" svg:y2="11.458cm">
            <text:p/>
          </draw:line>
          <draw:line draw:style-name="gr6" draw:layer="layout" svg:x1="13.17cm" svg:y1="11.458cm" svg:x2="13.536cm" svg:y2="11.458cm">
            <text:p/>
          </draw:line>
          <draw:line draw:style-name="gr6" draw:layer="layout" svg:x1="13.17cm" svg:y1="11.458cm" svg:x2="13.037cm" svg:y2="11.458cm">
            <text:p/>
          </draw:line>
          <draw:line draw:style-name="gr6" draw:layer="layout" svg:x1="13.536cm" svg:y1="11.458cm" svg:x2="13.557cm" svg:y2="11.458cm">
            <text:p/>
          </draw:line>
          <draw:line draw:style-name="gr6" draw:layer="layout" svg:x1="13.637cm" svg:y1="11.458cm" svg:x2="13.693cm" svg:y2="11.458cm">
            <text:p/>
          </draw:line>
          <draw:line draw:style-name="gr6" draw:layer="layout" svg:x1="13.637cm" svg:y1="11.458cm" svg:x2="13.557cm" svg:y2="11.458cm">
            <text:p/>
          </draw:line>
          <draw:line draw:style-name="gr6" draw:layer="layout" svg:x1="13.375cm" svg:y1="7.273cm" svg:x2="13.302cm" svg:y2="7.273cm">
            <text:p/>
          </draw:line>
          <draw:line draw:style-name="gr6" draw:layer="layout" svg:x1="13.376cm" svg:y1="7.273cm" svg:x2="13.693cm" svg:y2="7.273cm">
            <text:p/>
          </draw:line>
          <draw:line draw:style-name="gr6" draw:layer="layout" svg:x1="11.208cm" svg:y1="7.273cm" svg:x2="10.817cm" svg:y2="7.273cm">
            <text:p/>
          </draw:line>
          <draw:polyline draw:style-name="gr6" draw:layer="layout" svg:width="0.919cm" svg:height="0cm" svg:x="10.817cm" svg:y="10.019cm" svg:viewBox="0 0 920 0" draw:points="0,0 914,0 920,0">
            <text:p/>
          </draw:polyline>
          <draw:line draw:style-name="gr6" draw:layer="layout" svg:x1="12.254cm" svg:y1="10.019cm" svg:x2="12.263cm" svg:y2="10.019cm">
            <text:p/>
          </draw:line>
          <draw:line draw:style-name="gr6" draw:layer="layout" svg:x1="12.091cm" svg:y1="10.019cm" svg:x2="11.863cm" svg:y2="10.019cm">
            <text:p/>
          </draw:line>
          <draw:line draw:style-name="gr6" draw:layer="layout" svg:x1="11.749cm" svg:y1="10.019cm" svg:x2="11.737cm" svg:y2="10.019cm">
            <text:p/>
          </draw:line>
          <draw:line draw:style-name="gr6" draw:layer="layout" svg:x1="12.908cm" svg:y1="10.019cm" svg:x2="12.93cm" svg:y2="10.019cm">
            <text:p/>
          </draw:line>
          <draw:line draw:style-name="gr6" draw:layer="layout" svg:x1="12.936cm" svg:y1="10.019cm" svg:x2="13.693cm" svg:y2="10.019cm">
            <text:p/>
          </draw:line>
          <draw:line draw:style-name="gr6" draw:layer="layout" svg:x1="12.829cm" svg:y1="10.019cm" svg:x2="12.792cm" svg:y2="10.019cm">
            <text:p/>
          </draw:line>
          <draw:line draw:style-name="gr6" draw:layer="layout" svg:x1="12.828cm" svg:y1="10.019cm" svg:x2="12.908cm" svg:y2="10.019cm">
            <text:p/>
          </draw:line>
          <draw:polyline draw:style-name="gr6" draw:layer="layout" svg:width="0cm" svg:height="0cm" svg:x="12.773cm" svg:y="10.019cm" svg:viewBox="0 0 0 0" draw:points="0,0">
            <text:p/>
          </draw:polyline>
          <draw:line draw:style-name="gr6" draw:layer="layout" svg:x1="12.657cm" svg:y1="10.019cm" svg:x2="12.647cm" svg:y2="10.019cm">
            <text:p/>
          </draw:line>
          <draw:polyline draw:style-name="gr6" draw:layer="layout" svg:width="0.116cm" svg:height="0cm" svg:x="12.656cm" svg:y="10.019cm" svg:viewBox="0 0 117 0" draw:points="0,0 24,0 117,0">
            <text:p/>
          </draw:polyline>
          <draw:line draw:style-name="gr6" draw:layer="layout" svg:x1="12.542cm" svg:y1="10.019cm" svg:x2="12.484cm" svg:y2="10.019cm">
            <text:p/>
          </draw:line>
          <draw:line draw:style-name="gr6" draw:layer="layout" svg:x1="12.619cm" svg:y1="10.019cm" svg:x2="12.647cm" svg:y2="10.019cm">
            <text:p/>
          </draw:line>
          <draw:line draw:style-name="gr6" draw:layer="layout" svg:x1="12.619cm" svg:y1="10.019cm" svg:x2="12.542cm" svg:y2="10.019cm">
            <text:p/>
          </draw:line>
          <draw:polyline draw:style-name="gr6" draw:layer="layout" svg:width="0.22cm" svg:height="0cm" svg:x="12.262cm" svg:y="10.019cm" svg:viewBox="0 0 221 0" draw:points="221,0 215,0 71,0 0,0">
            <text:p/>
          </draw:polyline>
          <draw:line draw:style-name="gr6" draw:layer="layout" svg:x1="12.106cm" svg:y1="10.019cm" svg:x2="12.091cm" svg:y2="10.019cm">
            <text:p/>
          </draw:line>
          <draw:line draw:style-name="gr6" draw:layer="layout" svg:x1="12.106cm" svg:y1="10.019cm" svg:x2="12.223cm" svg:y2="10.019cm">
            <text:p/>
          </draw:line>
          <draw:line draw:style-name="gr6" draw:layer="layout" svg:x1="12.25cm" svg:y1="10.019cm" svg:x2="12.253cm" svg:y2="10.019cm">
            <text:p/>
          </draw:line>
          <draw:line draw:style-name="gr6" draw:layer="layout" svg:x1="12.25cm" svg:y1="10.019cm" svg:x2="12.222cm" svg:y2="10.019cm">
            <text:p/>
          </draw:line>
          <draw:line draw:style-name="gr6" draw:layer="layout" svg:x1="11.795cm" svg:y1="10.019cm" svg:x2="11.749cm" svg:y2="10.019cm">
            <text:p/>
          </draw:line>
          <draw:line draw:style-name="gr6" draw:layer="layout" svg:x1="11.795cm" svg:y1="10.019cm" svg:x2="11.863cm" svg:y2="10.019cm">
            <text:p/>
          </draw:line>
          <draw:line draw:style-name="gr6" draw:layer="layout" svg:x1="11.731cm" svg:y1="9.758cm" svg:x2="11.211cm" svg:y2="9.758cm">
            <text:p/>
          </draw:line>
          <draw:polyline draw:style-name="gr6" draw:layer="layout" svg:width="0.15cm" svg:height="0cm" svg:x="11.731cm" svg:y="9.758cm" svg:viewBox="0 0 151 0" draw:points="0,0 6,0 151,0">
            <text:p/>
          </draw:polyline>
          <draw:line draw:style-name="gr6" draw:layer="layout" svg:x1="12.226cm" svg:y1="9.758cm" svg:x2="12.254cm" svg:y2="9.758cm">
            <text:p/>
          </draw:line>
          <draw:polyline draw:style-name="gr6" draw:layer="layout" svg:width="0.147cm" svg:height="0cm" svg:x="12.078cm" svg:y="9.758cm" svg:viewBox="0 0 148 0" draw:points="148,0 3,0 0,0">
            <text:p/>
          </draw:polyline>
          <draw:line draw:style-name="gr6" draw:layer="layout" svg:x1="12.254cm" svg:y1="9.758cm" svg:x2="12.404cm" svg:y2="9.758cm">
            <text:p/>
          </draw:line>
          <draw:line draw:style-name="gr6" draw:layer="layout" svg:x1="12.478cm" svg:y1="9.758cm" svg:x2="12.546cm" svg:y2="9.758cm">
            <text:p/>
          </draw:line>
          <draw:line draw:style-name="gr6" draw:layer="layout" svg:x1="12.773cm" svg:y1="9.758cm" svg:x2="12.779cm" svg:y2="9.758cm">
            <text:p/>
          </draw:line>
          <draw:polyline draw:style-name="gr6" draw:layer="layout" svg:width="0.171cm" svg:height="0cm" svg:x="12.792cm" svg:y="9.758cm" svg:viewBox="0 0 172 0" draw:points="0,0 24,0 172,0">
            <text:p/>
          </draw:polyline>
          <draw:line draw:style-name="gr6" draw:layer="layout" svg:x1="12.791cm" svg:y1="9.758cm" svg:x2="12.779cm" svg:y2="9.758cm">
            <text:p/>
          </draw:line>
          <draw:line draw:style-name="gr6" draw:layer="layout" svg:x1="13.299cm" svg:y1="9.758cm" svg:x2="13.302cm" svg:y2="9.758cm">
            <text:p/>
          </draw:line>
          <draw:line draw:style-name="gr6" draw:layer="layout" svg:x1="13.299cm" svg:y1="9.758cm" svg:x2="12.963cm" svg:y2="9.758cm">
            <text:p/>
          </draw:line>
          <draw:line draw:style-name="gr6" draw:layer="layout" svg:x1="12.078cm" svg:y1="9.758cm" svg:x2="11.882cm" svg:y2="9.758cm">
            <text:p/>
          </draw:line>
          <draw:line draw:style-name="gr6" draw:layer="layout" svg:x1="13.302cm" svg:y1="9.758cm" svg:x2="13.302cm" svg:y2="7.273cm">
            <text:p/>
          </draw:line>
          <draw:line draw:style-name="gr6" draw:layer="layout" svg:x1="12.478cm" svg:y1="9.758cm" svg:x2="12.404cm" svg:y2="9.758cm">
            <text:p/>
          </draw:line>
          <draw:line draw:style-name="gr6" draw:layer="layout" svg:x1="12.724cm" svg:y1="9.758cm" svg:x2="12.774cm" svg:y2="9.758cm">
            <text:p/>
          </draw:line>
          <draw:line draw:style-name="gr6" draw:layer="layout" svg:x1="12.724cm" svg:y1="9.758cm" svg:x2="12.546cm" svg:y2="9.758cm">
            <text:p/>
          </draw:line>
          <draw:line draw:style-name="gr6" draw:layer="layout" svg:x1="10.818cm" svg:y1="11.458cm" svg:x2="10.556cm" svg:y2="11.458cm">
            <text:p/>
          </draw:line>
          <draw:polyline draw:style-name="gr6" draw:layer="layout" svg:width="0.261cm" svg:height="0.261cm" svg:x="10.556cm" svg:y="7.273cm" svg:viewBox="0 0 262 262" draw:points="262,0 197,65 133,133 68,197 0,262">
            <text:p/>
          </draw:polyline>
          <draw:polyline draw:style-name="gr6" draw:layer="layout" svg:width="0.11cm" svg:height="0.196cm" svg:x="11.008cm" svg:y="10.804cm" svg:viewBox="0 0 111 197" draw:points="0,197 24,191 40,181 65,160 77,141 92,111 101,77 107,40 111,0">
            <text:p/>
          </draw:polyline>
          <draw:polyline draw:style-name="gr6" draw:layer="layout" svg:width="0.085cm" svg:height="0.39cm" svg:x="10.922cm" svg:y="10.61cm" svg:viewBox="0 0 86 391" draw:points="86,0 71,3 58,6 46,18 37,34 28,46 18,71 10,105 3,141 0,172 0,194 0,218 3,249 10,286 18,320 28,344 37,357 46,372 58,381 74,391 86,391">
            <text:p/>
          </draw:polyline>
          <draw:polyline draw:style-name="gr6" draw:layer="layout" svg:width="0.11cm" svg:height="0.193cm" svg:x="11.008cm" svg:y="10.61cm" svg:viewBox="0 0 111 194" draw:points="111,194 111,163 101,119 92,86 77,55 65,37 40,12 15,0 0,0">
            <text:p/>
          </draw:polyline>
          <draw:polyline draw:style-name="gr6" draw:layer="layout" svg:width="0.26cm" svg:height="0.261cm" svg:x="13.693cm" svg:y="7.273cm" svg:viewBox="0 0 261 262" draw:points="261,262 194,197 129,133 65,65 0,0">
            <text:p/>
          </draw:polyline>
          <draw:line draw:style-name="gr6" draw:layer="layout" svg:x1="8.674cm" svg:y1="15.251cm" svg:x2="8.674cm" svg:y2="13.55cm">
            <text:p/>
          </draw:line>
          <draw:line draw:style-name="gr6" draw:layer="layout" svg:x1="9.301cm" svg:y1="13.421cm" svg:x2="9.301cm" svg:y2="14.86cm">
            <text:p/>
          </draw:line>
          <draw:line draw:style-name="gr6" draw:layer="layout" svg:x1="10.427cm" svg:y1="15.25cm" svg:x2="11.993cm" svg:y2="15.25cm">
            <text:p/>
          </draw:line>
          <draw:line draw:style-name="gr6" draw:layer="layout" svg:x1="11.211cm" svg:y1="14.86cm" svg:x2="9.301cm" svg:y2="14.86cm">
            <text:p/>
          </draw:line>
          <draw:line draw:style-name="gr6" draw:layer="layout" svg:x1="8.674cm" svg:y1="15.25cm" svg:x2="10.427cm" svg:y2="15.25cm">
            <text:p/>
          </draw:line>
          <draw:line draw:style-name="gr6" draw:layer="layout" svg:x1="11.211cm" svg:y1="14.86cm" svg:x2="11.211cm" svg:y2="13.55cm">
            <text:p/>
          </draw:line>
          <draw:line draw:style-name="gr6" draw:layer="layout" svg:x1="11.934cm" svg:y1="13.421cm" svg:x2="11.934cm" svg:y2="14.073cm">
            <text:p/>
          </draw:line>
          <draw:line draw:style-name="gr6" draw:layer="layout" svg:x1="13.299cm" svg:y1="13.55cm" svg:x2="13.299cm" svg:y2="14.86cm">
            <text:p/>
          </draw:line>
          <draw:polyline draw:style-name="gr6" draw:layer="layout" svg:width="0.064cm" svg:height="1.044cm" svg:x="11.992cm" svg:y="14.205cm" svg:viewBox="0 0 65 1045" draw:points="65,0 52,0 0,52 0,1045">
            <text:p/>
          </draw:polyline>
          <draw:line draw:style-name="gr6" draw:layer="layout" svg:x1="12.518cm" svg:y1="15.25cm" svg:x2="12.518cm" svg:y2="14.257cm">
            <text:p/>
          </draw:line>
          <draw:polyline draw:style-name="gr6" draw:layer="layout" svg:width="0.408cm" svg:height="0.061cm" svg:x="12.057cm" svg:y="14.143cm" svg:viewBox="0 0 409 62" draw:points="409,62 397,62 0,62 0,0">
            <text:p/>
          </draw:polyline>
          <draw:line draw:style-name="gr6" draw:layer="layout" svg:x1="12.453cm" svg:y1="14.143cm" svg:x2="12.453cm" svg:y2="14.205cm">
            <text:p/>
          </draw:line>
          <draw:line draw:style-name="gr6" draw:layer="layout" svg:x1="12.459cm" svg:y1="14.257cm" svg:x2="12.508cm" svg:y2="14.257cm">
            <text:p/>
          </draw:line>
          <draw:line draw:style-name="gr6" draw:layer="layout" svg:x1="12.518cm" svg:y1="14.257cm" svg:x2="12.466cm" svg:y2="14.205cm">
            <text:p/>
          </draw:line>
          <draw:line draw:style-name="gr6" draw:layer="layout" svg:x1="12.46cm" svg:y1="14.257cm" svg:x2="12.001cm" svg:y2="14.257cm">
            <text:p/>
          </draw:line>
          <draw:line draw:style-name="gr6" draw:layer="layout" svg:x1="12.057cm" svg:y1="14.143cm" svg:x2="12.454cm" svg:y2="14.143cm">
            <text:p/>
          </draw:line>
          <draw:line draw:style-name="gr6" draw:layer="layout" svg:x1="12.576cm" svg:y1="14.073cm" svg:x2="11.934cm" svg:y2="14.073cm">
            <text:p/>
          </draw:line>
          <draw:line draw:style-name="gr6" draw:layer="layout" svg:x1="12.576cm" svg:y1="14.073cm" svg:x2="12.576cm" svg:y2="13.421cm">
            <text:p/>
          </draw:line>
          <draw:line draw:style-name="gr6" draw:layer="layout" svg:x1="15.836cm" svg:y1="13.421cm" svg:x2="15.836cm" svg:y2="13.55cm">
            <text:p/>
          </draw:line>
          <draw:line draw:style-name="gr6" draw:layer="layout" svg:x1="15.836cm" svg:y1="13.421cm" svg:x2="15.209cm" svg:y2="13.421cm">
            <text:p/>
          </draw:line>
          <draw:line draw:style-name="gr6" draw:layer="layout" svg:x1="15.835cm" svg:y1="15.25cm" svg:x2="14.083cm" svg:y2="15.25cm">
            <text:p/>
          </draw:line>
          <draw:line draw:style-name="gr6" draw:layer="layout" svg:x1="15.836cm" svg:y1="15.251cm" svg:x2="15.836cm" svg:y2="13.55cm">
            <text:p/>
          </draw:line>
          <draw:line draw:style-name="gr6" draw:layer="layout" svg:x1="14.084cm" svg:y1="15.25cm" svg:x2="12.518cm" svg:y2="15.25cm">
            <text:p/>
          </draw:line>
          <draw:line draw:style-name="gr6" draw:layer="layout" svg:x1="15.209cm" svg:y1="14.86cm" svg:x2="15.209cm" svg:y2="13.421cm">
            <text:p/>
          </draw:line>
          <draw:line draw:style-name="gr6" draw:layer="layout" svg:x1="15.209cm" svg:y1="14.86cm" svg:x2="13.299cm" svg:y2="14.86cm">
            <text:p/>
          </draw:line>
          <draw:line draw:style-name="gr6" draw:layer="layout" svg:x1="11.472cm" svg:y1="12.683cm" svg:x2="11.472cm" svg:y2="12.673cm">
            <text:p/>
          </draw:line>
          <draw:line draw:style-name="gr6" draw:layer="layout" svg:x1="11.472cm" svg:y1="12.399cm" svg:x2="11.472cm" svg:y2="12.375cm">
            <text:p/>
          </draw:line>
          <draw:line draw:style-name="gr6" draw:layer="layout" svg:x1="11.472cm" svg:y1="13.175cm" svg:x2="11.472cm" svg:y2="13.289cm">
            <text:p/>
          </draw:line>
          <draw:line draw:style-name="gr6" draw:layer="layout" svg:x1="11.472cm" svg:y1="12.722cm" svg:x2="11.472cm" svg:y2="12.716cm">
            <text:p/>
          </draw:line>
          <draw:line draw:style-name="gr6" draw:layer="layout" svg:x1="11.386cm" svg:y1="13.289cm" svg:x2="11.211cm" svg:y2="13.289cm">
            <text:p/>
          </draw:line>
          <draw:line draw:style-name="gr6" draw:layer="layout" svg:x1="12.413cm" svg:y1="13.289cm" svg:x2="12.456cm" svg:y2="13.289cm">
            <text:p/>
          </draw:line>
          <draw:line draw:style-name="gr6" draw:layer="layout" svg:x1="12.414cm" svg:y1="13.289cm" svg:x2="12.254cm" svg:y2="13.289cm">
            <text:p/>
          </draw:line>
          <draw:line draw:style-name="gr6" draw:layer="layout" svg:x1="11.995cm" svg:y1="13.289cm" svg:x2="11.934cm" svg:y2="13.289cm">
            <text:p/>
          </draw:line>
          <draw:line draw:style-name="gr6" draw:layer="layout" svg:x1="12.097cm" svg:y1="13.289cm" svg:x2="12.254cm" svg:y2="13.289cm">
            <text:p/>
          </draw:line>
          <draw:line draw:style-name="gr6" draw:layer="layout" svg:x1="12.456cm" svg:y1="13.289cm" svg:x2="12.521cm" svg:y2="13.289cm">
            <text:p/>
          </draw:line>
          <draw:line draw:style-name="gr6" draw:layer="layout" svg:x1="11.211cm" svg:y1="13.289cm" svg:x2="11.211cm" svg:y2="13.421cm">
            <text:p/>
          </draw:line>
          <draw:line draw:style-name="gr6" draw:layer="layout" svg:x1="13.668cm" svg:y1="13.421cm" svg:x2="13.693cm" svg:y2="13.421cm">
            <text:p/>
          </draw:line>
          <draw:line draw:style-name="gr6" draw:layer="layout" svg:x1="11.212cm" svg:y1="13.421cm" svg:x2="11.079cm" svg:y2="13.421cm">
            <text:p/>
          </draw:line>
          <draw:line draw:style-name="gr6" draw:layer="layout" svg:x1="12.456cm" svg:y1="13.421cm" svg:x2="12.576cm" svg:y2="13.421cm">
            <text:p/>
          </draw:line>
          <draw:line draw:style-name="gr6" draw:layer="layout" svg:x1="13.299cm" svg:y1="13.421cm" svg:x2="13.432cm" svg:y2="13.421cm">
            <text:p/>
          </draw:line>
          <draw:line draw:style-name="gr6" draw:layer="layout" svg:x1="11.869cm" svg:y1="13.251cm" svg:x2="11.869cm" svg:y2="13.156cm">
            <text:p/>
          </draw:line>
          <draw:line draw:style-name="gr6" draw:layer="layout" svg:x1="12.641cm" svg:y1="13.162cm" svg:x2="12.641cm" svg:y2="13.251cm">
            <text:p/>
          </draw:line>
          <draw:line draw:style-name="gr6" draw:layer="layout" svg:x1="11.472cm" svg:y1="12.323cm" svg:x2="11.472cm" svg:y2="12.178cm">
            <text:p/>
          </draw:line>
          <draw:polyline draw:style-name="gr6" draw:layer="layout" svg:width="0.433cm" svg:height="0cm" svg:x="11.54cm" svg:y="12.114cm" svg:viewBox="0 0 434 0" draw:points="0,0 330,0 434,0">
            <text:p/>
          </draw:polyline>
          <draw:line draw:style-name="gr6" draw:layer="layout" svg:x1="11.869cm" svg:y1="12.323cm" svg:x2="11.869cm" svg:y2="12.375cm">
            <text:p/>
          </draw:line>
          <draw:polyline draw:style-name="gr6" draw:layer="layout" svg:width="0.039cm" svg:height="0.055cm" svg:x="11.934cm" svg:y="12.15cm" svg:viewBox="0 0 40 56" draw:points="0,56 0,0 40,0">
            <text:p/>
          </draw:polyline>
          <draw:line draw:style-name="gr6" draw:layer="layout" svg:x1="11.934cm" svg:y1="13.289cm" svg:x2="11.934cm" svg:y2="13.421cm">
            <text:p/>
          </draw:line>
          <draw:line draw:style-name="gr6" draw:layer="layout" svg:x1="12.576cm" svg:y1="13.421cm" svg:x2="12.576cm" svg:y2="13.289cm">
            <text:p/>
          </draw:line>
          <draw:polyline draw:style-name="gr6" draw:layer="layout" svg:width="0cm" svg:height="0.519cm" svg:x="12.641cm" svg:y="12.643cm" svg:viewBox="0 0 0 520" draw:points="0,520 0,411 0,0">
            <text:p/>
          </draw:polyline>
          <draw:polyline draw:style-name="gr6" draw:layer="layout" svg:width="0.039cm" svg:height="0.055cm" svg:x="12.536cm" svg:y="12.15cm" svg:viewBox="0 0 40 56" draw:points="40,56 40,0 0,0">
            <text:p/>
          </draw:polyline>
          <draw:line draw:style-name="gr6" draw:layer="layout" svg:x1="12.641cm" svg:y1="12.335cm" svg:x2="12.641cm" svg:y2="12.375cm">
            <text:p/>
          </draw:line>
          <draw:line draw:style-name="gr6" draw:layer="layout" svg:x1="13.037cm" svg:y1="12.227cm" svg:x2="13.037cm" svg:y2="12.178cm">
            <text:p/>
          </draw:line>
          <draw:line draw:style-name="gr6" draw:layer="layout" svg:x1="13.299cm" svg:y1="13.289cm" svg:x2="13.299cm" svg:y2="13.421cm">
            <text:p/>
          </draw:line>
          <draw:line draw:style-name="gr6" draw:layer="layout" svg:x1="13.299cm" svg:y1="13.289cm" svg:x2="13.037cm" svg:y2="13.289cm">
            <text:p/>
          </draw:line>
          <draw:polyline draw:style-name="gr6" draw:layer="layout" svg:width="0.433cm" svg:height="0cm" svg:x="12.536cm" svg:y="12.114cm" svg:viewBox="0 0 434 0" draw:points="434,0 105,0 0,0">
            <text:p/>
          </draw:polyline>
          <draw:line draw:style-name="gr6" draw:layer="layout" svg:x1="13.037cm" svg:y1="12.375cm" svg:x2="13.037cm" svg:y2="12.454cm">
            <text:p/>
          </draw:line>
          <draw:line draw:style-name="gr6" draw:layer="layout" svg:x1="8.674cm" svg:y1="13.421cm" svg:x2="8.674cm" svg:y2="13.55cm">
            <text:p/>
          </draw:line>
          <draw:line draw:style-name="gr6" draw:layer="layout" svg:x1="9.301cm" svg:y1="13.421cm" svg:x2="9.378cm" svg:y2="13.421cm">
            <text:p/>
          </draw:line>
          <draw:line draw:style-name="gr6" draw:layer="layout" svg:x1="9.302cm" svg:y1="13.421cm" svg:x2="8.674cm" svg:y2="13.421cm">
            <text:p/>
          </draw:line>
          <draw:line draw:style-name="gr6" draw:layer="layout" svg:x1="10.99cm" svg:y1="13.421cm" svg:x2="11.079cm" svg:y2="13.421cm">
            <text:p/>
          </draw:line>
          <draw:line draw:style-name="gr6" draw:layer="layout" svg:x1="10.99cm" svg:y1="13.421cm" svg:x2="10.817cm" svg:y2="13.421cm">
            <text:p/>
          </draw:line>
          <draw:line draw:style-name="gr6" draw:layer="layout" svg:x1="13.037cm" svg:y1="12.477cm" svg:x2="13.037cm" svg:y2="12.455cm">
            <text:p/>
          </draw:line>
          <draw:line draw:style-name="gr6" draw:layer="layout" svg:x1="13.037cm" svg:y1="12.476cm" svg:x2="13.037cm" svg:y2="12.75cm">
            <text:p/>
          </draw:line>
          <draw:line draw:style-name="gr6" draw:layer="layout" svg:x1="11.869cm" svg:y1="12.652cm" svg:x2="11.869cm" svg:y2="12.954cm">
            <text:p/>
          </draw:line>
          <draw:line draw:style-name="gr6" draw:layer="layout" svg:x1="11.869cm" svg:y1="12.323cm" svg:x2="11.869cm" svg:y2="12.299cm">
            <text:p/>
          </draw:line>
          <draw:polyline draw:style-name="gr6" draw:layer="layout" svg:width="0cm" svg:height="0.275cm" svg:x="11.869cm" svg:y="12.375cm" svg:viewBox="0 0 0 276" draw:points="0,0 0,89 0,276">
            <text:p/>
          </draw:polyline>
          <draw:line draw:style-name="gr6" draw:layer="layout" svg:x1="11.869cm" svg:y1="12.299cm" svg:x2="11.869cm" svg:y2="12.243cm">
            <text:p/>
          </draw:line>
          <draw:line draw:style-name="gr6" draw:layer="layout" svg:x1="13.037cm" svg:y1="12.227cm" svg:x2="13.037cm" svg:y2="12.323cm">
            <text:p/>
          </draw:line>
          <draw:polyline draw:style-name="gr6" draw:layer="layout" svg:width="0cm" svg:height="0.178cm" svg:x="12.641cm" svg:y="12.464cm" svg:viewBox="0 0 0 179" draw:points="0,0 0,139 0,179">
            <text:p/>
          </draw:polyline>
          <draw:line draw:style-name="gr6" draw:layer="layout" svg:x1="12.641cm" svg:y1="12.603cm" svg:x2="12.641cm" svg:y2="12.464cm">
            <text:p/>
          </draw:line>
          <draw:polyline draw:style-name="gr6" draw:layer="layout" svg:width="0cm" svg:height="0.091cm" svg:x="12.641cm" svg:y="12.243cm" svg:viewBox="0 0 0 92" draw:points="0,92 0,80 0,0">
            <text:p/>
          </draw:polyline>
          <draw:line draw:style-name="gr6" draw:layer="layout" svg:x1="12.641cm" svg:y1="12.375cm" svg:x2="12.641cm" svg:y2="12.464cm">
            <text:p/>
          </draw:line>
          <draw:line draw:style-name="gr6" draw:layer="layout" svg:x1="12.641cm" svg:y1="12.323cm" svg:x2="12.641cm" svg:y2="12.243cm">
            <text:p/>
          </draw:line>
          <draw:line draw:style-name="gr6" draw:layer="layout" svg:x1="12.641cm" svg:y1="12.323cm" svg:x2="12.641cm" svg:y2="12.335cm">
            <text:p/>
          </draw:line>
          <draw:line draw:style-name="gr6" draw:layer="layout" svg:x1="13.037cm" svg:y1="12.323cm" svg:x2="13.037cm" svg:y2="12.227cm">
            <text:p/>
          </draw:line>
          <draw:line draw:style-name="gr6" draw:layer="layout" svg:x1="13.037cm" svg:y1="12.323cm" svg:x2="13.037cm" svg:y2="12.375cm">
            <text:p/>
          </draw:line>
          <draw:line draw:style-name="gr6" draw:layer="layout" svg:x1="12.641cm" svg:y1="12.335cm" svg:x2="12.641cm" svg:y2="12.375cm">
            <text:p/>
          </draw:line>
          <draw:line draw:style-name="gr6" draw:layer="layout" svg:x1="13.037cm" svg:y1="12.227cm" svg:x2="13.037cm" svg:y2="12.178cm">
            <text:p/>
          </draw:line>
          <draw:line draw:style-name="gr6" draw:layer="layout" svg:x1="11.472cm" svg:y1="12.71cm" svg:x2="11.472cm" svg:y2="12.716cm">
            <text:p/>
          </draw:line>
          <draw:line draw:style-name="gr6" draw:layer="layout" svg:x1="11.472cm" svg:y1="12.71cm" svg:x2="11.472cm" svg:y2="12.683cm">
            <text:p/>
          </draw:line>
          <draw:line draw:style-name="gr6" draw:layer="layout" svg:x1="11.472cm" svg:y1="12.722cm" svg:x2="11.472cm" svg:y2="12.738cm">
            <text:p/>
          </draw:line>
          <draw:line draw:style-name="gr6" draw:layer="layout" svg:x1="11.472cm" svg:y1="12.873cm" svg:x2="11.472cm" svg:y2="12.91cm">
            <text:p/>
          </draw:line>
          <draw:line draw:style-name="gr6" draw:layer="layout" svg:x1="11.472cm" svg:y1="13.06cm" svg:x2="11.472cm" svg:y2="13.174cm">
            <text:p/>
          </draw:line>
          <draw:line draw:style-name="gr6" draw:layer="layout" svg:x1="11.471cm" svg:y1="13.289cm" svg:x2="11.386cm" svg:y2="13.289cm">
            <text:p/>
          </draw:line>
          <draw:line draw:style-name="gr6" draw:layer="layout" svg:x1="12.641cm" svg:y1="13.054cm" svg:x2="12.641cm" svg:y2="12.643cm">
            <text:p/>
          </draw:line>
          <draw:line draw:style-name="gr6" draw:layer="layout" svg:x1="12.641cm" svg:y1="13.054cm" svg:x2="12.641cm" svg:y2="13.162cm">
            <text:p/>
          </draw:line>
          <draw:line draw:style-name="gr6" draw:layer="layout" svg:x1="12.576cm" svg:y1="13.289cm" svg:x2="12.52cm" svg:y2="13.289cm">
            <text:p/>
          </draw:line>
          <draw:line draw:style-name="gr6" draw:layer="layout" svg:x1="13.037cm" svg:y1="13.289cm" svg:x2="13.037cm" svg:y2="12.75cm">
            <text:p/>
          </draw:line>
          <draw:line draw:style-name="gr6" draw:layer="layout" svg:x1="12.641cm" svg:y1="12.643cm" svg:x2="12.641cm" svg:y2="12.603cm">
            <text:p/>
          </draw:line>
          <draw:line draw:style-name="gr6" draw:layer="layout" svg:x1="11.998cm" svg:y1="13.289cm" svg:x2="11.995cm" svg:y2="13.289cm">
            <text:p/>
          </draw:line>
          <draw:line draw:style-name="gr6" draw:layer="layout" svg:x1="11.998cm" svg:y1="13.289cm" svg:x2="12.097cm" svg:y2="13.289cm">
            <text:p/>
          </draw:line>
          <draw:line draw:style-name="gr6" draw:layer="layout" svg:x1="12.641cm" svg:y1="13.251cm" svg:x2="12.641cm" svg:y2="13.162cm">
            <text:p/>
          </draw:line>
          <draw:line draw:style-name="gr6" draw:layer="layout" svg:x1="11.869cm" svg:y1="13.156cm" svg:x2="11.869cm" svg:y2="13.251cm">
            <text:p/>
          </draw:line>
          <draw:line draw:style-name="gr6" draw:layer="layout" svg:x1="11.869cm" svg:y1="12.651cm" svg:x2="11.869cm" svg:y2="12.464cm">
            <text:p/>
          </draw:line>
          <draw:polyline draw:style-name="gr6" draw:layer="layout" svg:width="0cm" svg:height="0.079cm" svg:x="11.869cm" svg:y="12.243cm" svg:viewBox="0 0 0 80" draw:points="0,80 0,56 0,0">
            <text:p/>
          </draw:polyline>
          <draw:polyline draw:style-name="gr6" draw:layer="layout" svg:width="0cm" svg:height="0.14cm" svg:x="11.869cm" svg:y="12.323cm" svg:viewBox="0 0 0 141" draw:points="0,0 0,52 0,141">
            <text:p/>
          </draw:polyline>
          <draw:line draw:style-name="gr6" draw:layer="layout" svg:x1="11.869cm" svg:y1="12.953cm" svg:x2="11.869cm" svg:y2="13.156cm">
            <text:p/>
          </draw:line>
          <draw:line draw:style-name="gr6" draw:layer="layout" svg:x1="11.472cm" svg:y1="12.323cm" svg:x2="11.472cm" svg:y2="12.178cm">
            <text:p/>
          </draw:line>
          <draw:line draw:style-name="gr6" draw:layer="layout" svg:x1="11.472cm" svg:y1="12.4cm" svg:x2="11.472cm" svg:y2="12.465cm">
            <text:p/>
          </draw:line>
          <draw:line draw:style-name="gr6" draw:layer="layout" svg:x1="11.472cm" svg:y1="12.375cm" svg:x2="11.472cm" svg:y2="12.323cm">
            <text:p/>
          </draw:line>
          <draw:line draw:style-name="gr6" draw:layer="layout" svg:x1="11.472cm" svg:y1="13.024cm" svg:x2="11.472cm" svg:y2="13.061cm">
            <text:p/>
          </draw:line>
          <draw:line draw:style-name="gr6" draw:layer="layout" svg:x1="11.472cm" svg:y1="13.024cm" svg:x2="11.472cm" svg:y2="12.911cm">
            <text:p/>
          </draw:line>
          <draw:polyline draw:style-name="gr6" draw:layer="layout" svg:width="0cm" svg:height="0.208cm" svg:x="11.472cm" svg:y="12.464cm" svg:viewBox="0 0 0 209" draw:points="0,209 0,187 0,0">
            <text:p/>
          </draw:polyline>
          <draw:line draw:style-name="gr6" draw:layer="layout" svg:x1="11.472cm" svg:y1="12.738cm" svg:x2="11.472cm" svg:y2="12.873cm">
            <text:p/>
          </draw:line>
          <draw:line draw:style-name="gr6" draw:layer="layout" svg:x1="11.869cm" svg:y1="12.954cm" svg:x2="11.869cm" svg:y2="12.652cm">
            <text:p/>
          </draw:line>
          <draw:line draw:style-name="gr6" draw:layer="layout" svg:x1="11.946cm" svg:y1="13.421cm" svg:x2="11.961cm" svg:y2="13.421cm">
            <text:p/>
          </draw:line>
          <draw:line draw:style-name="gr6" draw:layer="layout" svg:x1="11.946cm" svg:y1="13.421cm" svg:x2="11.934cm" svg:y2="13.421cm">
            <text:p/>
          </draw:line>
          <draw:line draw:style-name="gr6" draw:layer="layout" svg:x1="11.961cm" svg:y1="13.421cm" svg:x2="12.456cm" svg:y2="13.421cm">
            <text:p/>
          </draw:line>
          <draw:line draw:style-name="gr6" draw:layer="layout" svg:x1="13.299cm" svg:y1="13.421cm" svg:x2="13.299cm" svg:y2="13.55cm">
            <text:p/>
          </draw:line>
          <draw:line draw:style-name="gr6" draw:layer="layout" svg:x1="11.211cm" svg:y1="13.55cm" svg:x2="11.211cm" svg:y2="13.421cm">
            <text:p/>
          </draw:line>
          <draw:polyline draw:style-name="gr6" draw:layer="layout" svg:width="0.235cm" svg:height="0cm" svg:x="13.431cm" svg:y="13.421cm" svg:viewBox="0 0 236 0" draw:points="0,0 58,0 236,0">
            <text:p/>
          </draw:polyline>
          <draw:line draw:style-name="gr6" draw:layer="layout" svg:x1="15.132cm" svg:y1="13.421cm" svg:x2="15.209cm" svg:y2="13.421cm">
            <text:p/>
          </draw:line>
          <draw:polyline draw:style-name="gr6" draw:layer="layout" svg:width="0.122cm" svg:height="0.07cm" svg:x="11.934cm" svg:y="14.073cm" svg:viewBox="0 0 123 71" draw:points="0,0 31,22 61,37 92,56 123,71">
            <text:p/>
          </draw:polyline>
          <draw:polyline draw:style-name="gr6" draw:layer="layout" svg:width="0.122cm" svg:height="0.07cm" svg:x="12.453cm" svg:y="14.073cm" svg:viewBox="0 0 123 71" draw:points="0,71 31,56 61,37 92,22 123,0">
            <text:p/>
          </draw:polyline>
          <draw:polyline draw:style-name="gr6" draw:layer="layout" svg:width="0.064cm" svg:height="0.036cm" svg:x="11.869cm" svg:y="13.251cm" svg:viewBox="0 0 65 37" draw:points="0,0 15,10 31,18 49,28 65,37">
            <text:p/>
          </draw:polyline>
          <draw:polyline draw:style-name="gr6" draw:layer="layout" svg:width="0.064cm" svg:height="0.036cm" svg:x="12.576cm" svg:y="13.251cm" svg:viewBox="0 0 65 37" draw:points="0,37 16,28 34,18 49,10 65,0">
            <text:p/>
          </draw:polyline>
          <draw:polyline draw:style-name="gr6" draw:layer="layout" svg:width="0.064cm" svg:height="0.036cm" svg:x="11.869cm" svg:y="12.114cm" svg:viewBox="0 0 65 37" draw:points="0,0 15,9 31,18 49,28 65,37">
            <text:p/>
          </draw:polyline>
          <draw:polyline draw:style-name="gr6" draw:layer="layout" svg:width="0.064cm" svg:height="0.036cm" svg:x="12.576cm" svg:y="12.114cm" svg:viewBox="0 0 65 37" draw:points="0,37 16,28 34,18 49,9 65,0">
            <text:p/>
          </draw:polyline>
          <draw:polyline draw:style-name="gr6" draw:layer="layout" svg:width="0.044cm" svg:height="0.027cm" svg:x="11.869cm" svg:y="12.215cm" svg:viewBox="0 0 45 28" draw:points="45,0 39,6 31,10 15,18 0,28">
            <text:p/>
          </draw:polyline>
          <draw:polyline draw:style-name="gr6" draw:layer="layout" svg:width="0.064cm" svg:height="0.036cm" svg:x="12.576cm" svg:y="12.206cm" svg:viewBox="0 0 65 37" draw:points="65,37 49,27 34,18 16,9 0,0">
            <text:p/>
          </draw:polyline>
          <draw:polyline draw:style-name="gr6" draw:layer="layout" svg:width="0.067cm" svg:height="0.064cm" svg:x="11.472cm" svg:y="12.114cm" svg:viewBox="0 0 68 65" draw:points="68,0 50,16 34,31 19,49 0,65">
            <text:p/>
          </draw:polyline>
          <draw:polyline draw:style-name="gr6" draw:layer="layout" svg:width="0.066cm" svg:height="0.064cm" svg:x="12.97cm" svg:y="12.114cm" svg:viewBox="0 0 67 65" draw:points="67,65 49,49 33,31 18,16 0,0">
            <text:p/>
          </draw:polyline>
          <draw:polyline draw:style-name="gr6" draw:layer="layout" svg:width="0.018cm" svg:height="0.008cm" svg:x="11.915cm" svg:y="12.206cm" svg:viewBox="0 0 19 9" draw:points="19,0 10,6 0,9">
            <text:p/>
          </draw:polyline>
          <draw:polyline draw:style-name="gr6" draw:layer="layout" svg:width="0.064cm" svg:height="0.036cm" svg:x="11.869cm" svg:y="12.206cm" svg:viewBox="0 0 65 37" draw:points="65,0 55,6 45,9 39,15 31,18 15,27 0,37">
            <text:p/>
          </draw:polyline>
          <draw:polyline draw:style-name="gr6" draw:layer="layout" svg:width="0.064cm" svg:height="0.036cm" svg:x="11.869cm" svg:y="13.251cm" svg:viewBox="0 0 65 37" draw:points="0,0 15,10 31,18 49,28 65,37">
            <text:p/>
          </draw:polyline>
          <draw:polyline draw:style-name="gr6" draw:layer="layout" svg:width="0.064cm" svg:height="0.036cm" svg:x="12.576cm" svg:y="13.251cm" svg:viewBox="0 0 65 37" draw:points="0,37 16,28 34,18 49,10 65,0">
            <text:p/>
          </draw:polyline>
          <draw:polyline draw:style-name="gr6" draw:layer="layout" svg:width="0.064cm" svg:height="0.036cm" svg:x="12.576cm" svg:y="12.206cm" svg:viewBox="0 0 65 37" draw:points="65,37 49,27 34,18 16,9 0,0">
            <text:p/>
          </draw:polyline>
          <draw:line draw:style-name="gr6" draw:layer="layout" svg:x1="14.084cm" svg:y1="19.175cm" svg:x2="13.693cm" svg:y2="19.175cm">
            <text:p/>
          </draw:line>
          <draw:line draw:style-name="gr6" draw:layer="layout" svg:x1="14.083cm" svg:y1="19.174cm" svg:x2="14.083cm" svg:y2="15.25cm">
            <text:p/>
          </draw:line>
          <draw:line draw:style-name="gr6" draw:layer="layout" svg:x1="10.818cm" svg:y1="19.175cm" svg:x2="10.427cm" svg:y2="19.175cm">
            <text:p/>
          </draw:line>
          <draw:line draw:style-name="gr6" draw:layer="layout" svg:x1="10.427cm" svg:y1="15.25cm" svg:x2="11.993cm" svg:y2="15.25cm">
            <text:p/>
          </draw:line>
          <draw:line draw:style-name="gr6" draw:layer="layout" svg:x1="10.817cm" svg:y1="18.913cm" svg:x2="10.817cm" svg:y2="19.175cm">
            <text:p/>
          </draw:line>
          <draw:line draw:style-name="gr6" draw:layer="layout" svg:x1="10.427cm" svg:y1="19.174cm" svg:x2="10.427cm" svg:y2="15.25cm">
            <text:p/>
          </draw:line>
          <draw:line draw:style-name="gr6" draw:layer="layout" svg:x1="11.992cm" svg:y1="16.244cm" svg:x2="12.044cm" svg:y2="16.296cm">
            <text:p/>
          </draw:line>
          <draw:line draw:style-name="gr6" draw:layer="layout" svg:x1="11.992cm" svg:y1="16.244cm" svg:x2="11.992cm" svg:y2="15.25cm">
            <text:p/>
          </draw:line>
          <draw:polyline draw:style-name="gr6" draw:layer="layout" svg:width="0.396cm" svg:height="0.601cm" svg:x="12.057cm" svg:y="16.296cm" svg:viewBox="0 0 397 602" draw:points="0,0 0,602 397,602">
            <text:p/>
          </draw:polyline>
          <draw:line draw:style-name="gr6" draw:layer="layout" svg:x1="12.905cm" svg:y1="18.913cm" svg:x2="13.693cm" svg:y2="18.913cm">
            <text:p/>
          </draw:line>
          <draw:line draw:style-name="gr6" draw:layer="layout" svg:x1="11.604cm" svg:y1="18.913cm" svg:x2="10.817cm" svg:y2="18.913cm">
            <text:p/>
          </draw:line>
          <draw:line draw:style-name="gr6" draw:layer="layout" svg:x1="12.905cm" svg:y1="18.913cm" svg:x2="12.905cm" svg:y2="19.175cm">
            <text:p/>
          </draw:line>
          <draw:line draw:style-name="gr6" draw:layer="layout" svg:x1="11.604cm" svg:y1="19.175cm" svg:x2="11.604cm" svg:y2="18.913cm">
            <text:p/>
          </draw:line>
          <draw:line draw:style-name="gr6" draw:layer="layout" svg:x1="13.693cm" svg:y1="18.913cm" svg:x2="13.693cm" svg:y2="19.175cm">
            <text:p/>
          </draw:line>
          <draw:line draw:style-name="gr6" draw:layer="layout" svg:x1="12.453cm" svg:y1="16.898cm" svg:x2="12.453cm" svg:y2="16.296cm">
            <text:p/>
          </draw:line>
          <draw:line draw:style-name="gr6" draw:layer="layout" svg:x1="11.604cm" svg:y1="19.175cm" svg:x2="10.817cm" svg:y2="19.175cm">
            <text:p/>
          </draw:line>
          <draw:line draw:style-name="gr6" draw:layer="layout" svg:x1="12.905cm" svg:y1="19.175cm" svg:x2="13.693cm" svg:y2="19.175cm">
            <text:p/>
          </draw:line>
          <draw:line draw:style-name="gr6" draw:layer="layout" svg:x1="12.905cm" svg:y1="19.175cm" svg:x2="11.604cm" svg:y2="19.175cm">
            <text:p/>
          </draw:line>
          <draw:line draw:style-name="gr6" draw:layer="layout" svg:x1="12.518cm" svg:y1="16.244cm" svg:x2="12.518cm" svg:y2="15.25cm">
            <text:p/>
          </draw:line>
          <draw:line draw:style-name="gr6" draw:layer="layout" svg:x1="12.057cm" svg:y1="16.296cm" svg:x2="12.045cm" svg:y2="16.296cm">
            <text:p/>
          </draw:line>
          <draw:line draw:style-name="gr6" draw:layer="layout" svg:x1="12.453cm" svg:y1="16.296cm" svg:x2="12.465cm" svg:y2="16.296cm">
            <text:p/>
          </draw:line>
          <draw:line draw:style-name="gr6" draw:layer="layout" svg:x1="12.454cm" svg:y1="16.296cm" svg:x2="12.057cm" svg:y2="16.296cm">
            <text:p/>
          </draw:line>
          <draw:line draw:style-name="gr6" draw:layer="layout" svg:x1="12.001cm" svg:y1="16.244cm" svg:x2="12.508cm" svg:y2="16.244cm">
            <text:p/>
          </draw:line>
          <draw:line draw:style-name="gr6" draw:layer="layout" svg:x1="12.518cm" svg:y1="16.244cm" svg:x2="12.466cm" svg:y2="16.296cm">
            <text:p/>
          </draw:line>
          <draw:line draw:style-name="gr6" draw:layer="layout" svg:x1="12.518cm" svg:y1="15.25cm" svg:x2="14.084cm" svg:y2="15.25cm">
            <text:p/>
          </draw:line>
          <draw:polyline draw:style-name="gr6" draw:layer="layout" svg:width="0.396cm" svg:height="0.088cm" svg:x="12.057cm" svg:y="16.899cm" svg:viewBox="0 0 397 89" draw:points="0,0 40,22 73,40 117,65 147,77 175,86 197,89 221,86 249,77 280,65 323,40 357,22 397,0">
            <text:p/>
          </draw:polyline>
          <draw:polyline draw:style-name="gr6" draw:layer="layout" svg:width="0.009cm" svg:height="0.341cm" svg:x="12.059cm" svg:y="10.961cm" svg:viewBox="0 0 10 342" draw:points="10,342 0,342 0,0">
            <text:p/>
          </draw:polyline>
          <draw:line draw:style-name="gr6" draw:layer="layout" svg:x1="12.45cm" svg:y1="10.957cm" svg:x2="12.45cm" svg:y2="11.302cm">
            <text:p/>
          </draw:line>
          <draw:polyline draw:style-name="gr6" draw:layer="layout" svg:width="0.201cm" svg:height="0cm" svg:x="12.254cm" svg:y="13.289cm" svg:viewBox="0 0 202 0" draw:points="202,0 160,0 0,0">
            <text:p/>
          </draw:polyline>
          <draw:line draw:style-name="gr6" draw:layer="layout" svg:x1="11.995cm" svg:y1="13.289cm" svg:x2="11.934cm" svg:y2="13.289cm">
            <text:p/>
          </draw:line>
          <draw:line draw:style-name="gr6" draw:layer="layout" svg:x1="12.097cm" svg:y1="13.289cm" svg:x2="12.254cm" svg:y2="13.289cm">
            <text:p/>
          </draw:line>
          <draw:line draw:style-name="gr6" draw:layer="layout" svg:x1="12.456cm" svg:y1="13.289cm" svg:x2="12.521cm" svg:y2="13.289cm">
            <text:p/>
          </draw:line>
          <draw:line draw:style-name="gr6" draw:layer="layout" svg:x1="11.869cm" svg:y1="13.251cm" svg:x2="11.869cm" svg:y2="13.156cm">
            <text:p/>
          </draw:line>
          <draw:line draw:style-name="gr6" draw:layer="layout" svg:x1="12.641cm" svg:y1="13.162cm" svg:x2="12.641cm" svg:y2="13.251cm">
            <text:p/>
          </draw:line>
          <draw:line draw:style-name="gr6" draw:layer="layout" svg:x1="11.472cm" svg:y1="11.917cm" svg:x2="11.472cm" svg:y2="11.591cm">
            <text:p/>
          </draw:line>
          <draw:line draw:style-name="gr6" draw:layer="layout" svg:x1="13.037cm" svg:y1="11.591cm" svg:x2="13.037cm" svg:y2="11.917cm">
            <text:p/>
          </draw:line>
          <draw:line draw:style-name="gr6" draw:layer="layout" svg:x1="11.894cm" svg:y1="11.981cm" svg:x2="11.54cm" svg:y2="11.981cm">
            <text:p/>
          </draw:line>
          <draw:line draw:style-name="gr6" draw:layer="layout" svg:x1="12.616cm" svg:y1="11.981cm" svg:x2="12.97cm" svg:y2="11.981cm">
            <text:p/>
          </draw:line>
          <draw:line draw:style-name="gr6" draw:layer="layout" svg:x1="11.869cm" svg:y1="12.323cm" svg:x2="11.869cm" svg:y2="12.375cm">
            <text:p/>
          </draw:line>
          <draw:polyline draw:style-name="gr6" draw:layer="layout" svg:width="0cm" svg:height="0.076cm" svg:x="11.974cm" svg:y="12.061cm" svg:viewBox="0 0 0 77" draw:points="0,77 0,52 0,0">
            <text:p/>
          </draw:polyline>
          <draw:line draw:style-name="gr6" draw:layer="layout" svg:x1="12.641cm" svg:y1="13.054cm" svg:x2="12.641cm" svg:y2="13.162cm">
            <text:p/>
          </draw:line>
          <draw:line draw:style-name="gr6" draw:layer="layout" svg:x1="12.641cm" svg:y1="13.054cm" svg:x2="12.641cm" svg:y2="12.643cm">
            <text:p/>
          </draw:line>
          <draw:polyline draw:style-name="gr6" draw:layer="layout" svg:width="0cm" svg:height="0.076cm" svg:x="12.536cm" svg:y="12.061cm" svg:viewBox="0 0 0 77" draw:points="0,77 0,52 0,0">
            <text:p/>
          </draw:polyline>
          <draw:line draw:style-name="gr6" draw:layer="layout" svg:x1="12.641cm" svg:y1="12.335cm" svg:x2="12.641cm" svg:y2="12.375cm">
            <text:p/>
          </draw:line>
          <draw:line draw:style-name="gr6" draw:layer="layout" svg:x1="12.069cm" svg:y1="11.72cm" svg:x2="12.069cm" svg:y2="11.302cm">
            <text:p/>
          </draw:line>
          <draw:polyline draw:style-name="gr6" draw:layer="layout" svg:width="0.371cm" svg:height="0.417cm" svg:x="12.069cm" svg:y="11.302cm" svg:viewBox="0 0 372 418" draw:points="0,418 372,418 372,0">
            <text:p/>
          </draw:polyline>
          <draw:line draw:style-name="gr6" draw:layer="layout" svg:x1="11.472cm" svg:y1="11.591cm" svg:x2="11.472cm" svg:y2="11.917cm">
            <text:p/>
          </draw:line>
          <draw:line draw:style-name="gr6" draw:layer="layout" svg:x1="11.869cm" svg:y1="12.652cm" svg:x2="11.869cm" svg:y2="12.954cm">
            <text:p/>
          </draw:line>
          <draw:line draw:style-name="gr6" draw:layer="layout" svg:x1="11.869cm" svg:y1="12.323cm" svg:x2="11.869cm" svg:y2="12.299cm">
            <text:p/>
          </draw:line>
          <draw:polyline draw:style-name="gr6" draw:layer="layout" svg:width="0cm" svg:height="0.275cm" svg:x="11.869cm" svg:y="12.375cm" svg:viewBox="0 0 0 276" draw:points="0,0 0,89 0,276">
            <text:p/>
          </draw:polyline>
          <draw:line draw:style-name="gr6" draw:layer="layout" svg:x1="11.869cm" svg:y1="12.299cm" svg:x2="11.869cm" svg:y2="12.243cm">
            <text:p/>
          </draw:line>
          <draw:polyline draw:style-name="gr6" draw:layer="layout" svg:width="0cm" svg:height="0.178cm" svg:x="12.641cm" svg:y="12.464cm" svg:viewBox="0 0 0 179" draw:points="0,0 0,139 0,179">
            <text:p/>
          </draw:polyline>
          <draw:polyline draw:style-name="gr6" draw:layer="layout" svg:width="0cm" svg:height="0.091cm" svg:x="12.641cm" svg:y="12.243cm" svg:viewBox="0 0 0 92" draw:points="0,92 0,80 0,0">
            <text:p/>
          </draw:polyline>
          <draw:line draw:style-name="gr6" draw:layer="layout" svg:x1="12.641cm" svg:y1="12.375cm" svg:x2="12.641cm" svg:y2="12.464cm">
            <text:p/>
          </draw:line>
          <draw:line draw:style-name="gr6" draw:layer="layout" svg:x1="12.576cm" svg:y1="13.289cm" svg:x2="12.52cm" svg:y2="13.289cm">
            <text:p/>
          </draw:line>
          <draw:line draw:style-name="gr6" draw:layer="layout" svg:x1="11.998cm" svg:y1="13.289cm" svg:x2="11.995cm" svg:y2="13.289cm">
            <text:p/>
          </draw:line>
          <draw:line draw:style-name="gr6" draw:layer="layout" svg:x1="11.998cm" svg:y1="13.289cm" svg:x2="12.097cm" svg:y2="13.289cm">
            <text:p/>
          </draw:line>
          <draw:line draw:style-name="gr6" draw:layer="layout" svg:x1="13.037cm" svg:y1="11.917cm" svg:x2="13.037cm" svg:y2="11.591cm">
            <text:p/>
          </draw:line>
          <draw:line draw:style-name="gr6" draw:layer="layout" svg:x1="11.869cm" svg:y1="12.953cm" svg:x2="11.869cm" svg:y2="13.156cm">
            <text:p/>
          </draw:line>
          <draw:polyline draw:style-name="gr6" draw:layer="layout" svg:width="0.128cm" svg:height="0.444cm" svg:x="11.34cm" svg:y="11.013cm" svg:viewBox="0 0 129 445" draw:points="129,445 0,445 0,0">
            <text:p/>
          </draw:polyline>
          <draw:line draw:style-name="gr6" draw:layer="layout" svg:x1="12.007cm" svg:y1="10.832cm" svg:x2="12.007cm" svg:y2="10.607cm">
            <text:p/>
          </draw:line>
          <draw:line draw:style-name="gr6" draw:layer="layout" svg:x1="12.007cm" svg:y1="11.013cm" svg:x2="11.34cm" svg:y2="11.013cm">
            <text:p/>
          </draw:line>
          <draw:line draw:style-name="gr6" draw:layer="layout" svg:x1="12.007cm" svg:y1="10.976cm" svg:x2="12.007cm" svg:y2="10.924cm">
            <text:p/>
          </draw:line>
          <draw:line draw:style-name="gr6" draw:layer="layout" svg:x1="12.007cm" svg:y1="10.976cm" svg:x2="12.007cm" svg:y2="11.003cm">
            <text:p/>
          </draw:line>
          <draw:line draw:style-name="gr6" draw:layer="layout" svg:x1="12.007cm" svg:y1="10.923cm" svg:x2="12.007cm" svg:y2="10.831cm">
            <text:p/>
          </draw:line>
          <draw:line draw:style-name="gr6" draw:layer="layout" svg:x1="12.059cm" svg:y1="10.961cm" svg:x2="12.007cm" svg:y2="11.013cm">
            <text:p/>
          </draw:line>
          <draw:polyline draw:style-name="gr6" draw:layer="layout" svg:width="0cm" svg:height="0.132cm" svg:x="11.472cm" svg:y="11.458cm" svg:viewBox="0 0 0 133" draw:points="0,0 0,7 0,133">
            <text:p/>
          </draw:polyline>
          <draw:line draw:style-name="gr6" draw:layer="layout" svg:x1="13.17cm" svg:y1="11.458cm" svg:x2="13.17cm" svg:y2="11.379cm">
            <text:p/>
          </draw:line>
          <draw:line draw:style-name="gr6" draw:layer="layout" svg:x1="13.17cm" svg:y1="10.413cm" svg:x2="12.45cm" svg:y2="10.413cm">
            <text:p/>
          </draw:line>
          <draw:line draw:style-name="gr6" draw:layer="layout" svg:x1="12.45cm" svg:y1="10.653cm" svg:x2="13.17cm" svg:y2="10.653cm">
            <text:p/>
          </draw:line>
          <draw:line draw:style-name="gr6" draw:layer="layout" svg:x1="13.17cm" svg:y1="10.957cm" svg:x2="12.45cm" svg:y2="10.957cm">
            <text:p/>
          </draw:line>
          <draw:line draw:style-name="gr6" draw:layer="layout" svg:x1="13.17cm" svg:y1="10.957cm" svg:x2="13.17cm" svg:y2="10.653cm">
            <text:p/>
          </draw:line>
          <draw:polyline draw:style-name="gr6" draw:layer="layout" svg:width="0cm" svg:height="0.421cm" svg:x="13.17cm" svg:y="10.957cm" svg:viewBox="0 0 0 422" draw:points="0,0 0,108 0,422">
            <text:p/>
          </draw:polyline>
          <draw:line draw:style-name="gr6" draw:layer="layout" svg:x1="13.17cm" svg:y1="10.653cm" svg:x2="13.17cm" svg:y2="10.413cm">
            <text:p/>
          </draw:line>
          <draw:line draw:style-name="gr6" draw:layer="layout" svg:x1="12.45cm" svg:y1="11.302cm" svg:x2="12.441cm" svg:y2="11.302cm">
            <text:p/>
          </draw:line>
          <draw:line draw:style-name="gr6" draw:layer="layout" svg:x1="11.472cm" svg:y1="11.458cm" svg:x2="11.472cm" svg:y2="11.465cm">
            <text:p/>
          </draw:line>
          <draw:line draw:style-name="gr6" draw:layer="layout" svg:x1="13.037cm" svg:y1="11.458cm" svg:x2="13.037cm" svg:y2="11.591cm">
            <text:p/>
          </draw:line>
          <draw:line draw:style-name="gr6" draw:layer="layout" svg:x1="11.472cm" svg:y1="11.458cm" svg:x2="11.469cm" svg:y2="11.458cm">
            <text:p/>
          </draw:line>
          <draw:polyline draw:style-name="gr6" draw:layer="layout" svg:width="0.132cm" svg:height="0.132cm" svg:x="13.037cm" svg:y="11.458cm" svg:viewBox="0 0 133 133" draw:points="0,0 133,0 0,0 0,133">
            <text:p/>
          </draw:polyline>
          <draw:line draw:style-name="gr6" draw:layer="layout" svg:x1="11.472cm" svg:y1="11.591cm" svg:x2="11.472cm" svg:y2="11.465cm">
            <text:p/>
          </draw:line>
          <draw:line draw:style-name="gr6" draw:layer="layout" svg:x1="11.469cm" svg:y1="11.458cm" svg:x2="11.34cm" svg:y2="11.458cm">
            <text:p/>
          </draw:line>
          <draw:line draw:style-name="gr6" draw:layer="layout" svg:x1="11.34cm" svg:y1="10.594cm" svg:x2="12.007cm" svg:y2="10.594cm">
            <text:p/>
          </draw:line>
          <draw:line draw:style-name="gr6" draw:layer="layout" svg:x1="12.45cm" svg:y1="10.653cm" svg:x2="12.45cm" svg:y2="10.413cm">
            <text:p/>
          </draw:line>
          <draw:line draw:style-name="gr6" draw:layer="layout" svg:x1="12.059cm" svg:y1="10.413cm" svg:x2="11.34cm" svg:y2="10.413cm">
            <text:p/>
          </draw:line>
          <draw:line draw:style-name="gr6" draw:layer="layout" svg:x1="12.059cm" svg:y1="10.413cm" svg:x2="12.059cm" svg:y2="10.647cm">
            <text:p/>
          </draw:line>
          <draw:line draw:style-name="gr6" draw:layer="layout" svg:x1="11.34cm" svg:y1="10.594cm" svg:x2="11.34cm" svg:y2="10.413cm">
            <text:p/>
          </draw:line>
          <draw:line draw:style-name="gr6" draw:layer="layout" svg:x1="12.007cm" svg:y1="10.594cm" svg:x2="12.059cm" svg:y2="10.646cm">
            <text:p/>
          </draw:line>
          <draw:polyline draw:style-name="gr6" draw:layer="layout" svg:width="0.039cm" svg:height="0.066cm" svg:x="11.934cm" svg:y="12.136cm" svg:viewBox="0 0 40 67" draw:points="0,67 27,46 40,18 40,12 40,0">
            <text:p/>
          </draw:polyline>
          <draw:polyline draw:style-name="gr6" draw:layer="layout" svg:width="0.038cm" svg:height="0.066cm" svg:x="12.54cm" svg:y="12.136cm" svg:viewBox="0 0 39 67" draw:points="0,0 0,12 12,43 39,67">
            <text:p/>
          </draw:polyline>
          <draw:polyline draw:style-name="gr6" draw:layer="layout" svg:width="0.064cm" svg:height="0.036cm" svg:x="11.869cm" svg:y="13.251cm" svg:viewBox="0 0 65 37" draw:points="0,0 15,10 31,18 49,28 65,37">
            <text:p/>
          </draw:polyline>
          <draw:polyline draw:style-name="gr6" draw:layer="layout" svg:width="0.064cm" svg:height="0.036cm" svg:x="12.576cm" svg:y="13.251cm" svg:viewBox="0 0 65 37" draw:points="0,37 16,28 34,18 49,10 65,0">
            <text:p/>
          </draw:polyline>
          <draw:polyline draw:style-name="gr6" draw:layer="layout" svg:width="0.067cm" svg:height="0.064cm" svg:x="11.472cm" svg:y="11.917cm" svg:viewBox="0 0 68 65" draw:points="0,0 19,16 34,31 50,50 68,65">
            <text:p/>
          </draw:polyline>
          <draw:polyline draw:style-name="gr6" draw:layer="layout" svg:width="0.066cm" svg:height="0.064cm" svg:x="12.97cm" svg:y="11.917cm" svg:viewBox="0 0 67 65" draw:points="0,65 18,50 33,31 49,16 67,0">
            <text:p/>
          </draw:polyline>
          <draw:polyline draw:style-name="gr6" draw:layer="layout" svg:width="0.079cm" svg:height="0.079cm" svg:x="12.536cm" svg:y="11.981cm" svg:viewBox="0 0 80 80" draw:points="80,0 62,3 50,6 37,12 24,24 12,34 6,50 3,62 0,80">
            <text:p/>
          </draw:polyline>
          <draw:polyline draw:style-name="gr6" draw:layer="layout" svg:width="0.044cm" svg:height="0.027cm" svg:x="11.869cm" svg:y="12.215cm" svg:viewBox="0 0 45 28" draw:points="45,0 39,6 31,10 15,18 0,28">
            <text:p/>
          </draw:polyline>
          <draw:polyline draw:style-name="gr6" draw:layer="layout" svg:width="0.064cm" svg:height="0.036cm" svg:x="12.576cm" svg:y="12.206cm" svg:viewBox="0 0 65 37" draw:points="65,37 49,27 34,18 16,9 0,0">
            <text:p/>
          </draw:polyline>
          <draw:polyline draw:style-name="gr6" draw:layer="layout" svg:width="0.371cm" svg:height="0.079cm" svg:x="12.069cm" svg:y="11.72cm" svg:viewBox="0 0 372 80" draw:points="0,0 37,22 67,37 107,58 135,71 163,78 185,80 209,78 237,71 264,58 304,37 335,22 372,0">
            <text:p/>
          </draw:polyline>
          <draw:polyline draw:style-name="gr6" draw:layer="layout" svg:width="0.079cm" svg:height="0.079cm" svg:x="11.894cm" svg:y="11.981cm" svg:viewBox="0 0 80 80" draw:points="80,80 80,65 73,50 67,37 55,24 43,12 31,6 12,0 0,0">
            <text:p/>
          </draw:polyline>
          <draw:polyline draw:style-name="gr6" draw:layer="layout" svg:width="0.018cm" svg:height="0.008cm" svg:x="11.915cm" svg:y="12.206cm" svg:viewBox="0 0 19 9" draw:points="19,0 10,6 0,9">
            <text:p/>
          </draw:polyline>
          <draw:polyline draw:style-name="gr6" draw:layer="layout" svg:width="0.107cm" svg:height="0.223cm" svg:x="5.872cm" svg:y="12.292cm" svg:viewBox="0 0 108 224" draw:points="108,224 105,169 90,113 58,58 6,6 0,0">
            <text:p/>
          </draw:polyline>
          <draw:polyline draw:style-name="gr6" draw:layer="layout" svg:width="0.436cm" svg:height="0.248cm" svg:x="5.543cm" svg:y="12.517cm" svg:viewBox="0 0 437 249" draw:points="0,181 55,221 111,240 166,249 221,246 276,228 332,197 384,145 415,89 433,34 437,0">
            <text:p/>
          </draw:polyline>
          <draw:polyline draw:style-name="gr6" draw:layer="layout" svg:width="1.568cm" svg:height="1.568cm" svg:x="4.934cm" svg:y="11.72cm" svg:viewBox="0 0 1569 1569" draw:points="1569,825 1569,729 1553,634 1529,539 1492,443 1437,348 1362,253 1267,166 1172,102 1077,56 982,25 886,6 791,0 696,6 600,22 505,52 410,96 314,157 219,241 142,336 84,431 44,527 16,622 3,717 0,812 10,907 31,1002 65,1098 114,1193 185,1288 274,1381 370,1449 465,1501 560,1535 656,1560 751,1569 846,1566 941,1553 1036,1529 1132,1489 1227,1433 1322,1356 1409,1261 1471,1165 1517,1070 1544,975 1563,880 1569,825">
            <text:p/>
          </draw:polyline>
          <draw:line draw:style-name="gr6" draw:layer="layout" svg:x1="13.041cm" svg:y1="4.844cm" svg:x2="11.731cm" svg:y2="4.844cm">
            <text:p/>
          </draw:line>
          <draw:polyline draw:style-name="gr6" draw:layer="layout" svg:width="0.261cm" svg:height="3.846cm" svg:x="13.041cm" svg:y="0.997cm" svg:viewBox="0 0 262 3847" draw:points="0,3847 262,3847 262,0">
            <text:p/>
          </draw:polyline>
          <draw:polyline draw:style-name="gr6" draw:layer="layout" svg:width="0.261cm" svg:height="3.858cm" svg:x="11.208cm" svg:y="0.985cm" svg:viewBox="0 0 262 3859" draw:points="262,3859 0,3859 0,0">
            <text:p/>
          </draw:polyline>
          <draw:line draw:style-name="gr6" draw:layer="layout" svg:x1="11.469cm" svg:y1="4.844cm" svg:x2="11.731cm" svg:y2="4.844cm">
            <text:p/>
          </draw:line>
          <draw:polyline draw:style-name="gr3" draw:layer="layout" svg:width="2.094cm" svg:height="0.057cm" svg:x="11.208cm" svg:y="0.938cm" svg:viewBox="0 0 2095 58" draw:points="2095,58 1729,28 1362,6 996,0 630,6 264,24 0,43">
            <text:p/>
          </draw:polyline>
          <draw:line draw:style-name="gr6" draw:layer="layout" svg:x1="13.299cm" svg:y1="5.705cm" svg:x2="12.828cm" svg:y2="5.705cm">
            <text:p/>
          </draw:line>
          <draw:line draw:style-name="gr6" draw:layer="layout" svg:x1="13.041cm" svg:y1="4.844cm" svg:x2="11.731cm" svg:y2="4.844cm">
            <text:p/>
          </draw:line>
          <draw:line draw:style-name="gr6" draw:layer="layout" svg:x1="12.059cm" svg:y1="11.302cm" svg:x2="12.069cm" svg:y2="11.302cm">
            <text:p/>
          </draw:line>
          <draw:line draw:style-name="gr6" draw:layer="layout" svg:x1="12.059cm" svg:y1="10.228cm" svg:x2="11.863cm" svg:y2="10.228cm">
            <text:p/>
          </draw:line>
          <draw:line draw:style-name="gr6" draw:layer="layout" svg:x1="12.647cm" svg:y1="10.228cm" svg:x2="12.647cm" svg:y2="10.204cm">
            <text:p/>
          </draw:line>
          <draw:line draw:style-name="gr6" draw:layer="layout" svg:x1="11.863cm" svg:y1="10.228cm" svg:x2="11.863cm" svg:y2="10.019cm">
            <text:p/>
          </draw:line>
          <draw:line draw:style-name="gr6" draw:layer="layout" svg:x1="12.059cm" svg:y1="10.228cm" svg:x2="12.361cm" svg:y2="10.228cm">
            <text:p/>
          </draw:line>
          <draw:line draw:style-name="gr6" draw:layer="layout" svg:x1="12.059cm" svg:y1="10.961cm" svg:x2="12.059cm" svg:y2="11.303cm">
            <text:p/>
          </draw:line>
          <draw:line draw:style-name="gr6" draw:layer="layout" svg:x1="12.45cm" svg:y1="11.302cm" svg:x2="12.45cm" svg:y2="10.957cm">
            <text:p/>
          </draw:line>
          <draw:line draw:style-name="gr6" draw:layer="layout" svg:x1="13.041cm" svg:y1="4.844cm" svg:x2="13.303cm" svg:y2="4.844cm">
            <text:p/>
          </draw:line>
          <draw:line draw:style-name="gr6" draw:layer="layout" svg:x1="11.47cm" svg:y1="4.844cm" svg:x2="11.208cm" svg:y2="4.844cm">
            <text:p/>
          </draw:line>
          <draw:line draw:style-name="gr6" draw:layer="layout" svg:x1="11.208cm" svg:y1="7.273cm" svg:x2="11.208cm" svg:y2="9.758cm">
            <text:p/>
          </draw:line>
          <draw:line draw:style-name="gr6" draw:layer="layout" svg:x1="11.469cm" svg:y1="4.844cm" svg:x2="11.731cm" svg:y2="4.844cm">
            <text:p/>
          </draw:line>
          <draw:line draw:style-name="gr6" draw:layer="layout" svg:x1="11.208cm" svg:y1="4.844cm" svg:x2="11.208cm" svg:y2="5.715cm">
            <text:p/>
          </draw:line>
          <draw:line draw:style-name="gr6" draw:layer="layout" svg:x1="11.208cm" svg:y1="9.758cm" svg:x2="11.211cm" svg:y2="9.758cm">
            <text:p/>
          </draw:line>
          <draw:line draw:style-name="gr6" draw:layer="layout" svg:x1="13.25cm" svg:y1="6.071cm" svg:x2="13.25cm" svg:y2="5.708cm">
            <text:p/>
          </draw:line>
          <draw:line draw:style-name="gr6" draw:layer="layout" svg:x1="13.302cm" svg:y1="5.715cm" svg:x2="13.302cm" svg:y2="4.844cm">
            <text:p/>
          </draw:line>
          <draw:line draw:style-name="gr6" draw:layer="layout" svg:x1="12.779cm" svg:y1="9.758cm" svg:x2="12.779cm" svg:y2="10.019cm">
            <text:p/>
          </draw:line>
          <draw:line draw:style-name="gr6" draw:layer="layout" svg:x1="11.731cm" svg:y1="10.019cm" svg:x2="11.731cm" svg:y2="9.758cm">
            <text:p/>
          </draw:line>
          <draw:line draw:style-name="gr6" draw:layer="layout" svg:x1="12.069cm" svg:y1="11.302cm" svg:x2="12.441cm" svg:y2="11.302cm">
            <text:p/>
          </draw:line>
          <draw:line draw:style-name="gr6" draw:layer="layout" svg:x1="12.059cm" svg:y1="10.878cm" svg:x2="12.059cm" svg:y2="10.733cm">
            <text:p/>
          </draw:line>
          <draw:line draw:style-name="gr6" draw:layer="layout" svg:x1="12.059cm" svg:y1="10.951cm" svg:x2="12.059cm" svg:y2="10.961cm">
            <text:p/>
          </draw:line>
          <draw:line draw:style-name="gr6" draw:layer="layout" svg:x1="12.059cm" svg:y1="10.951cm" svg:x2="12.059cm" svg:y2="10.942cm">
            <text:p/>
          </draw:line>
          <draw:line draw:style-name="gr6" draw:layer="layout" svg:x1="12.059cm" svg:y1="10.733cm" svg:x2="12.059cm" svg:y2="10.659cm">
            <text:p/>
          </draw:line>
          <draw:line draw:style-name="gr6" draw:layer="layout" svg:x1="12.059cm" svg:y1="10.878cm" svg:x2="12.059cm" svg:y2="10.943cm">
            <text:p/>
          </draw:line>
          <draw:line draw:style-name="gr6" draw:layer="layout" svg:x1="12.45cm" svg:y1="10.957cm" svg:x2="12.45cm" svg:y2="10.653cm">
            <text:p/>
          </draw:line>
          <draw:line draw:style-name="gr6" draw:layer="layout" svg:x1="12.773cm" svg:y1="10.019cm" svg:x2="12.779cm" svg:y2="10.019cm">
            <text:p/>
          </draw:line>
          <draw:line draw:style-name="gr6" draw:layer="layout" svg:x1="12.45cm" svg:y1="11.302cm" svg:x2="12.441cm" svg:y2="11.302cm">
            <text:p/>
          </draw:line>
          <draw:line draw:style-name="gr6" draw:layer="layout" svg:x1="11.208cm" svg:y1="7.273cm" svg:x2="11.208cm" svg:y2="6.065cm">
            <text:p/>
          </draw:line>
          <draw:line draw:style-name="gr6" draw:layer="layout" svg:x1="11.731cm" svg:y1="10.019cm" svg:x2="11.737cm" svg:y2="10.019cm">
            <text:p/>
          </draw:line>
          <draw:line draw:style-name="gr6" draw:layer="layout" svg:x1="12.254cm" svg:y1="10.019cm" svg:x2="12.263cm" svg:y2="10.019cm">
            <text:p/>
          </draw:line>
          <draw:line draw:style-name="gr6" draw:layer="layout" svg:x1="12.091cm" svg:y1="10.019cm" svg:x2="11.863cm" svg:y2="10.019cm">
            <text:p/>
          </draw:line>
          <draw:line draw:style-name="gr6" draw:layer="layout" svg:x1="11.749cm" svg:y1="10.019cm" svg:x2="11.737cm" svg:y2="10.019cm">
            <text:p/>
          </draw:line>
          <draw:polyline draw:style-name="gr6" draw:layer="layout" svg:width="0cm" svg:height="0cm" svg:x="12.773cm" svg:y="10.019cm" svg:viewBox="0 0 0 0" draw:points="0,0">
            <text:p/>
          </draw:polyline>
          <draw:line draw:style-name="gr6" draw:layer="layout" svg:x1="12.657cm" svg:y1="10.019cm" svg:x2="12.647cm" svg:y2="10.019cm">
            <text:p/>
          </draw:line>
          <draw:polyline draw:style-name="gr6" draw:layer="layout" svg:width="0.116cm" svg:height="0cm" svg:x="12.656cm" svg:y="10.019cm" svg:viewBox="0 0 117 0" draw:points="0,0 24,0 117,0">
            <text:p/>
          </draw:polyline>
          <draw:line draw:style-name="gr6" draw:layer="layout" svg:x1="12.647cm" svg:y1="10.019cm" svg:x2="12.647cm" svg:y2="10.204cm">
            <text:p/>
          </draw:line>
          <draw:line draw:style-name="gr6" draw:layer="layout" svg:x1="12.542cm" svg:y1="10.019cm" svg:x2="12.484cm" svg:y2="10.019cm">
            <text:p/>
          </draw:line>
          <draw:line draw:style-name="gr6" draw:layer="layout" svg:x1="12.619cm" svg:y1="10.019cm" svg:x2="12.647cm" svg:y2="10.019cm">
            <text:p/>
          </draw:line>
          <draw:line draw:style-name="gr6" draw:layer="layout" svg:x1="12.619cm" svg:y1="10.019cm" svg:x2="12.542cm" svg:y2="10.019cm">
            <text:p/>
          </draw:line>
          <draw:line draw:style-name="gr6" draw:layer="layout" svg:x1="12.484cm" svg:y1="10.019cm" svg:x2="12.478cm" svg:y2="10.019cm">
            <text:p/>
          </draw:line>
          <draw:polyline draw:style-name="gr6" draw:layer="layout" svg:width="0cm" svg:height="0.424cm" svg:x="12.45cm" svg:y="10.228cm" svg:viewBox="0 0 0 425" draw:points="0,0 0,185 0,425">
            <text:p/>
          </draw:polyline>
          <draw:line draw:style-name="gr6" draw:layer="layout" svg:x1="12.059cm" svg:y1="10.647cm" svg:x2="12.059cm" svg:y2="10.413cm">
            <text:p/>
          </draw:line>
          <draw:line draw:style-name="gr6" draw:layer="layout" svg:x1="12.059cm" svg:y1="10.647cm" svg:x2="12.059cm" svg:y2="10.659cm">
            <text:p/>
          </draw:line>
          <draw:line draw:style-name="gr6" draw:layer="layout" svg:x1="12.059cm" svg:y1="10.413cm" svg:x2="12.059cm" svg:y2="10.228cm">
            <text:p/>
          </draw:line>
          <draw:line draw:style-name="gr6" draw:layer="layout" svg:x1="12.361cm" svg:y1="10.228cm" svg:x2="12.404cm" svg:y2="10.228cm">
            <text:p/>
          </draw:line>
          <draw:line draw:style-name="gr6" draw:layer="layout" svg:x1="12.333cm" svg:y1="10.019cm" svg:x2="12.478cm" svg:y2="10.019cm">
            <text:p/>
          </draw:line>
          <draw:line draw:style-name="gr6" draw:layer="layout" svg:x1="12.333cm" svg:y1="10.019cm" svg:x2="12.262cm" svg:y2="10.019cm">
            <text:p/>
          </draw:line>
          <draw:line draw:style-name="gr6" draw:layer="layout" svg:x1="12.106cm" svg:y1="10.019cm" svg:x2="12.091cm" svg:y2="10.019cm">
            <text:p/>
          </draw:line>
          <draw:line draw:style-name="gr6" draw:layer="layout" svg:x1="12.106cm" svg:y1="10.019cm" svg:x2="12.223cm" svg:y2="10.019cm">
            <text:p/>
          </draw:line>
          <draw:line draw:style-name="gr6" draw:layer="layout" svg:x1="12.25cm" svg:y1="10.019cm" svg:x2="12.253cm" svg:y2="10.019cm">
            <text:p/>
          </draw:line>
          <draw:line draw:style-name="gr6" draw:layer="layout" svg:x1="12.25cm" svg:y1="10.019cm" svg:x2="12.222cm" svg:y2="10.019cm">
            <text:p/>
          </draw:line>
          <draw:line draw:style-name="gr6" draw:layer="layout" svg:x1="11.795cm" svg:y1="10.019cm" svg:x2="11.749cm" svg:y2="10.019cm">
            <text:p/>
          </draw:line>
          <draw:line draw:style-name="gr6" draw:layer="layout" svg:x1="11.795cm" svg:y1="10.019cm" svg:x2="11.863cm" svg:y2="10.019cm">
            <text:p/>
          </draw:line>
          <draw:line draw:style-name="gr6" draw:layer="layout" svg:x1="12.404cm" svg:y1="10.228cm" svg:x2="12.42cm" svg:y2="10.228cm">
            <text:p/>
          </draw:line>
          <draw:line draw:style-name="gr6" draw:layer="layout" svg:x1="12.57cm" svg:y1="10.228cm" svg:x2="12.647cm" svg:y2="10.228cm">
            <text:p/>
          </draw:line>
          <draw:line draw:style-name="gr6" draw:layer="layout" svg:x1="12.494cm" svg:y1="10.228cm" svg:x2="12.45cm" svg:y2="10.228cm">
            <text:p/>
          </draw:line>
          <draw:line draw:style-name="gr6" draw:layer="layout" svg:x1="12.493cm" svg:y1="10.228cm" svg:x2="12.57cm" svg:y2="10.228cm">
            <text:p/>
          </draw:line>
          <draw:line draw:style-name="gr6" draw:layer="layout" svg:x1="12.45cm" svg:y1="10.228cm" svg:x2="12.419cm" svg:y2="10.228cm">
            <text:p/>
          </draw:line>
          <draw:line draw:style-name="gr6" draw:layer="layout" svg:x1="11.731cm" svg:y1="9.758cm" svg:x2="11.211cm" svg:y2="9.758cm">
            <text:p/>
          </draw:line>
          <draw:polyline draw:style-name="gr6" draw:layer="layout" svg:width="0.15cm" svg:height="0cm" svg:x="11.731cm" svg:y="9.758cm" svg:viewBox="0 0 151 0" draw:points="0,0 6,0 151,0">
            <text:p/>
          </draw:polyline>
          <draw:line draw:style-name="gr6" draw:layer="layout" svg:x1="12.226cm" svg:y1="9.758cm" svg:x2="12.254cm" svg:y2="9.758cm">
            <text:p/>
          </draw:line>
          <draw:polyline draw:style-name="gr6" draw:layer="layout" svg:width="0.147cm" svg:height="0cm" svg:x="12.078cm" svg:y="9.758cm" svg:viewBox="0 0 148 0" draw:points="148,0 3,0 0,0">
            <text:p/>
          </draw:polyline>
          <draw:line draw:style-name="gr6" draw:layer="layout" svg:x1="12.254cm" svg:y1="9.758cm" svg:x2="12.404cm" svg:y2="9.758cm">
            <text:p/>
          </draw:line>
          <draw:line draw:style-name="gr6" draw:layer="layout" svg:x1="12.478cm" svg:y1="9.758cm" svg:x2="12.546cm" svg:y2="9.758cm">
            <text:p/>
          </draw:line>
          <draw:line draw:style-name="gr6" draw:layer="layout" svg:x1="12.773cm" svg:y1="9.758cm" svg:x2="12.779cm" svg:y2="9.758cm">
            <text:p/>
          </draw:line>
          <draw:polyline draw:style-name="gr6" draw:layer="layout" svg:width="0.171cm" svg:height="0cm" svg:x="12.792cm" svg:y="9.758cm" svg:viewBox="0 0 172 0" draw:points="0,0 24,0 172,0">
            <text:p/>
          </draw:polyline>
          <draw:line draw:style-name="gr6" draw:layer="layout" svg:x1="12.791cm" svg:y1="9.758cm" svg:x2="12.779cm" svg:y2="9.758cm">
            <text:p/>
          </draw:line>
          <draw:line draw:style-name="gr6" draw:layer="layout" svg:x1="13.299cm" svg:y1="9.758cm" svg:x2="13.302cm" svg:y2="9.758cm">
            <text:p/>
          </draw:line>
          <draw:line draw:style-name="gr6" draw:layer="layout" svg:x1="13.299cm" svg:y1="9.758cm" svg:x2="12.963cm" svg:y2="9.758cm">
            <text:p/>
          </draw:line>
          <draw:line draw:style-name="gr6" draw:layer="layout" svg:x1="12.078cm" svg:y1="9.758cm" svg:x2="11.882cm" svg:y2="9.758cm">
            <text:p/>
          </draw:line>
          <draw:polyline draw:style-name="gr6" draw:layer="layout" svg:width="0cm" svg:height="3.692cm" svg:x="13.302cm" svg:y="6.065cm" svg:viewBox="0 0 0 3693" draw:points="0,3693 0,1208 0,0">
            <text:p/>
          </draw:polyline>
          <draw:line draw:style-name="gr6" draw:layer="layout" svg:x1="13.299cm" svg:y1="6.071cm" svg:x2="12.828cm" svg:y2="6.071cm">
            <text:p/>
          </draw:line>
          <draw:line draw:style-name="gr6" draw:layer="layout" svg:x1="12.478cm" svg:y1="9.758cm" svg:x2="12.404cm" svg:y2="9.758cm">
            <text:p/>
          </draw:line>
          <draw:line draw:style-name="gr6" draw:layer="layout" svg:x1="12.724cm" svg:y1="9.758cm" svg:x2="12.774cm" svg:y2="9.758cm">
            <text:p/>
          </draw:line>
          <draw:line draw:style-name="gr6" draw:layer="layout" svg:x1="12.724cm" svg:y1="9.758cm" svg:x2="12.546cm" svg:y2="9.758cm">
            <text:p/>
          </draw:line>
          <draw:polyline draw:style-name="gr6" draw:layer="layout" svg:width="0.002cm" svg:height="0.009cm" svg:x="13.299cm" svg:y="5.705cm" svg:viewBox="0 0 3 10" draw:points="3,10 3,6 0,3 0,0">
            <text:p/>
          </draw:polyline>
          <draw:polyline draw:style-name="gr6" draw:layer="layout" svg:width="0.193cm" svg:height="0.365cm" svg:x="12.635cm" svg:y="5.705cm" svg:viewBox="0 0 194 366" draw:points="194,0 173,3 147,6 123,16 101,24 80,40 62,56 46,71 31,89 22,107 12,126 6,145 3,166 0,185 3,203 6,221 12,240 22,258 31,277 46,296 62,314 80,329 101,342 126,354 147,360 173,366 194,366">
            <text:p/>
          </draw:polyline>
          <draw:polyline draw:style-name="gr6" draw:layer="layout" svg:width="0.012cm" svg:height="0.349cm" svg:x="13.289cm" svg:y="5.715cm" svg:viewBox="0 0 13 350" draw:points="13,350 13,341 10,332 10,319 6,304 6,286 3,268 3,248 0,230 0,212 0,194 0,175 0,153 0,135 0,117 3,98 3,79 6,61 6,46 10,31 10,15 13,6 13,0">
            <text:p/>
          </draw:polyline>
          <draw:polyline draw:style-name="gr6" draw:layer="layout" svg:width="0.011cm" svg:height="0.349cm" svg:x="11.208cm" svg:y="5.715cm" svg:viewBox="0 0 12 350" draw:points="0,350 0,341 3,332 3,319 6,304 6,286 10,268 10,248 12,230 12,212 12,194 12,175 12,153 12,135 12,117 10,98 10,79 6,61 6,46 3,31 3,15 0,6 0,0">
            <text:p/>
          </draw:polyline>
          <draw:line draw:style-name="gr6" draw:layer="layout" svg:x1="13.299cm" svg:y1="6.071cm" svg:x2="13.302cm" svg:y2="6.065cm">
            <text:p/>
          </draw:line>
          <draw:line draw:style-name="gr6" draw:layer="layout" svg:x1="16.177cm" svg:y1="13.55cm" svg:x2="16.177cm" svg:y2="12.714cm">
            <text:p/>
          </draw:line>
          <draw:line draw:style-name="gr6" draw:layer="layout" svg:x1="16.178cm" svg:y1="11.458cm" svg:x2="15.393cm" svg:y2="11.458cm">
            <text:p/>
          </draw:line>
          <draw:line draw:style-name="gr6" draw:layer="layout" svg:x1="16.177cm" svg:y1="11.458cm" svg:x2="16.177cm" svg:y2="12.295cm">
            <text:p/>
          </draw:line>
          <draw:line draw:style-name="gr6" draw:layer="layout" svg:x1="4.67cm" svg:y1="12.424cm" svg:x2="4.67cm" svg:y2="12.593cm">
            <text:p/>
          </draw:line>
          <draw:line draw:style-name="gr6" draw:layer="layout" svg:x1="4.67cm" svg:y1="12.424cm" svg:x2="4.67cm" svg:y2="12.052cm">
            <text:p/>
          </draw:line>
          <draw:line draw:style-name="gr6" draw:layer="layout" svg:x1="5.596cm" svg:y1="11.458cm" svg:x2="5.756cm" svg:y2="11.458cm">
            <text:p/>
          </draw:line>
          <draw:line draw:style-name="gr6" draw:layer="layout" svg:x1="5.596cm" svg:y1="11.458cm" svg:x2="5.187cm" svg:y2="11.458cm">
            <text:p/>
          </draw:line>
          <draw:line draw:style-name="gr6" draw:layer="layout" svg:x1="6.435cm" svg:y1="11.458cm" svg:x2="6.512cm" svg:y2="11.458cm">
            <text:p/>
          </draw:line>
          <draw:polyline draw:style-name="gr6" draw:layer="layout" svg:width="0.476cm" svg:height="0cm" svg:x="5.958cm" svg:y="11.458cm" svg:viewBox="0 0 477 0" draw:points="477,0 403,0 0,0">
            <text:p/>
          </draw:polyline>
          <draw:line draw:style-name="gr6" draw:layer="layout" svg:x1="6.512cm" svg:y1="11.458cm" svg:x2="8.333cm" svg:y2="11.458cm">
            <text:p/>
          </draw:line>
          <draw:line draw:style-name="gr6" draw:layer="layout" svg:x1="17.18cm" svg:y1="11.458cm" svg:x2="17.18cm" svg:y2="11.803cm">
            <text:p/>
          </draw:line>
          <draw:line draw:style-name="gr6" draw:layer="layout" svg:x1="17.18cm" svg:y1="13.209cm" svg:x2="17.18cm" svg:y2="13.55cm">
            <text:p/>
          </draw:line>
          <draw:line draw:style-name="gr6" draw:layer="layout" svg:x1="17.179cm" svg:y1="11.458cm" svg:x2="16.177cm" svg:y2="11.458cm">
            <text:p/>
          </draw:line>
          <draw:polyline draw:style-name="gr6" draw:layer="layout" svg:width="0.261cm" svg:height="0.573cm" svg:x="15.916cm" svg:y="12.975cm" svg:viewBox="0 0 262 574" draw:points="0,0 0,574 262,574">
            <text:p/>
          </draw:polyline>
          <draw:line draw:style-name="gr6" draw:layer="layout" svg:x1="15.916cm" svg:y1="13.55cm" svg:x2="15.836cm" svg:y2="13.55cm">
            <text:p/>
          </draw:line>
          <draw:line draw:style-name="gr6" draw:layer="layout" svg:x1="16.177cm" svg:y1="13.55cm" svg:x2="17.179cm" svg:y2="13.55cm">
            <text:p/>
          </draw:line>
          <draw:line draw:style-name="gr6" draw:layer="layout" svg:x1="16.177cm" svg:y1="12.713cm" svg:x2="16.177cm" svg:y2="12.295cm">
            <text:p/>
          </draw:line>
          <draw:line draw:style-name="gr6" draw:layer="layout" svg:x1="15.916cm" svg:y1="12.975cm" svg:x2="15.132cm" svg:y2="12.975cm">
            <text:p/>
          </draw:line>
          <draw:line draw:style-name="gr6" draw:layer="layout" svg:x1="13.693cm" svg:y1="13.289cm" svg:x2="13.693cm" svg:y2="13.421cm">
            <text:p/>
          </draw:line>
          <draw:line draw:style-name="gr6" draw:layer="layout" svg:x1="4.744cm" svg:y1="11.458cm" svg:x2="4.67cm" svg:y2="11.458cm">
            <text:p/>
          </draw:line>
          <draw:line draw:style-name="gr6" draw:layer="layout" svg:x1="5.368cm" svg:y1="13.55cm" svg:x2="5.672cm" svg:y2="13.55cm">
            <text:p/>
          </draw:line>
          <draw:polyline draw:style-name="gr6" draw:layer="layout" svg:width="0.322cm" svg:height="0cm" svg:x="4.67cm" svg:y="13.55cm" svg:viewBox="0 0 323 0" draw:points="323,0 246,0 0,0">
            <text:p/>
          </draw:polyline>
          <draw:line draw:style-name="gr6" draw:layer="layout" svg:x1="4.992cm" svg:y1="13.55cm" svg:x2="5.368cm" svg:y2="13.55cm">
            <text:p/>
          </draw:line>
          <draw:polyline draw:style-name="gr6" draw:layer="layout" svg:width="2.828cm" svg:height="0cm" svg:x="5.765cm" svg:y="13.55cm" svg:viewBox="0 0 2829 0" draw:points="0,0 2568,0 2829,0">
            <text:p/>
          </draw:polyline>
          <draw:line draw:style-name="gr6" draw:layer="layout" svg:x1="5.764cm" svg:y1="13.55cm" svg:x2="5.672cm" svg:y2="13.55cm">
            <text:p/>
          </draw:line>
          <draw:line draw:style-name="gr6" draw:layer="layout" svg:x1="5.755cm" svg:y1="11.458cm" svg:x2="5.958cm" svg:y2="11.458cm">
            <text:p/>
          </draw:line>
          <draw:line draw:style-name="gr6" draw:layer="layout" svg:x1="8.333cm" svg:y1="11.458cm" svg:x2="9.117cm" svg:y2="11.458cm">
            <text:p/>
          </draw:line>
          <draw:line draw:style-name="gr6" draw:layer="layout" svg:x1="8.333cm" svg:y1="11.458cm" svg:x2="8.333cm" svg:y2="13.549cm">
            <text:p/>
          </draw:line>
          <draw:line draw:style-name="gr6" draw:layer="layout" svg:x1="8.593cm" svg:y1="12.975cm" svg:x2="9.378cm" svg:y2="12.975cm">
            <text:p/>
          </draw:line>
          <draw:line draw:style-name="gr6" draw:layer="layout" svg:x1="5.187cm" svg:y1="11.458cm" svg:x2="4.744cm" svg:y2="11.458cm">
            <text:p/>
          </draw:line>
          <draw:line draw:style-name="gr6" draw:layer="layout" svg:x1="4.67cm" svg:y1="11.458cm" svg:x2="4.67cm" svg:y2="11.536cm">
            <text:p/>
          </draw:line>
          <draw:line draw:style-name="gr6" draw:layer="layout" svg:x1="4.67cm" svg:y1="12.593cm" svg:x2="4.67cm" svg:y2="12.842cm">
            <text:p/>
          </draw:line>
          <draw:polyline draw:style-name="gr6" draw:layer="layout" svg:width="0cm" svg:height="0.303cm" svg:x="4.67cm" svg:y="13.245cm" svg:viewBox="0 0 0 304" draw:points="0,0 0,71 0,304">
            <text:p/>
          </draw:polyline>
          <draw:line draw:style-name="gr6" draw:layer="layout" svg:x1="4.67cm" svg:y1="13.246cm" svg:x2="4.67cm" svg:y2="12.843cm">
            <text:p/>
          </draw:line>
          <draw:line draw:style-name="gr6" draw:layer="layout" svg:x1="4.67cm" svg:y1="12.052cm" svg:x2="4.67cm" svg:y2="11.536cm">
            <text:p/>
          </draw:line>
          <draw:line draw:style-name="gr6" draw:layer="layout" svg:x1="10.817cm" svg:y1="13.289cm" svg:x2="10.817cm" svg:y2="13.421cm">
            <text:p/>
          </draw:line>
          <draw:line draw:style-name="gr6" draw:layer="layout" svg:x1="8.593cm" svg:y1="13.549cm" svg:x2="8.593cm" svg:y2="12.975cm">
            <text:p/>
          </draw:line>
          <draw:line draw:style-name="gr6" draw:layer="layout" svg:x1="11.079cm" svg:y1="13.421cm" svg:x2="11.079cm" svg:y2="13.55cm">
            <text:p/>
          </draw:line>
          <draw:line draw:style-name="gr6" draw:layer="layout" svg:x1="10.1cm" svg:y1="12.504cm" svg:x2="9.7cm" svg:y2="12.504cm">
            <text:p/>
          </draw:line>
          <draw:line draw:style-name="gr6" draw:layer="layout" svg:x1="9.7cm" svg:y1="13.107cm" svg:x2="10.1cm" svg:y2="13.107cm">
            <text:p/>
          </draw:line>
          <draw:line draw:style-name="gr6" draw:layer="layout" svg:x1="13.299cm" svg:y1="13.289cm" svg:x2="13.425cm" svg:y2="13.289cm">
            <text:p/>
          </draw:line>
          <draw:line draw:style-name="gr6" draw:layer="layout" svg:x1="11.386cm" svg:y1="13.289cm" svg:x2="11.211cm" svg:y2="13.289cm">
            <text:p/>
          </draw:line>
          <draw:line draw:style-name="gr6" draw:layer="layout" svg:x1="12.413cm" svg:y1="13.289cm" svg:x2="12.456cm" svg:y2="13.289cm">
            <text:p/>
          </draw:line>
          <draw:line draw:style-name="gr6" draw:layer="layout" svg:x1="12.414cm" svg:y1="13.289cm" svg:x2="12.254cm" svg:y2="13.289cm">
            <text:p/>
          </draw:line>
          <draw:line draw:style-name="gr6" draw:layer="layout" svg:x1="11.995cm" svg:y1="13.289cm" svg:x2="11.934cm" svg:y2="13.289cm">
            <text:p/>
          </draw:line>
          <draw:line draw:style-name="gr6" draw:layer="layout" svg:x1="12.097cm" svg:y1="13.289cm" svg:x2="12.254cm" svg:y2="13.289cm">
            <text:p/>
          </draw:line>
          <draw:line draw:style-name="gr6" draw:layer="layout" svg:x1="12.456cm" svg:y1="13.289cm" svg:x2="12.521cm" svg:y2="13.289cm">
            <text:p/>
          </draw:line>
          <draw:line draw:style-name="gr6" draw:layer="layout" svg:x1="13.668cm" svg:y1="13.421cm" svg:x2="13.693cm" svg:y2="13.421cm">
            <text:p/>
          </draw:line>
          <draw:line draw:style-name="gr6" draw:layer="layout" svg:x1="11.212cm" svg:y1="13.421cm" svg:x2="11.079cm" svg:y2="13.421cm">
            <text:p/>
          </draw:line>
          <draw:line draw:style-name="gr6" draw:layer="layout" svg:x1="12.456cm" svg:y1="13.421cm" svg:x2="12.576cm" svg:y2="13.421cm">
            <text:p/>
          </draw:line>
          <draw:line draw:style-name="gr6" draw:layer="layout" svg:x1="13.299cm" svg:y1="13.421cm" svg:x2="13.432cm" svg:y2="13.421cm">
            <text:p/>
          </draw:line>
          <draw:line draw:style-name="gr6" draw:layer="layout" svg:x1="10.928cm" svg:y1="13.289cm" svg:x2="10.817cm" svg:y2="13.289cm">
            <text:p/>
          </draw:line>
          <draw:line draw:style-name="gr6" draw:layer="layout" svg:x1="10.928cm" svg:y1="13.289cm" svg:x2="11.211cm" svg:y2="13.289cm">
            <text:p/>
          </draw:line>
          <draw:line draw:style-name="gr6" draw:layer="layout" svg:x1="13.037cm" svg:y1="13.289cm" svg:x2="13.299cm" svg:y2="13.289cm">
            <text:p/>
          </draw:line>
          <draw:line draw:style-name="gr6" draw:layer="layout" svg:x1="13.431cm" svg:y1="13.421cm" svg:x2="13.431cm" svg:y2="13.55cm">
            <text:p/>
          </draw:line>
          <draw:line draw:style-name="gr6" draw:layer="layout" svg:x1="13.954cm" svg:y1="11.458cm" svg:x2="14.084cm" svg:y2="11.458cm">
            <text:p/>
          </draw:line>
          <draw:line draw:style-name="gr6" draw:layer="layout" svg:x1="15.39cm" svg:y1="11.458cm" svg:x2="15.393cm" svg:y2="11.458cm">
            <text:p/>
          </draw:line>
          <draw:line draw:style-name="gr6" draw:layer="layout" svg:x1="10.208cm" svg:y1="11.458cm" svg:x2="10.162cm" svg:y2="11.458cm">
            <text:p/>
          </draw:line>
          <draw:line draw:style-name="gr6" draw:layer="layout" svg:x1="10.427cm" svg:y1="11.458cm" svg:x2="10.513cm" svg:y2="11.458cm">
            <text:p/>
          </draw:line>
          <draw:line draw:style-name="gr6" draw:layer="layout" svg:x1="14.083cm" svg:y1="11.458cm" svg:x2="15.368cm" svg:y2="11.458cm">
            <text:p/>
          </draw:line>
          <draw:polyline draw:style-name="gr6" draw:layer="layout" svg:width="0.261cm" svg:height="0.307cm" svg:x="10.556cm" svg:y="12.981cm" svg:viewBox="0 0 262 308" draw:points="262,308 0,308 0,0">
            <text:p/>
          </draw:polyline>
          <draw:line draw:style-name="gr6" draw:layer="layout" svg:x1="10.556cm" svg:y1="13.289cm" svg:x2="10.818cm" svg:y2="13.289cm">
            <text:p/>
          </draw:line>
          <draw:polyline draw:style-name="gr6" draw:layer="layout" svg:width="0cm" svg:height="0cm" svg:x="10.928cm" svg:y="13.289cm" svg:viewBox="0 0 0 0" draw:points="0,0">
            <text:p/>
          </draw:polyline>
          <draw:line draw:style-name="gr6" draw:layer="layout" svg:x1="10.99cm" svg:y1="13.421cm" svg:x2="11.079cm" svg:y2="13.421cm">
            <text:p/>
          </draw:line>
          <draw:line draw:style-name="gr6" draw:layer="layout" svg:x1="10.99cm" svg:y1="13.421cm" svg:x2="10.817cm" svg:y2="13.421cm">
            <text:p/>
          </draw:line>
          <draw:line draw:style-name="gr6" draw:layer="layout" svg:x1="9.378cm" svg:y1="13.421cm" svg:x2="9.378cm" svg:y2="13.55cm">
            <text:p/>
          </draw:line>
          <draw:line draw:style-name="gr6" draw:layer="layout" svg:x1="9.378cm" svg:y1="13.42cm" svg:x2="9.378cm" svg:y2="12.975cm">
            <text:p/>
          </draw:line>
          <draw:line draw:style-name="gr6" draw:layer="layout" svg:x1="9.378cm" svg:y1="13.55cm" svg:x2="11.079cm" svg:y2="13.55cm">
            <text:p/>
          </draw:line>
          <draw:line draw:style-name="gr6" draw:layer="layout" svg:x1="8.673cm" svg:y1="13.55cm" svg:x2="8.593cm" svg:y2="13.55cm">
            <text:p/>
          </draw:line>
          <draw:line draw:style-name="gr6" draw:layer="layout" svg:x1="11.386cm" svg:y1="13.289cm" svg:x2="11.471cm" svg:y2="13.289cm">
            <text:p/>
          </draw:line>
          <draw:line draw:style-name="gr6" draw:layer="layout" svg:x1="12.52cm" svg:y1="13.289cm" svg:x2="12.576cm" svg:y2="13.289cm">
            <text:p/>
          </draw:line>
          <draw:line draw:style-name="gr6" draw:layer="layout" svg:x1="11.998cm" svg:y1="13.289cm" svg:x2="11.995cm" svg:y2="13.289cm">
            <text:p/>
          </draw:line>
          <draw:line draw:style-name="gr6" draw:layer="layout" svg:x1="11.998cm" svg:y1="13.289cm" svg:x2="12.097cm" svg:y2="13.289cm">
            <text:p/>
          </draw:line>
          <draw:polyline draw:style-name="gr6" draw:layer="layout" svg:width="0.026cm" svg:height="0cm" svg:x="11.934cm" svg:y="13.421cm" svg:viewBox="0 0 27 0" draw:points="27,0 12,0 0,0">
            <text:p/>
          </draw:polyline>
          <draw:line draw:style-name="gr6" draw:layer="layout" svg:x1="11.961cm" svg:y1="13.421cm" svg:x2="12.456cm" svg:y2="13.421cm">
            <text:p/>
          </draw:line>
          <draw:line draw:style-name="gr6" draw:layer="layout" svg:x1="11.212cm" svg:y1="13.55cm" svg:x2="11.079cm" svg:y2="13.55cm">
            <text:p/>
          </draw:line>
          <draw:line draw:style-name="gr6" draw:layer="layout" svg:x1="13.299cm" svg:y1="13.55cm" svg:x2="13.432cm" svg:y2="13.55cm">
            <text:p/>
          </draw:line>
          <draw:line draw:style-name="gr6" draw:layer="layout" svg:x1="13.954cm" svg:y1="11.668cm" svg:x2="13.954cm" svg:y2="11.591cm">
            <text:p/>
          </draw:line>
          <draw:line draw:style-name="gr6" draw:layer="layout" svg:x1="13.954cm" svg:y1="12.064cm" svg:x2="13.954cm" svg:y2="12.122cm">
            <text:p/>
          </draw:line>
          <draw:line draw:style-name="gr6" draw:layer="layout" svg:x1="13.954cm" svg:y1="11.668cm" svg:x2="13.954cm" svg:y2="11.591cm">
            <text:p/>
          </draw:line>
          <draw:line draw:style-name="gr6" draw:layer="layout" svg:x1="15.132cm" svg:y1="12.975cm" svg:x2="15.132cm" svg:y2="13.42cm">
            <text:p/>
          </draw:line>
          <draw:polyline draw:style-name="gr6" draw:layer="layout" svg:width="0.023cm" svg:height="0cm" svg:x="15.368cm" svg:y="11.458cm" svg:viewBox="0 0 24 0" draw:points="0,0 22,0 24,0">
            <text:p/>
          </draw:polyline>
          <draw:line draw:style-name="gr6" draw:layer="layout" svg:x1="15.368cm" svg:y1="11.458cm" svg:x2="14.083cm" svg:y2="11.458cm">
            <text:p/>
          </draw:line>
          <draw:line draw:style-name="gr6" draw:layer="layout" svg:x1="10.541cm" svg:y1="11.458cm" svg:x2="10.513cm" svg:y2="11.458cm">
            <text:p/>
          </draw:line>
          <draw:line draw:style-name="gr6" draw:layer="layout" svg:x1="10.556cm" svg:y1="11.458cm" svg:x2="10.818cm" svg:y2="11.458cm">
            <text:p/>
          </draw:line>
          <draw:line draw:style-name="gr6" draw:layer="layout" svg:x1="10.556cm" svg:y1="12.944cm" svg:x2="10.556cm" svg:y2="12.981cm">
            <text:p/>
          </draw:line>
          <draw:line draw:style-name="gr6" draw:layer="layout" svg:x1="10.556cm" svg:y1="12.916cm" svg:x2="10.556cm" svg:y2="12.885cm">
            <text:p/>
          </draw:line>
          <draw:line draw:style-name="gr6" draw:layer="layout" svg:x1="10.556cm" svg:y1="12.917cm" svg:x2="10.556cm" svg:y2="12.944cm">
            <text:p/>
          </draw:line>
          <draw:polyline draw:style-name="gr6" draw:layer="layout" svg:width="0cm" svg:height="0.186cm" svg:x="10.556cm" svg:y="12.464cm" svg:viewBox="0 0 0 187" draw:points="0,187 0,92 0,0">
            <text:p/>
          </draw:polyline>
          <draw:line draw:style-name="gr6" draw:layer="layout" svg:x1="10.556cm" svg:y1="12.412cm" svg:x2="10.556cm" svg:y2="12.375cm">
            <text:p/>
          </draw:line>
          <draw:polyline draw:style-name="gr6" draw:layer="layout" svg:width="0cm" svg:height="0.051cm" svg:x="10.556cm" svg:y="12.412cm" svg:viewBox="0 0 0 52" draw:points="0,0 0,18 0,52">
            <text:p/>
          </draw:polyline>
          <draw:line draw:style-name="gr6" draw:layer="layout" svg:x1="10.556cm" svg:y1="12.375cm" svg:x2="10.556cm" svg:y2="12.357cm">
            <text:p/>
          </draw:line>
          <draw:line draw:style-name="gr6" draw:layer="layout" svg:x1="10.556cm" svg:y1="12.357cm" svg:x2="10.556cm" svg:y2="12.299cm">
            <text:p/>
          </draw:line>
          <draw:line draw:style-name="gr6" draw:layer="layout" svg:x1="10.556cm" svg:y1="11.763cm" svg:x2="10.556cm" svg:y2="11.689cm">
            <text:p/>
          </draw:line>
          <draw:line draw:style-name="gr6" draw:layer="layout" svg:x1="10.556cm" svg:y1="11.763cm" svg:x2="10.556cm" svg:y2="11.969cm">
            <text:p/>
          </draw:line>
          <draw:polyline draw:style-name="gr6" draw:layer="layout" svg:width="0cm" svg:height="0.113cm" svg:x="10.556cm" svg:y="11.969cm" svg:viewBox="0 0 0 114" draw:points="0,108 0,114 0,108 0,0">
            <text:p/>
          </draw:polyline>
          <draw:line draw:style-name="gr6" draw:layer="layout" svg:x1="10.556cm" svg:y1="11.653cm" svg:x2="10.556cm" svg:y2="11.591cm">
            <text:p/>
          </draw:line>
          <draw:polyline draw:style-name="gr6" draw:layer="layout" svg:width="0cm" svg:height="0.214cm" svg:x="10.556cm" svg:y="12.083cm" svg:viewBox="0 0 0 215" draw:points="0,0 0,15 0,215">
            <text:p/>
          </draw:polyline>
          <draw:line draw:style-name="gr6" draw:layer="layout" svg:x1="10.556cm" svg:y1="12.077cm" svg:x2="10.556cm" svg:y2="11.969cm">
            <text:p/>
          </draw:line>
          <draw:polyline draw:style-name="gr6" draw:layer="layout" svg:width="0cm" svg:height="0.273cm" svg:x="10.556cm" svg:y="12.083cm" svg:viewBox="0 0 0 274" draw:points="0,0 0,15 0,215 0,274">
            <text:p/>
          </draw:polyline>
          <draw:line draw:style-name="gr6" draw:layer="layout" svg:x1="10.556cm" svg:y1="11.969cm" svg:x2="10.556cm" svg:y2="11.763cm">
            <text:p/>
          </draw:line>
          <draw:line draw:style-name="gr6" draw:layer="layout" svg:x1="10.556cm" svg:y1="12.652cm" svg:x2="10.556cm" svg:y2="12.886cm">
            <text:p/>
          </draw:line>
          <draw:line draw:style-name="gr6" draw:layer="layout" svg:x1="10.427cm" svg:y1="11.458cm" svg:x2="10.209cm" svg:y2="11.458cm">
            <text:p/>
          </draw:line>
          <draw:line draw:style-name="gr6" draw:layer="layout" svg:x1="10.556cm" svg:y1="11.689cm" svg:x2="10.556cm" svg:y2="11.763cm">
            <text:p/>
          </draw:line>
          <draw:line draw:style-name="gr6" draw:layer="layout" svg:x1="10.556cm" svg:y1="11.653cm" svg:x2="10.556cm" svg:y2="11.591cm">
            <text:p/>
          </draw:line>
          <draw:line draw:style-name="gr6" draw:layer="layout" svg:x1="10.556cm" svg:y1="11.653cm" svg:x2="10.556cm" svg:y2="11.69cm">
            <text:p/>
          </draw:line>
          <draw:line draw:style-name="gr6" draw:layer="layout" svg:x1="10.556cm" svg:y1="11.458cm" svg:x2="10.541cm" svg:y2="11.458cm">
            <text:p/>
          </draw:line>
          <draw:line draw:style-name="gr6" draw:layer="layout" svg:x1="10.556cm" svg:y1="11.653cm" svg:x2="10.556cm" svg:y2="11.69cm">
            <text:p/>
          </draw:line>
          <draw:line draw:style-name="gr6" draw:layer="layout" svg:x1="10.111cm" svg:y1="12.375cm" svg:x2="10.101cm" svg:y2="12.375cm">
            <text:p/>
          </draw:line>
          <draw:line draw:style-name="gr6" draw:layer="layout" svg:x1="10.11cm" svg:y1="12.375cm" svg:x2="10.162cm" svg:y2="12.323cm">
            <text:p/>
          </draw:line>
          <draw:polyline draw:style-name="gr6" draw:layer="layout" svg:width="0.051cm" svg:height="0.916cm" svg:x="9.639cm" svg:y="11.458cm" svg:viewBox="0 0 52 917" draw:points="52,917 0,865 0,0">
            <text:p/>
          </draw:polyline>
          <draw:line draw:style-name="gr6" draw:layer="layout" svg:x1="10.162cm" svg:y1="11.458cm" svg:x2="10.162cm" svg:y2="12.323cm">
            <text:p/>
          </draw:line>
          <draw:line draw:style-name="gr6" draw:layer="layout" svg:x1="9.639cm" svg:y1="11.458cm" svg:x2="9.593cm" svg:y2="11.458cm">
            <text:p/>
          </draw:line>
          <draw:line draw:style-name="gr6" draw:layer="layout" svg:x1="9.7cm" svg:y1="12.504cm" svg:x2="9.7cm" svg:y2="13.106cm">
            <text:p/>
          </draw:line>
          <draw:polyline draw:style-name="gr6" draw:layer="layout" svg:width="0cm" svg:height="0.73cm" svg:x="10.101cm" svg:y="12.375cm" svg:viewBox="0 0 0 731" draw:points="0,731 0,129 0,0">
            <text:p/>
          </draw:polyline>
          <draw:line draw:style-name="gr6" draw:layer="layout" svg:x1="9.701cm" svg:y1="12.375cm" svg:x2="9.692cm" svg:y2="12.375cm">
            <text:p/>
          </draw:line>
          <draw:line draw:style-name="gr6" draw:layer="layout" svg:x1="9.7cm" svg:y1="12.375cm" svg:x2="9.7cm" svg:y2="12.504cm">
            <text:p/>
          </draw:line>
          <draw:line draw:style-name="gr6" draw:layer="layout" svg:x1="9.593cm" svg:y1="11.458cm" svg:x2="9.116cm" svg:y2="11.458cm">
            <text:p/>
          </draw:line>
          <draw:line draw:style-name="gr6" draw:layer="layout" svg:x1="13.954cm" svg:y1="12.227cm" svg:x2="13.954cm" svg:y2="12.375cm">
            <text:p/>
          </draw:line>
          <draw:line draw:style-name="gr6" draw:layer="layout" svg:x1="13.954cm" svg:y1="12.122cm" svg:x2="13.954cm" svg:y2="12.064cm">
            <text:p/>
          </draw:line>
          <draw:polyline draw:style-name="gr6" draw:layer="layout" svg:width="0cm" svg:height="0.252cm" svg:x="13.954cm" svg:y="12.123cm" svg:viewBox="0 0 0 253" draw:points="0,0 0,105 0,253">
            <text:p/>
          </draw:polyline>
          <draw:line draw:style-name="gr6" draw:layer="layout" svg:x1="13.693cm" svg:y1="13.289cm" svg:x2="13.425cm" svg:y2="13.289cm">
            <text:p/>
          </draw:line>
          <draw:polyline draw:style-name="gr6" draw:layer="layout" svg:width="0.235cm" svg:height="0cm" svg:x="13.431cm" svg:y="13.421cm" svg:viewBox="0 0 236 0" draw:points="0,0 58,0 236,0">
            <text:p/>
          </draw:polyline>
          <draw:line draw:style-name="gr6" draw:layer="layout" svg:x1="13.917cm" svg:y1="13.289cm" svg:x2="13.954cm" svg:y2="13.289cm">
            <text:p/>
          </draw:line>
          <draw:line draw:style-name="gr6" draw:layer="layout" svg:x1="13.954cm" svg:y1="12.87cm" svg:x2="13.954cm" svg:y2="12.75cm">
            <text:p/>
          </draw:line>
          <draw:line draw:style-name="gr6" draw:layer="layout" svg:x1="13.954cm" svg:y1="12.87cm" svg:x2="13.954cm" svg:y2="12.947cm">
            <text:p/>
          </draw:line>
          <draw:line draw:style-name="gr6" draw:layer="layout" svg:x1="15.132cm" svg:y1="13.421cm" svg:x2="15.132cm" svg:y2="13.55cm">
            <text:p/>
          </draw:line>
          <draw:line draw:style-name="gr6" draw:layer="layout" svg:x1="13.736cm" svg:y1="13.289cm" svg:x2="13.693cm" svg:y2="13.289cm">
            <text:p/>
          </draw:line>
          <draw:line draw:style-name="gr6" draw:layer="layout" svg:x1="13.917cm" svg:y1="13.289cm" svg:x2="13.954cm" svg:y2="13.289cm">
            <text:p/>
          </draw:line>
          <draw:line draw:style-name="gr6" draw:layer="layout" svg:x1="13.917cm" svg:y1="13.289cm" svg:x2="13.736cm" svg:y2="13.289cm">
            <text:p/>
          </draw:line>
          <draw:line draw:style-name="gr6" draw:layer="layout" svg:x1="13.431cm" svg:y1="13.55cm" svg:x2="15.132cm" svg:y2="13.55cm">
            <text:p/>
          </draw:line>
          <draw:line draw:style-name="gr6" draw:layer="layout" svg:x1="13.954cm" svg:y1="13.289cm" svg:x2="13.954cm" svg:y2="12.947cm">
            <text:p/>
          </draw:line>
          <draw:line draw:style-name="gr6" draw:layer="layout" svg:x1="13.954cm" svg:y1="12.75cm" svg:x2="13.954cm" svg:y2="12.375cm">
            <text:p/>
          </draw:line>
          <draw:line draw:style-name="gr6" draw:layer="layout" svg:x1="13.954cm" svg:y1="12.064cm" svg:x2="13.954cm" svg:y2="11.667cm">
            <text:p/>
          </draw:line>
          <draw:line draw:style-name="gr6" draw:layer="layout" svg:x1="11.469cm" svg:y1="11.458cm" svg:x2="11.34cm" svg:y2="11.458cm">
            <text:p/>
          </draw:line>
          <draw:line draw:style-name="gr6" draw:layer="layout" svg:x1="10.833cm" svg:y1="11.458cm" svg:x2="10.817cm" svg:y2="11.458cm">
            <text:p/>
          </draw:line>
          <draw:line draw:style-name="gr6" draw:layer="layout" svg:x1="13.693cm" svg:y1="11.458cm" svg:x2="13.954cm" svg:y2="11.458cm">
            <text:p/>
          </draw:line>
          <draw:polyline draw:style-name="gr6" draw:layer="layout" svg:width="0.291cm" svg:height="0cm" svg:x="10.833cm" svg:y="11.458cm" svg:viewBox="0 0 292 0" draw:points="292,0 274,0 58,0 0,0">
            <text:p/>
          </draw:polyline>
          <draw:line draw:style-name="gr6" draw:layer="layout" svg:x1="11.469cm" svg:y1="11.458cm" svg:x2="11.472cm" svg:y2="11.458cm">
            <text:p/>
          </draw:line>
          <draw:line draw:style-name="gr6" draw:layer="layout" svg:x1="11.34cm" svg:y1="11.458cm" svg:x2="11.125cm" svg:y2="11.458cm">
            <text:p/>
          </draw:line>
          <draw:line draw:style-name="gr6" draw:layer="layout" svg:x1="13.17cm" svg:y1="11.458cm" svg:x2="13.536cm" svg:y2="11.458cm">
            <text:p/>
          </draw:line>
          <draw:line draw:style-name="gr6" draw:layer="layout" svg:x1="13.17cm" svg:y1="11.458cm" svg:x2="13.037cm" svg:y2="11.458cm">
            <text:p/>
          </draw:line>
          <draw:line draw:style-name="gr6" draw:layer="layout" svg:x1="13.536cm" svg:y1="11.458cm" svg:x2="13.557cm" svg:y2="11.458cm">
            <text:p/>
          </draw:line>
          <draw:line draw:style-name="gr6" draw:layer="layout" svg:x1="13.637cm" svg:y1="11.458cm" svg:x2="13.693cm" svg:y2="11.458cm">
            <text:p/>
          </draw:line>
          <draw:line draw:style-name="gr6" draw:layer="layout" svg:x1="13.637cm" svg:y1="11.458cm" svg:x2="13.557cm" svg:y2="11.458cm">
            <text:p/>
          </draw:line>
          <draw:polyline draw:style-name="gr6" draw:layer="layout" svg:width="1.568cm" svg:height="1.568cm" svg:x="4.934cm" svg:y="11.72cm" svg:viewBox="0 0 1569 1569" draw:points="1569,825 1569,729 1553,634 1529,539 1492,443 1437,348 1362,253 1267,166 1172,102 1077,56 982,25 886,6 791,0 696,6 600,22 505,52 410,96 314,157 219,241 142,336 84,431 44,527 16,622 3,717 0,812 10,907 31,1002 65,1098 114,1193 185,1288 274,1381 370,1449 465,1501 560,1535 656,1560 751,1569 846,1566 941,1553 1036,1529 1132,1489 1227,1433 1322,1356 1409,1261 1471,1165 1517,1070 1544,975 1563,880 1569,825">
            <text:p/>
          </draw:polyline>
          <draw:polyline draw:style-name="gr6" draw:layer="layout" svg:width="0.129cm" svg:height="0.132cm" svg:x="13.954cm" svg:y="11.458cm" svg:viewBox="0 0 130 133" draw:points="0,133 31,99 65,65 99,34 130,0">
            <text:p/>
          </draw:polyline>
          <draw:polyline draw:style-name="gr6" draw:layer="layout" svg:width="0.399cm" svg:height="0.085cm" svg:x="9.7cm" svg:y="13.107cm" svg:viewBox="0 0 400 86" draw:points="0,0 40,22 74,40 118,62 151,78 179,86 200,86 225,86 249,78 283,62 326,40 360,22 400,0">
            <text:p/>
          </draw:polyline>
          <draw:polyline draw:style-name="gr6" draw:layer="layout" svg:width="0.128cm" svg:height="0.132cm" svg:x="10.427cm" svg:y="11.458cm" svg:viewBox="0 0 129 133" draw:points="0,0 31,34 65,65 99,99 129,133">
            <text:p/>
          </draw:polyline>
          <draw:line draw:style-name="gr6" draw:layer="layout" svg:x1="16.657cm" svg:y1="11.524cm" svg:x2="16.838cm" svg:y2="11.524cm">
            <text:p/>
          </draw:line>
          <draw:line draw:style-name="gr6" draw:layer="layout" svg:x1="16.838cm" svg:y1="13.485cm" svg:x2="16.657cm" svg:y2="13.485cm">
            <text:p/>
          </draw:line>
          <draw:polyline draw:style-name="gr6" draw:layer="layout" svg:width="0.487cm" svg:height="1.96cm" svg:x="16.35cm" svg:y="11.524cm" svg:viewBox="0 0 488 1961" draw:points="488,0 415,12 341,45 274,98 212,172 153,261 104,369 65,492 21,679 0,880 0,1082 21,1282 65,1472 104,1595 153,1700 212,1792 274,1863 341,1919 415,1949 488,1961">
            <text:p/>
          </draw:polyline>
          <draw:polyline draw:style-name="gr6" draw:layer="layout" svg:width="0.478cm" svg:height="0.77cm" svg:x="16.177cm" svg:y="12.714cm" svg:viewBox="0 0 479 771" draw:points="0,0 22,145 55,282 95,405 147,510 203,602 264,673 332,729 406,759 479,771">
            <text:p/>
          </draw:polyline>
          <draw:polyline draw:style-name="gr6" draw:layer="layout" svg:width="0.044cm" svg:height="0.015cm" svg:x="16.793cm" svg:y="12.75cm" svg:viewBox="0 0 45 16" draw:points="45,16 21,12 0,0">
            <text:p/>
          </draw:polyline>
          <draw:polyline draw:style-name="gr6" draw:layer="layout" svg:width="0.042cm" svg:height="0.094cm" svg:x="17.18cm" svg:y="11.803cm" svg:viewBox="0 0 43 95" draw:points="43,95 22,46 0,0">
            <text:p/>
          </draw:polyline>
          <draw:polyline draw:style-name="gr6" draw:layer="layout" svg:width="0.478cm" svg:height="0.77cm" svg:x="16.177cm" svg:y="11.524cm" svg:viewBox="0 0 479 771" draw:points="479,0 406,12 332,45 264,98 203,172 147,261 95,369 55,492 22,627 0,771">
            <text:p/>
          </draw:polyline>
          <draw:polyline draw:style-name="gr6" draw:layer="layout" svg:width="0.048cm" svg:height="0.113cm" svg:x="17.18cm" svg:y="13.094cm" svg:viewBox="0 0 49 114" draw:points="0,114 6,99 12,86 31,44 49,0">
            <text:p/>
          </draw:polyline>
          <draw:polyline draw:style-name="gr6" draw:layer="layout" svg:width="0.341cm" svg:height="0.275cm" svg:x="16.838cm" svg:y="13.209cm" svg:viewBox="0 0 342 276" draw:points="0,276 74,264 148,230 219,175 283,95 342,0">
            <text:p/>
          </draw:polyline>
          <draw:polyline draw:style-name="gr6" draw:layer="layout" svg:width="0.341cm" svg:height="0.279cm" svg:x="16.838cm" svg:y="11.524cm" svg:viewBox="0 0 342 280" draw:points="342,280 339,274 336,270 280,175 215,101 145,45 74,12 0,0">
            <text:p/>
          </draw:polyline>
          <draw:polyline draw:style-name="gr6" draw:layer="layout" svg:width="0.131cm" svg:height="0.506cm" svg:x="16.706cm" svg:y="12.243cm" svg:viewBox="0 0 132 507" draw:points="86,507 61,483 40,452 21,400 6,342 0,277 3,206 15,139 37,83 65,37 95,10 132,0">
            <text:p/>
          </draw:polyline>
          <draw:polyline draw:style-name="gr6" draw:layer="layout" svg:width="0.043cm" svg:height="0.015cm" svg:x="16.838cm" svg:y="12.75cm" svg:viewBox="0 0 44 16" draw:points="44,0 22,12 0,16">
            <text:p/>
          </draw:polyline>
          <draw:line draw:style-name="gr6" draw:layer="layout" svg:x1="19.775cm" svg:y1="11.468cm" svg:x2="19.794cm" svg:y2="11.508cm">
            <text:p/>
          </draw:line>
          <draw:line draw:style-name="gr6" draw:layer="layout" svg:x1="19.32cm" svg:y1="11.732cm" svg:x2="19.302cm" svg:y2="11.695cm">
            <text:p/>
          </draw:line>
          <draw:line draw:style-name="gr6" draw:layer="layout" svg:x1="19.332cm" svg:y1="11.551cm" svg:x2="19.354cm" svg:y2="11.52cm">
            <text:p/>
          </draw:line>
          <draw:line draw:style-name="gr6" draw:layer="layout" svg:x1="19.606cm" svg:y1="11.4cm" svg:x2="19.646cm" svg:y2="11.4cm">
            <text:p/>
          </draw:line>
          <draw:line draw:style-name="gr6" draw:layer="layout" svg:x1="19.954cm" svg:y1="13.599cm" svg:x2="19.96cm" svg:y2="13.608cm">
            <text:p/>
          </draw:line>
          <draw:polyline draw:style-name="gr6" draw:layer="layout" svg:width="0.038cm" svg:height="0.144cm" svg:x="19.293cm" svg:y="11.551cm" svg:viewBox="0 0 39 145" draw:points="9,145 0,99 12,52 39,0">
            <text:p/>
          </draw:polyline>
          <draw:polyline draw:style-name="gr6" draw:layer="layout" svg:width="0.341cm" svg:height="0.295cm" svg:x="19.443cm" svg:y="11.468cm" svg:viewBox="0 0 342 296" draw:points="332,0 342,46 332,92 305,145 259,191 200,234 136,268 68,286 0,296">
            <text:p/>
          </draw:polyline>
          <draw:polyline draw:style-name="gr6" draw:layer="layout" svg:width="0.128cm" svg:height="0.067cm" svg:x="19.646cm" svg:y="11.4cm" svg:viewBox="0 0 129 68" draw:points="0,0 56,10 102,34 129,68">
            <text:p/>
          </draw:polyline>
          <draw:polyline draw:style-name="gr6" draw:layer="layout" svg:width="0.14cm" svg:height="0.067cm" svg:x="19.302cm" svg:y="11.695cm" svg:viewBox="0 0 141 68" draw:points="141,68 80,58 31,37 0,0">
            <text:p/>
          </draw:polyline>
          <draw:polyline draw:style-name="gr6" draw:layer="layout" svg:width="0.122cm" svg:height="0.168cm" svg:x="19.323cm" svg:y="11.52cm" svg:viewBox="0 0 123 169" draw:points="123,169 74,163 34,145 9,117 0,80 9,40 31,0">
            <text:p/>
          </draw:polyline>
          <draw:polyline draw:style-name="gr6" draw:layer="layout" svg:width="0.269cm" svg:height="0.288cm" svg:x="19.446cm" svg:y="11.4cm" svg:viewBox="0 0 270 289" draw:points="160,0 215,10 252,37 270,78 264,124 237,173 191,219 133,255 65,280 0,289">
            <text:p/>
          </draw:polyline>
          <draw:polyline draw:style-name="gr6" draw:layer="layout" svg:width="0.251cm" svg:height="0.119cm" svg:x="19.354cm" svg:y="11.4cm" svg:viewBox="0 0 252 120" draw:points="0,120 50,71 114,31 181,7 252,0">
            <text:p/>
          </draw:polyline>
          <draw:polyline draw:style-name="gr6" draw:layer="layout" svg:width="0.915cm" svg:height="0.571cm" svg:x="19.96cm" svg:y="13.184cm" svg:viewBox="0 0 916 572" draw:points="898,0 914,52 916,95 914,129 907,169 889,215 873,242 852,280 821,323 775,369 720,418 664,455 618,482 584,498 477,540 366,566 280,572 219,566 175,556 123,540 62,504 24,467 0,424">
            <text:p/>
          </draw:polyline>
          <draw:polyline draw:style-name="gr3" draw:layer="layout" svg:width="0.267cm" svg:height="0.129cm" svg:x="19.96cm" svg:y="13.608cm" svg:viewBox="0 0 268 130" draw:points="268,130 175,124 99,96 40,56 0,0">
            <text:p/>
          </draw:polyline>
          <draw:polyline draw:style-name="gr3" draw:layer="layout" svg:width="0.645cm" svg:height="0.553cm" svg:x="20.227cm" svg:y="13.184cm" svg:viewBox="0 0 646 554" draw:points="630,0 646,65 640,138 609,212 560,286 489,359 403,427 308,479 206,520 101,547 0,554">
            <text:p/>
          </draw:polyline>
          <draw:line draw:style-name="gr6" draw:layer="layout" svg:x1="18.284cm" svg:y1="13.409cm" svg:x2="17.924cm" svg:y2="12.652cm">
            <text:p/>
          </draw:line>
          <draw:polyline draw:style-name="gr6" draw:layer="layout" svg:width="0.442cm" svg:height="0.414cm" svg:x="20.415cm" svg:y="13.184cm" svg:viewBox="0 0 443 415" draw:points="0,415 320,234 443,0">
            <text:p/>
          </draw:polyline>
          <draw:line draw:style-name="gr6" draw:layer="layout" svg:x1="20.646cm" svg:y1="13.233cm" svg:x2="20.735cm" svg:y2="13.418cm">
            <text:p/>
          </draw:line>
          <draw:line draw:style-name="gr6" draw:layer="layout" svg:x1="18.681cm" svg:y1="12.652cm" svg:x2="18.284cm" svg:y2="13.409cm">
            <text:p/>
          </draw:line>
          <draw:line draw:style-name="gr6" draw:layer="layout" svg:x1="20.455cm" svg:y1="11.4cm" svg:x2="20.439cm" svg:y2="11.379cm">
            <text:p/>
          </draw:line>
          <draw:line draw:style-name="gr6" draw:layer="layout" svg:x1="19.871cm" svg:y1="12.464cm" svg:x2="16.928cm" svg:y2="12.464cm">
            <text:p/>
          </draw:line>
          <draw:polyline draw:style-name="gr6" draw:layer="layout" svg:width="0.356cm" svg:height="0cm" svg:x="18.324cm" svg:y="12.652cm" svg:viewBox="0 0 357 0" draw:points="0,0 96,0 130,0 357,0">
            <text:p/>
          </draw:polyline>
          <draw:line draw:style-name="gr6" draw:layer="layout" svg:x1="18.323cm" svg:y1="12.652cm" svg:x2="17.924cm" svg:y2="12.652cm">
            <text:p/>
          </draw:line>
          <draw:line draw:style-name="gr6" draw:layer="layout" svg:x1="17.223cm" svg:y1="11.899cm" svg:x2="17.494cm" svg:y2="11.379cm">
            <text:p/>
          </draw:line>
          <draw:line draw:style-name="gr6" draw:layer="layout" svg:x1="18.419cm" svg:y1="12.652cm" svg:x2="18.413cm" svg:y2="12.658cm">
            <text:p/>
          </draw:line>
          <draw:polyline draw:style-name="gr6" draw:layer="layout" svg:width="0.411cm" svg:height="0.19cm" svg:x="19.871cm" svg:y="12.283cm" svg:viewBox="0 0 412 191" draw:points="0,181 323,0 412,191">
            <text:p/>
          </draw:polyline>
          <draw:line draw:style-name="gr6" draw:layer="layout" svg:x1="20.439cm" svg:y1="11.379cm" svg:x2="20.064cm" svg:y2="11.379cm">
            <text:p/>
          </draw:line>
          <draw:line draw:style-name="gr6" draw:layer="layout" svg:x1="19.332cm" svg:y1="11.379cm" svg:x2="17.494cm" svg:y2="11.379cm">
            <text:p/>
          </draw:line>
          <draw:line draw:style-name="gr6" draw:layer="layout" svg:x1="20.283cm" svg:y1="12.474cm" svg:x2="20.66cm" svg:y2="11.748cm">
            <text:p/>
          </draw:line>
          <draw:line draw:style-name="gr6" draw:layer="layout" svg:x1="20.283cm" svg:y1="12.474cm" svg:x2="19.963cm" svg:y2="12.652cm">
            <text:p/>
          </draw:line>
          <draw:line draw:style-name="gr6" draw:layer="layout" svg:x1="17.051cm" svg:y1="12.227cm" svg:x2="16.928cm" svg:y2="12.464cm">
            <text:p/>
          </draw:line>
          <draw:line draw:style-name="gr6" draw:layer="layout" svg:x1="17.051cm" svg:y1="12.227cm" svg:x2="17.223cm" svg:y2="11.898cm">
            <text:p/>
          </draw:line>
          <draw:line draw:style-name="gr6" draw:layer="layout" svg:x1="16.928cm" svg:y1="12.464cm" svg:x2="17.063cm" svg:y2="12.75cm">
            <text:p/>
          </draw:line>
          <draw:polyline draw:style-name="gr6" draw:layer="layout" svg:width="0.254cm" svg:height="0.498cm" svg:x="20.858cm" svg:y="12.686cm" svg:viewBox="0 0 255 499" draw:points="253,0 255,10 0,499">
            <text:p/>
          </draw:polyline>
          <draw:polyline draw:style-name="gr6" draw:layer="layout" svg:width="0.466cm" svg:height="0.722cm" svg:x="20.193cm" svg:y="11.56cm" svg:viewBox="0 0 467 723" draw:points="0,723 376,0 467,187">
            <text:p/>
          </draw:polyline>
          <draw:line draw:style-name="gr6" draw:layer="layout" svg:x1="20.569cm" svg:y1="11.56cm" svg:x2="20.455cm" svg:y2="11.4cm">
            <text:p/>
          </draw:line>
          <draw:line draw:style-name="gr6" draw:layer="layout" svg:x1="17.229cm" svg:y1="13.094cm" svg:x2="17.47cm" svg:y2="13.599cm">
            <text:p/>
          </draw:line>
          <draw:polyline draw:style-name="gr6" draw:layer="layout" svg:width="2.945cm" svg:height="0.186cm" svg:x="17.469cm" svg:y="13.412cm" svg:viewBox="0 0 2946 187" draw:points="2857,0 2946,187 2484,187 0,187">
            <text:p/>
          </draw:polyline>
          <draw:line draw:style-name="gr6" draw:layer="layout" svg:x1="18.284cm" svg:y1="13.408cm" svg:x2="19.225cm" svg:y2="13.408cm">
            <text:p/>
          </draw:line>
          <draw:line draw:style-name="gr6" draw:layer="layout" svg:x1="19.963cm" svg:y1="12.651cm" svg:x2="19.871cm" svg:y2="12.464cm">
            <text:p/>
          </draw:line>
          <draw:polyline draw:style-name="gr6" draw:layer="layout" svg:width="1.281cm" svg:height="0cm" svg:x="18.681cm" svg:y="12.652cm" svg:viewBox="0 0 1282 0" draw:points="1282,0 135,0 123,0 0,0">
            <text:p/>
          </draw:polyline>
          <draw:line draw:style-name="gr6" draw:layer="layout" svg:x1="17.229cm" svg:y1="13.094cm" svg:x2="17.063cm" svg:y2="12.75cm">
            <text:p/>
          </draw:line>
          <draw:polyline draw:style-name="gr6" draw:layer="layout" svg:width="0.089cm" svg:height="0.043cm" svg:x="18.324cm" svg:y="12.652cm" svg:viewBox="0 0 90 44" draw:points="90,6 71,31 46,44 34,37 25,31 12,18 0,0">
            <text:p/>
          </draw:polyline>
          <draw:polyline draw:style-name="gr6" draw:layer="layout" svg:width="0.017cm" svg:height="0.002cm" svg:x="18.37cm" svg:y="12.695cm" svg:viewBox="0 0 18 3" draw:points="18,3 10,3 0,0">
            <text:p/>
          </draw:polyline>
          <draw:polyline draw:style-name="gr6" draw:layer="layout" svg:width="0.064cm" svg:height="0.045cm" svg:x="18.388cm" svg:y="12.652cm" svg:viewBox="0 0 65 46" draw:points="65,0 34,34 0,46">
            <text:p/>
          </draw:polyline>
          <draw:polyline draw:style-name="gr3" draw:layer="layout" svg:width="0.478cm" svg:height="0.214cm" svg:x="16.393cm" svg:y="1.778cm" svg:viewBox="0 0 479 215" draw:points="479,215 113,49 0,0">
            <text:p/>
          </draw:polyline>
          <draw:line draw:style-name="gr6" draw:layer="layout" svg:x1="16.273cm" svg:y1="1.732cm" svg:x2="13.376cm" svg:y2="7.274cm">
            <text:p/>
          </draw:line>
          <draw:line draw:style-name="gr6" draw:layer="layout" svg:x1="13.954cm" svg:y1="7.865cm" svg:x2="16.989cm" svg:y2="2.052cm">
            <text:p/>
          </draw:line>
          <draw:line draw:style-name="gr3" draw:layer="layout" svg:x1="16.909cm" svg:y1="2.009cm" svg:x2="16.872cm" svg:y2="1.99cm">
            <text:p/>
          </draw:line>
          <draw:line draw:style-name="gr3" draw:layer="layout" svg:x1="16.993cm" svg:y1="2.048cm" svg:x2="16.91cm" svg:y2="2.009cm">
            <text:p/>
          </draw:line>
          <draw:line draw:style-name="gr3" draw:layer="layout" svg:x1="16.392cm" svg:y1="1.778cm" svg:x2="16.272cm" svg:y2="1.729cm">
            <text:p/>
          </draw:line>
          <draw:polyline draw:style-name="gr3" draw:layer="layout" svg:width="0.478cm" svg:height="0.214cm" svg:x="16.393cm" svg:y="1.778cm" svg:viewBox="0 0 479 215" draw:points="479,215 113,49 0,0">
            <text:p/>
          </draw:polyline>
          <draw:line draw:style-name="gr6" draw:layer="layout" svg:x1="18.413cm" svg:y1="12.658cm" svg:x2="18.419cm" svg:y2="12.652cm">
            <text:p/>
          </draw:line>
          <draw:line draw:style-name="gr6" draw:layer="layout" svg:x1="17.051cm" svg:y1="12.227cm" svg:x2="17.023cm" svg:y2="12.227cm">
            <text:p/>
          </draw:line>
          <draw:polyline draw:style-name="gr6" draw:layer="layout" svg:width="0.269cm" svg:height="0cm" svg:x="16.793cm" svg:y="12.75cm" svg:viewBox="0 0 270 0" draw:points="270,0 89,0 0,0">
            <text:p/>
          </draw:polyline>
          <draw:polyline draw:style-name="gr6" draw:layer="layout" svg:width="0.064cm" svg:height="0.024cm" svg:x="18.349cm" svg:y="12.658cm" svg:viewBox="0 0 65 25" draw:points="0,25 33,25 65,0">
            <text:p/>
          </draw:polyline>
          <draw:line draw:style-name="gr6" draw:layer="layout" svg:x1="19.108cm" svg:y1="11.981cm" svg:x2="19.253cm" svg:y2="12.283cm">
            <text:p/>
          </draw:line>
          <draw:line draw:style-name="gr6" draw:layer="layout" svg:x1="20.08cm" svg:y1="11.619cm" svg:x2="20.009cm" svg:y2="11.259cm">
            <text:p/>
          </draw:line>
          <draw:line draw:style-name="gr6" draw:layer="layout" svg:x1="20.028cm" svg:y1="11.302cm" svg:x2="20.065cm" svg:y2="11.379cm">
            <text:p/>
          </draw:line>
          <draw:line draw:style-name="gr6" draw:layer="layout" svg:x1="19.775cm" svg:y1="12.283cm" svg:x2="19.253cm" svg:y2="12.283cm">
            <text:p/>
          </draw:line>
          <draw:line draw:style-name="gr6" draw:layer="layout" svg:x1="19.108cm" svg:y1="11.981cm" svg:x2="19.631cm" svg:y2="11.981cm">
            <text:p/>
          </draw:line>
          <draw:line draw:style-name="gr6" draw:layer="layout" svg:x1="20.224cm" svg:y1="11.923cm" svg:x2="20.153cm" svg:y2="11.56cm">
            <text:p/>
          </draw:line>
          <draw:line draw:style-name="gr6" draw:layer="layout" svg:x1="20.08cm" svg:y1="11.619cm" svg:x2="20.225cm" svg:y2="11.923cm">
            <text:p/>
          </draw:line>
          <draw:line draw:style-name="gr6" draw:layer="layout" svg:x1="20.153cm" svg:y1="11.56cm" svg:x2="20.064cm" svg:y2="11.379cm">
            <text:p/>
          </draw:line>
          <draw:polyline draw:style-name="gr6" draw:layer="layout" svg:width="0.297cm" svg:height="0.601cm" svg:x="19.034cm" svg:y="11.379cm" svg:viewBox="0 0 298 602" draw:points="298,0 0,240 74,602">
            <text:p/>
          </draw:polyline>
          <draw:line draw:style-name="gr6" draw:layer="layout" svg:x1="19.775cm" svg:y1="12.283cm" svg:x2="20.225cm" svg:y2="11.923cm">
            <text:p/>
          </draw:line>
          <draw:polyline draw:style-name="gr6" draw:layer="layout" svg:width="0.448cm" svg:height="0.663cm" svg:x="19.631cm" svg:y="11.619cm" svg:viewBox="0 0 449 664" draw:points="449,0 0,363 144,664">
            <text:p/>
          </draw:polyline>
          <draw:polyline draw:style-name="gr6" draw:layer="layout" svg:width="0.655cm" svg:height="0.119cm" svg:x="19.332cm" svg:y="11.259cm" svg:viewBox="0 0 656 120" draw:points="656,0 151,0 0,120">
            <text:p/>
          </draw:polyline>
          <draw:polyline draw:style-name="gr6" draw:layer="layout" svg:width="0.039cm" svg:height="0.043cm" svg:x="19.988cm" svg:y="11.259cm" svg:viewBox="0 0 40 44" draw:points="0,0 22,0 34,24 40,44">
            <text:p/>
          </draw:polyline>
          <draw:polyline draw:style-name="gr6" draw:layer="layout" svg:width="0.482cm" svg:height="0.291cm" svg:x="19.32cm" svg:y="11.508cm" svg:viewBox="0 0 483 292" draw:points="474,0 483,40 474,83 452,133 412,179 344,231 265,270 179,289 117,292 68,280 28,258 0,224">
            <text:p/>
          </draw:polyline>
          <draw:polyline draw:style-name="gr3" draw:layer="layout" svg:width="0.254cm" svg:height="0.642cm" svg:x="22.257cm" svg:y="7.553cm" svg:viewBox="0 0 255 643" draw:points="255,643 117,277 0,0">
            <text:p/>
          </draw:polyline>
          <draw:line draw:style-name="gr6" draw:layer="layout" svg:x1="21.381cm" svg:y1="9.57cm" svg:x2="21.055cm" svg:y2="9.57cm">
            <text:p/>
          </draw:line>
          <draw:line draw:style-name="gr6" draw:layer="layout" svg:x1="21.381cm" svg:y1="9.57cm" svg:x2="21.23cm" svg:y2="9.859cm">
            <text:p/>
          </draw:line>
          <draw:line draw:style-name="gr6" draw:layer="layout" svg:x1="21.381cm" svg:y1="9.57cm" svg:x2="21.768cm" svg:y2="9.9cm">
            <text:p/>
          </draw:line>
          <draw:line draw:style-name="gr6" draw:layer="layout" svg:x1="21.673cm" svg:y1="10.238cm" svg:x2="21.673cm" svg:y2="10.241cm">
            <text:p/>
          </draw:line>
          <draw:line draw:style-name="gr6" draw:layer="layout" svg:x1="21.673cm" svg:y1="10.237cm" svg:x2="21.67cm" svg:y2="10.234cm">
            <text:p/>
          </draw:line>
          <draw:line draw:style-name="gr6" draw:layer="layout" svg:x1="21.743cm" svg:y1="10.327cm" svg:x2="21.709cm" svg:y2="10.389cm">
            <text:p/>
          </draw:line>
          <draw:line draw:style-name="gr6" draw:layer="layout" svg:x1="21.058cm" svg:y1="9.86cm" svg:x2="21.055cm" svg:y2="9.86cm">
            <text:p/>
          </draw:line>
          <draw:polyline draw:style-name="gr6" draw:layer="layout" svg:width="0.174cm" svg:height="0.002cm" svg:x="21.058cm" svg:y="9.86cm" svg:viewBox="0 0 175 3" draw:points="0,0 169,0 172,0 175,3">
            <text:p/>
          </draw:polyline>
          <draw:polyline draw:style-name="gr6" draw:layer="layout" svg:width="0.15cm" svg:height="0.337cm" svg:x="21.673cm" svg:y="9.9cm" svg:viewBox="0 0 151 338" draw:points="95,0 151,49 0,338">
            <text:p/>
          </draw:polyline>
          <draw:line draw:style-name="gr6" draw:layer="layout" svg:x1="21.743cm" svg:y1="10.326cm" svg:x2="21.823cm" svg:y2="9.948cm">
            <text:p/>
          </draw:line>
          <draw:polyline draw:style-name="gr6" draw:layer="layout" svg:width="0.128cm" svg:height="0cm" svg:x="20.926cm" svg:y="9.86cm" svg:viewBox="0 0 129 0" draw:points="129,0 126,0 0,0">
            <text:p/>
          </draw:polyline>
          <draw:line draw:style-name="gr6" draw:layer="layout" svg:x1="20.858cm" svg:y1="9.57cm" svg:x2="21.055cm" svg:y2="9.57cm">
            <text:p/>
          </draw:line>
          <draw:line draw:style-name="gr6" draw:layer="layout" svg:x1="20.926cm" svg:y1="9.86cm" svg:x2="20.713cm" svg:y2="9.86cm">
            <text:p/>
          </draw:line>
          <draw:line draw:style-name="gr6" draw:layer="layout" svg:x1="20.707cm" svg:y1="9.86cm" svg:x2="20.707cm" svg:y2="9.863cm">
            <text:p/>
          </draw:line>
          <draw:line draw:style-name="gr6" draw:layer="layout" svg:x1="20.707cm" svg:y1="9.86cm" svg:x2="20.713cm" svg:y2="9.86cm">
            <text:p/>
          </draw:line>
          <draw:line draw:style-name="gr6" draw:layer="layout" svg:x1="20.707cm" svg:y1="9.859cm" svg:x2="20.858cm" svg:y2="9.57cm">
            <text:p/>
          </draw:line>
          <draw:line draw:style-name="gr6" draw:layer="layout" svg:x1="20.993cm" svg:y1="11.667cm" svg:x2="21.119cm" svg:y2="12.246cm">
            <text:p/>
          </draw:line>
          <draw:line draw:style-name="gr6" draw:layer="layout" svg:x1="21.353cm" svg:y1="10.976cm" svg:x2="21.424cm" svg:y2="10.84cm">
            <text:p/>
          </draw:line>
          <draw:line draw:style-name="gr6" draw:layer="layout" svg:x1="21.353cm" svg:y1="10.976cm" svg:x2="20.993cm" svg:y2="11.667cm">
            <text:p/>
          </draw:line>
          <draw:line draw:style-name="gr6" draw:layer="layout" svg:x1="21.495cm" svg:y1="10.878cm" svg:x2="21.682cm" svg:y2="10.514cm">
            <text:p/>
          </draw:line>
          <draw:line draw:style-name="gr6" draw:layer="layout" svg:x1="21.058cm" svg:y1="9.86cm" svg:x2="21.055cm" svg:y2="9.86cm">
            <text:p/>
          </draw:line>
          <draw:polyline draw:style-name="gr6" draw:layer="layout" svg:width="0.19cm" svg:height="0.359cm" svg:x="21.036cm" svg:y="9.86cm" svg:viewBox="0 0 191 360" draw:points="22,0 191,0 0,360">
            <text:p/>
          </draw:polyline>
          <draw:line draw:style-name="gr6" draw:layer="layout" svg:x1="21.353cm" svg:y1="10.976cm" svg:x2="21.399cm" svg:y2="10.976cm">
            <text:p/>
          </draw:line>
          <draw:polyline draw:style-name="gr6" draw:layer="layout" svg:width="0.128cm" svg:height="0cm" svg:x="20.926cm" svg:y="9.86cm" svg:viewBox="0 0 129 0" draw:points="129,0 126,0 0,0">
            <text:p/>
          </draw:polyline>
          <draw:line draw:style-name="gr6" draw:layer="layout" svg:x1="21.036cm" svg:y1="10.22cm" svg:x2="20.781cm" svg:y2="10.22cm">
            <text:p/>
          </draw:line>
          <draw:line draw:style-name="gr6" draw:layer="layout" svg:x1="20.981cm" svg:y1="11.603cm" svg:x2="20.993cm" svg:y2="11.668cm">
            <text:p/>
          </draw:line>
          <draw:polyline draw:style-name="gr6" draw:layer="layout" svg:width="0.402cm" svg:height="0.359cm" svg:x="20.523cm" svg:y="9.86cm" svg:viewBox="0 0 403 360" draw:points="403,0 190,0 0,360 258,360">
            <text:p/>
          </draw:polyline>
          <draw:line draw:style-name="gr6" draw:layer="layout" svg:x1="20.498cm" svg:y1="10.358cm" svg:x2="20.412cm" svg:y2="10.521cm">
            <text:p/>
          </draw:line>
          <draw:line draw:style-name="gr6" draw:layer="layout" svg:x1="20.642cm" svg:y1="11.237cm" svg:x2="20.559cm" svg:y2="11.4cm">
            <text:p/>
          </draw:line>
          <draw:line draw:style-name="gr6" draw:layer="layout" svg:x1="20.427cm" svg:y1="10.321cm" svg:x2="20.618cm" svg:y2="9.958cm">
            <text:p/>
          </draw:line>
          <draw:line draw:style-name="gr6" draw:layer="layout" svg:x1="20.642cm" svg:y1="11.237cm" svg:x2="20.67cm" svg:y2="11.237cm">
            <text:p/>
          </draw:line>
          <draw:line draw:style-name="gr6" draw:layer="layout" svg:x1="20.56cm" svg:y1="11.4cm" svg:x2="20.455cm" svg:y2="11.4cm">
            <text:p/>
          </draw:line>
          <draw:line draw:style-name="gr6" draw:layer="layout" svg:x1="20.036cm" svg:y1="11.237cm" svg:x2="20.018cm" svg:y2="11.237cm">
            <text:p/>
          </draw:line>
          <draw:polyline draw:style-name="gr6" draw:layer="layout" svg:width="0.02cm" svg:height="0.045cm" svg:x="20.022cm" svg:y="11.237cm" svg:viewBox="0 0 21 46" draw:points="15,0 21,0 0,46">
            <text:p/>
          </draw:polyline>
          <draw:line draw:style-name="gr6" draw:layer="layout" svg:x1="20.036cm" svg:y1="11.237cm" svg:x2="20.412cm" svg:y2="10.521cm">
            <text:p/>
          </draw:line>
          <draw:line draw:style-name="gr6" draw:layer="layout" svg:x1="21.147cm" svg:y1="12.477cm" svg:x2="21.147cm" svg:y2="12.474cm">
            <text:p/>
          </draw:line>
          <draw:line draw:style-name="gr6" draw:layer="layout" svg:x1="21.147cm" svg:y1="12.477cm" svg:x2="21.147cm" svg:y2="12.474cm">
            <text:p/>
          </draw:line>
          <draw:polyline draw:style-name="gr6" draw:layer="layout" svg:width="0.027cm" svg:height="0.227cm" svg:x="21.119cm" svg:y="12.249cm" svg:viewBox="0 0 28 228" draw:points="28,228 18,108 0,0">
            <text:p/>
          </draw:polyline>
          <draw:polyline draw:style-name="gr6" draw:layer="layout" svg:width="0.41cm" svg:height="0.746cm" svg:x="18.804cm" svg:y="12.655cm" svg:viewBox="0 0 411 747" draw:points="0,0 21,119 58,240 107,360 175,479 264,600 378,717 411,747">
            <text:p/>
          </draw:polyline>
          <draw:polyline draw:style-name="gr6" draw:layer="layout" svg:width="0.036cm" svg:height="0.208cm" svg:x="21.11cm" svg:y="12.476cm" svg:viewBox="0 0 37 209" draw:points="0,209 27,105 37,0">
            <text:p/>
          </draw:polyline>
          <draw:polyline draw:style-name="gr3" draw:layer="layout" svg:width="0.257cm" svg:height="0.439cm" svg:x="20.861cm" svg:y="11.806cm" svg:viewBox="0 0 258 440" draw:points="258,440 224,330 169,219 92,108 0,0">
            <text:p/>
          </draw:polyline>
          <draw:polyline draw:style-name="gr6" draw:layer="layout" svg:width="0.667cm" svg:height="0.62cm" svg:x="20.781cm" svg:y="10.22cm" svg:viewBox="0 0 668 621" draw:points="0,0 108,12 215,40 323,86 425,145 513,218 575,286 622,357 652,427 668,498 664,562 642,621">
            <text:p/>
          </draw:polyline>
          <draw:polyline draw:style-name="gr6" draw:layer="layout" svg:width="0.436cm" svg:height="0.37cm" svg:x="21.233cm" svg:y="9.863cm" svg:viewBox="0 0 437 371" draw:points="0,0 119,55 224,126 316,206 393,298 415,335 437,371">
            <text:p/>
          </draw:polyline>
          <draw:polyline draw:style-name="gr6" draw:layer="layout" svg:width="0.026cm" svg:height="0.125cm" svg:x="21.682cm" svg:y="10.389cm" svg:viewBox="0 0 27 126" draw:points="27,0 24,67 0,126">
            <text:p/>
          </draw:polyline>
          <draw:polyline draw:style-name="gr6" draw:layer="layout" svg:width="0.036cm" svg:height="0.147cm" svg:x="21.673cm" svg:y="10.24cm" svg:viewBox="0 0 37 148" draw:points="0,0 28,74 37,148">
            <text:p/>
          </draw:polyline>
          <draw:polyline draw:style-name="gr6" draw:layer="layout" svg:width="0.485cm" svg:height="0.657cm" svg:x="21.036cm" svg:y="10.22cm" svg:viewBox="0 0 486 658" draw:points="459,658 479,594 486,526 473,452 445,378 399,302 323,209 230,129 119,58 0,0">
            <text:p/>
          </draw:polyline>
          <draw:polyline draw:style-name="gr6" draw:layer="layout" svg:width="0.005cm" svg:height="0.002cm" svg:x="21.227cm" svg:y="9.86cm" svg:viewBox="0 0 6 3" draw:points="0,0 3,0 6,3">
            <text:p/>
          </draw:polyline>
          <draw:polyline draw:style-name="gr6" draw:layer="layout" svg:width="0.002cm" svg:height="0.005cm" svg:x="21.67cm" svg:y="10.234cm" svg:viewBox="0 0 3 6" draw:points="0,0 0,3 3,6">
            <text:p/>
          </draw:polyline>
          <draw:polyline draw:style-name="gr6" draw:layer="layout" svg:width="0.095cm" svg:height="0.098cm" svg:x="21.399cm" svg:y="10.878cm" svg:viewBox="0 0 96 99" draw:points="0,99 56,55 96,0">
            <text:p/>
          </draw:polyline>
          <draw:polyline draw:style-name="gr6" draw:layer="layout" svg:width="0.464cm" svg:height="0.546cm" svg:x="20.646cm" svg:y="12.686cm" svg:viewBox="0 0 465 547" draw:points="0,547 74,493 141,437 249,332 341,221 412,111 465,0">
            <text:p/>
          </draw:polyline>
          <draw:polyline draw:style-name="gr6" draw:layer="layout" svg:width="0.309cm" svg:height="0.365cm" svg:x="20.67cm" svg:y="11.237cm" svg:viewBox="0 0 310 366" draw:points="0,0 92,62 173,133 234,209 283,287 310,366">
            <text:p/>
          </draw:polyline>
          <draw:polyline draw:style-name="gr6" draw:layer="layout" svg:width="0.005cm" svg:height="0.002cm" svg:x="20.707cm" svg:y="9.86cm" svg:viewBox="0 0 6 3" draw:points="0,3 3,0 6,0">
            <text:p/>
          </draw:polyline>
          <draw:polyline draw:style-name="gr6" draw:layer="layout" svg:width="0.088cm" svg:height="0.094cm" svg:x="20.618cm" svg:y="9.863cm" svg:viewBox="0 0 89 95" draw:points="0,95 37,43 89,0">
            <text:p/>
          </draw:polyline>
          <draw:polyline draw:style-name="gr6" draw:layer="layout" svg:width="0.281cm" svg:height="0.138cm" svg:x="20.498cm" svg:y="10.22cm" svg:viewBox="0 0 282 139" draw:points="0,139 43,80 107,37 187,9 282,0">
            <text:p/>
          </draw:polyline>
          <draw:polyline draw:style-name="gr6" draw:layer="layout" svg:width="0.026cm" svg:height="0.199cm" svg:x="20.4cm" svg:y="10.321cm" svg:viewBox="0 0 27 200" draw:points="27,0 6,62 0,129 12,200">
            <text:p/>
          </draw:polyline>
          <draw:polyline draw:style-name="gr6" draw:layer="layout" svg:width="0.095cm" svg:height="0.1cm" svg:x="20.427cm" svg:y="10.22cm" svg:viewBox="0 0 96 101" draw:points="96,0 40,46 0,101">
            <text:p/>
          </draw:polyline>
          <draw:polyline draw:style-name="gr6" draw:layer="layout" svg:width="0.19cm" svg:height="0.568cm" svg:x="20.67cm" svg:y="11.237cm" svg:viewBox="0 0 191 569" draw:points="0,0 24,56 52,120 80,197 117,302 151,428 191,569">
            <text:p/>
          </draw:polyline>
          <draw:polyline draw:style-name="gr6" draw:layer="layout" svg:width="0.531cm" svg:height="0.306cm" svg:x="20.028cm" svg:y="11.093cm" svg:viewBox="0 0 532 307" draw:points="532,307 507,215 477,138 439,79 397,37 350,9 298,0 242,9 184,33 123,77 61,135 0,209">
            <text:p/>
          </draw:polyline>
          <draw:polyline draw:style-name="gr6" draw:layer="layout" svg:width="2.056cm" svg:height="1.174cm" svg:x="18.816cm" svg:y="11.806cm" svg:viewBox="0 0 2057 1175" draw:points="2045,0 2057,95 2051,194 2027,296 1983,400 1922,505 1842,606 1747,708 1636,803 1498,901 1347,988 1190,1058 1027,1113 867,1151 707,1172 554,1175 418,1157 298,1123 194,1077 111,1012 46,935 0,846">
            <text:p/>
          </draw:polyline>
          <draw:polyline draw:style-name="gr6" draw:layer="layout" svg:width="1.42cm" svg:height="0.313cm" svg:x="19.225cm" svg:y="13.233cm" svg:viewBox="0 0 1421 314" draw:points="0,175 107,243 237,286 384,310 544,314 720,292 846,264 975,228 1101,179 1267,95 1421,0">
            <text:p/>
          </draw:polyline>
          <draw:polyline draw:style-name="gr6" draw:layer="layout" svg:width="0.03cm" svg:height="0.021cm" svg:x="19.988cm" svg:y="11.237cm" svg:viewBox="0 0 31 22" draw:points="31,0 16,10 0,22">
            <text:p/>
          </draw:polyline>
          <draw:polyline draw:style-name="gr6" draw:layer="layout" svg:width="0.009cm" svg:height="0.005cm" svg:x="19.215cm" svg:y="13.402cm" svg:viewBox="0 0 10 6" draw:points="0,0 3,3 10,6">
            <text:p/>
          </draw:polyline>
          <draw:line draw:style-name="gr6" draw:layer="layout" svg:x1="22.571cm" svg:y1="8.365cm" svg:x2="21.768cm" svg:y2="9.899cm">
            <text:p/>
          </draw:line>
          <draw:line draw:style-name="gr6" draw:layer="layout" svg:x1="21.055cm" svg:y1="9.57cm" svg:x2="22.19cm" svg:y2="7.402cm">
            <text:p/>
          </draw:line>
          <draw:line draw:style-name="gr3" draw:layer="layout" svg:x1="22.257cm" svg:y1="7.553cm" svg:x2="22.19cm" svg:y2="7.4cm">
            <text:p/>
          </draw:line>
          <draw:line draw:style-name="gr3" draw:layer="layout" svg:x1="22.53cm" svg:y1="8.245cm" svg:x2="22.512cm" svg:y2="8.196cm">
            <text:p/>
          </draw:line>
          <draw:line draw:style-name="gr3" draw:layer="layout" svg:x1="22.57cm" svg:y1="8.365cm" svg:x2="22.53cm" svg:y2="8.245cm">
            <text:p/>
          </draw:line>
          <draw:polyline draw:style-name="gr3" draw:layer="layout" svg:width="0.254cm" svg:height="0.642cm" svg:x="22.257cm" svg:y="7.553cm" svg:viewBox="0 0 255 643" draw:points="255,643 117,277 0,0">
            <text:p/>
          </draw:polyline>
        </draw:g>
        <draw:line draw:style-name="gr1" draw:text-style-name="P1" draw:layer="layout" svg:x1="24.6cm" svg:y1="8.1cm" svg:x2="19.9cm" svg:y2="11.806cm">
          <text:p/>
        </draw:line>
        <draw:line draw:style-name="gr1" draw:text-style-name="P1" draw:layer="layout" svg:x1="24.6cm" svg:y1="0.6cm" svg:x2="16.272cm" svg:y2="2.8cm">
          <text:p/>
        </draw:line>
        <draw:custom-shape draw:style-name="gr2" draw:text-style-name="P2" draw:layer="layout" svg:width="1cm" svg:height="1cm" svg:x="24.1cm" svg:y="0.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3.6cm" svg:x2="13.6cm" svg:y2="8.909cm">
          <text:p/>
        </draw:line>
        <draw:custom-shape draw:style-name="gr2" draw:text-style-name="P2" draw:layer="layout" svg:width="1cm" svg:height="1cm" svg:x="24.1cm" svg:y="3.1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5.101cm" svg:x2="12.8cm" svg:y2="10.204cm">
          <text:p/>
        </draw:line>
        <draw:custom-shape draw:style-name="gr2" draw:text-style-name="P2" draw:layer="layout" svg:width="1cm" svg:height="1cm" svg:x="24.1cm" svg:y="4.601cm">
          <text:p text:style-name="P1"><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6.602cm" svg:x2="12.7cm" svg:y2="11.3cm">
          <text:p/>
        </draw:line>
        <draw:custom-shape draw:style-name="gr2" draw:text-style-name="P2" draw:layer="layout" svg:width="1cm" svg:height="1cm" svg:x="24.1cm" svg:y="6.101cm">
          <text:p text:style-name="P1"><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8.1cm" svg:x2="21.23cm" svg:y2="9.7cm">
          <text:p/>
        </draw:line>
        <draw:custom-shape draw:style-name="gr2" draw:text-style-name="P2" draw:layer="layout" svg:width="1cm" svg:height="1cm" svg:x="24.1cm" svg:y="7.6cm">
          <text:p text:style-name="P1"><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15.6cm" svg:x2="17.7cm" svg:y2="13.3cm">
          <text:p/>
        </draw:line>
        <draw:custom-shape draw:style-name="gr2" draw:text-style-name="P2" draw:layer="layout" svg:width="1cm" svg:height="1cm" svg:x="24.1cm" svg:y="15.1cm">
          <text:p text:style-name="P1"><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17.1cm" svg:x2="15.4cm" svg:y2="13.2cm">
          <text:p/>
        </draw:line>
        <draw:custom-shape draw:style-name="gr2" draw:text-style-name="P2" draw:layer="layout" svg:width="1cm" svg:height="1cm" svg:x="24.1cm" svg:y="16.6cm">
          <text:p text:style-name="P1"><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4.6cm" svg:y1="18.6cm" svg:x2="15.4cm" svg:y2="14.7cm">
          <text:p/>
        </draw:line>
        <draw:custom-shape draw:style-name="gr2" draw:text-style-name="P2" draw:layer="layout" svg:width="1cm" svg:height="1cm" svg:x="24.1cm" svg:y="18.1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8.1cm" svg:x2="9.7cm" svg:y2="10.804cm">
          <text:p/>
        </draw:line>
        <draw:custom-shape draw:style-name="gr2" draw:text-style-name="P2" draw:layer="layout" svg:width="1cm" svg:height="1cm" svg:x="0.1cm" svg:y="7.6cm">
          <text:p text:style-name="P1"><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9.6cm" svg:x2="11.1cm" svg:y2="11.9cm">
          <text:p/>
        </draw:line>
        <draw:custom-shape draw:style-name="gr2" draw:text-style-name="P2" draw:layer="layout" svg:width="1cm" svg:height="1cm" svg:x="0.1cm" svg:y="9.1cm">
          <text:p text:style-name="P1"><text:span text:style-name="T1">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11.1cm" svg:x2="5.783cm" svg:y2="12.489cm">
          <text:p/>
        </draw:line>
        <draw:custom-shape draw:style-name="gr2" draw:text-style-name="P2" draw:layer="layout" svg:width="1cm" svg:height="1cm" svg:x="0.1cm" svg:y="10.6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01cm" svg:y1="12.601cm" svg:x2="5.5cm" svg:y2="12.9cm">
          <text:p/>
        </draw:line>
        <draw:custom-shape draw:style-name="gr2" draw:text-style-name="P2" draw:layer="layout" svg:width="1cm" svg:height="1cm" svg:x="0.101cm" svg:y="12.101cm">
          <text:p text:style-name="P1"><text:span text:style-name="T1">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0.6cm" svg:y1="15.7cm" svg:x2="7.1cm" svg:y2="13.2cm">
          <text:p/>
        </draw:line>
        <draw:custom-shape draw:style-name="gr2" draw:text-style-name="P2" draw:layer="layout" svg:width="1cm" svg:height="1cm" svg:x="0.102cm" svg:y="15.101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5.2cm" fo:page-height="2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tin Zueger</meta:initial-creator>
    <meta:creation-date>2015-01-12T08:12:31.329090559</meta:creation-date>
    <dc:date>2015-01-21T13:16:05.952162088</dc:date>
    <dc:creator>Martin Zueger</dc:creator>
    <meta:editing-duration>PT1H22M2S</meta:editing-duration>
    <meta:editing-cycles>15</meta:editing-cycles>
    <meta:generator>LibreOffice/4.1.3.2$Linux_X86_64 LibreOffice_project/410m0$Build-2</meta:generator>
    <meta:printed-by>Martin Zueger</meta:printed-by>
    <meta:print-date>2015-01-12T08:54:14.734198428</meta:print-date>
    <meta:document-statistic meta:object-count="1131"/>
  </office:meta>
</office:document-meta>
</file>